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Mincho" svg:font-family="MS Mincho" style:font-family-generic="modern" style:font-pitch="fixed" svg:panose-1="2 2 6 9 4 2 5 8 3 4"/>
    <style:font-face style:name="Sabon-Roman" svg:font-family="Sabon-Roman" style:font-family-generic="roman"/>
    <style:font-face style:name="LucidaSans-Typewriter" svg:font-family="LucidaSans-Typewriter" style:font-family-generic="system"/>
    <style:font-face style:name="LucidaSans-TypewriterBold" svg:font-family="LucidaSans-TypewriterBold" style:font-family-generic="system"/>
    <style:font-face style:name="Sabon-Bold" svg:font-family="Sabon-Bold" style:font-family-generic="roman"/>
    <style:font-face style:name="Helvetica" svg:font-family="Helvetica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text:style-name="WW_CharLFO2LVL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1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4" style:master-page-name="MP0" style:family="paragraph">
      <style:paragraph-properties fo:break-before="page" fo:text-align="center">
        <style:tab-stops>
          <style:tab-stop style:type="left" style:position="0in"/>
        </style:tab-stops>
      </style:paragraph-properties>
      <style:text-properties style:font-name="Arial" style:font-name-asian="MS Mincho"/>
    </style:style>
    <style:style style:name="P2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Heading4" style:family="paragraph">
      <style:paragraph-properties>
        <style:tab-stops>
          <style:tab-stop style:type="left" style:position="0in"/>
        </style:tab-stops>
      </style:paragraph-properties>
      <style:text-properties style:font-name="Arial" style:font-name-asian="MS Mincho"/>
    </style:style>
    <style:style style:name="P4" style:parent-style-name="Heading5" style:family="paragraph">
      <style:paragraph-properties fo:margin-left="0.1972in">
        <style:tab-stops>
          <style:tab-stop style:type="left" style:position="-0.6972in"/>
        </style:tab-stops>
      </style:paragraph-properties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7" style:parent-style-name="Textbody" style:family="paragraph">
      <style:paragraph-properties fo:margin-left="0.1972in">
        <style:tab-stops/>
      </style:paragraph-properties>
    </style:style>
    <style:style style:name="T8" style:parent-style-name="DefaultParagraphFont" style:family="text">
      <style:text-properties style:font-name-complex="Tahoma" fo:font-weight="bold" style:font-weight-asian="bold" style:font-weight-complex="bold" fo:color="#FF0000" fo:font-size="11pt" style:font-size-asian="11pt" style:font-size-complex="11pt"/>
    </style:style>
    <style:style style:name="T9" style:parent-style-name="DefaultParagraphFont" style:family="text">
      <style:text-properties style:font-name-complex="Tahoma" fo:font-weight="bold" style:font-weight-asian="bold" style:font-weight-complex="bold" fo:color="#FF0000" fo:font-size="11pt" style:font-size-asian="11pt" style:font-size-complex="11pt"/>
    </style:style>
    <style:style style:name="P10" style:parent-style-name="Textbody" style:family="paragraph">
      <style:paragraph-properties fo:margin-left="0.1972in">
        <style:tab-stops/>
      </style:paragraph-properties>
    </style:style>
    <style:style style:name="P11" style:parent-style-name="Heading5" style:family="paragraph">
      <style:paragraph-properties fo:margin-left="0.1972in">
        <style:tab-stops>
          <style:tab-stop style:type="left" style:position="-0.6972in"/>
        </style:tab-stops>
      </style:paragraph-properties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4" style:parent-style-name="Textbody" style:family="paragraph">
      <style:paragraph-properties fo:margin-left="0.1972in">
        <style:tab-stops/>
      </style:paragraph-properties>
      <style:text-properties fo:font-weight="bold" style:font-weight-asian="bold" style:font-weight-complex="bold" fo:color="#FF0000"/>
    </style:style>
    <style:style style:name="P15" style:parent-style-name="WW-PlainText" style:family="paragraph">
      <style:paragraph-properties fo:margin-left="0.1972in">
        <style:tab-stops/>
      </style:paragraph-properties>
      <style:text-properties style:font-name="Arial" style:font-name-asian="MS Mincho" style:font-name-complex="Arial" fo:font-weight="bold" style:font-weight-asian="bold" style:font-weight-complex="bold" fo:font-size="8pt" style:font-size-asian="8pt" style:font-size-complex="8pt"/>
    </style:style>
    <style:style style:name="P16" style:parent-style-name="Heading5" style:family="paragraph">
      <style:paragraph-properties fo:margin-left="0.1972in">
        <style:tab-stops>
          <style:tab-stop style:type="left" style:position="-0.6972in"/>
        </style:tab-stops>
      </style:paragraph-properties>
    </style:style>
    <style:style style:name="T1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9" style:parent-style-name="Textbody" style:family="paragraph">
      <style:paragraph-properties fo:margin-left="0.1972in">
        <style:tab-stops/>
      </style:paragraph-properties>
      <style:text-properties fo:font-weight="bold" style:font-weight-asian="bold" style:font-weight-complex="bold" fo:color="#FF0000"/>
    </style:style>
    <style:style style:name="P20" style:parent-style-name="Textbody" style:family="paragraph">
      <style:paragraph-properties fo:margin-left="0.1972in">
        <style:tab-stops/>
      </style:paragraph-properties>
    </style:style>
    <style:style style:name="P21" style:parent-style-name="Heading5" style:family="paragraph">
      <style:paragraph-properties fo:margin-left="0.1972in">
        <style:tab-stops>
          <style:tab-stop style:type="left" style:position="-0.6972in"/>
        </style:tab-stops>
      </style:paragraph-properties>
    </style:style>
    <style:style style:name="T2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6" style:parent-style-name="Textbody" style:family="paragraph">
      <style:paragraph-properties fo:margin-left="0.1972in">
        <style:tab-stops/>
      </style:paragraph-properties>
      <style:text-properties fo:font-weight="bold" style:font-weight-asian="bold" style:font-weight-complex="bold" fo:color="#FF0000"/>
    </style:style>
    <style:style style:name="P27" style:parent-style-name="Textbody" style:family="paragraph">
      <style:paragraph-properties fo:margin-left="0.1972in">
        <style:tab-stops/>
      </style:paragraph-properties>
      <style:text-properties fo:font-weight="bold" style:font-weight-asian="bold" style:font-weight-complex="bold" fo:color="#FF0000"/>
    </style:style>
    <style:style style:name="P28" style:parent-style-name="Textbody" style:family="paragraph">
      <style:paragraph-properties fo:margin-left="0.1972in">
        <style:tab-stops/>
      </style:paragraph-properties>
    </style:style>
    <style:style style:name="T29" style:parent-style-name="DefaultParagraphFont" style:family="text">
      <style:text-properties fo:font-weight="bold" style:font-weight-asian="bold" style:font-weight-complex="bold" fo:color="#FF0000"/>
    </style:style>
    <style:style style:name="T30" style:parent-style-name="DefaultParagraphFont" style:family="text">
      <style:text-properties fo:color="#FF0000"/>
    </style:style>
    <style:style style:name="T31" style:parent-style-name="DefaultParagraphFont" style:family="text">
      <style:text-properties fo:font-weight="bold" style:font-weight-asian="bold" style:font-weight-complex="bold" fo:color="#FF0000"/>
    </style:style>
    <style:style style:name="T32" style:parent-style-name="DefaultParagraphFont" style:family="text">
      <style:text-properties fo:font-weight="bold" style:font-weight-asian="bold" style:font-weight-complex="bold" fo:color="#FF0000"/>
    </style:style>
    <style:style style:name="T33" style:parent-style-name="DefaultParagraphFont" style:family="text">
      <style:text-properties fo:font-weight="bold" style:font-weight-asian="bold" style:font-weight-complex="bold" fo:color="#FF0000"/>
    </style:style>
    <style:style style:name="P34" style:parent-style-name="Heading5" style:family="paragraph">
      <style:paragraph-properties fo:margin-left="0.1972in">
        <style:tab-stops>
          <style:tab-stop style:type="left" style:position="-0.6972in"/>
        </style:tab-stops>
      </style:paragraph-properties>
    </style:style>
    <style:style style:name="T3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6" style:parent-style-name="Textbody" style:family="paragraph">
      <style:paragraph-properties fo:margin-left="0.1972in">
        <style:tab-stops/>
      </style:paragraph-properties>
    </style:style>
    <style:style style:name="P37" style:parent-style-name="Textbody" style:family="paragraph">
      <style:paragraph-properties fo:margin-left="0.1972in">
        <style:tab-stops/>
      </style:paragraph-properties>
      <style:text-properties fo:font-weight="bold" style:font-weight-asian="bold" style:font-weight-complex="bold" fo:color="#FF0000"/>
    </style:style>
    <style:style style:name="P38" style:parent-style-name="Heading5" style:family="paragraph">
      <style:paragraph-properties fo:margin-left="0.1972in">
        <style:tab-stops>
          <style:tab-stop style:type="left" style:position="-0.6972in"/>
        </style:tab-stops>
      </style:paragraph-properties>
    </style:style>
    <style:style style:name="T3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0" style:parent-style-name="Textbody" style:family="paragraph">
      <style:paragraph-properties fo:margin-left="0.1972in">
        <style:tab-stops/>
      </style:paragraph-properties>
    </style:style>
    <style:style style:name="T41" style:parent-style-name="DefaultParagraphFont" style:family="text">
      <style:text-properties fo:font-weight="bold" style:font-weight-asian="bold" style:font-weight-complex="bold" fo:color="#FF0000"/>
    </style:style>
    <style:style style:name="T42" style:parent-style-name="DefaultParagraphFont" style:family="text">
      <style:text-properties fo:font-weight="bold" style:font-weight-asian="bold" style:font-weight-complex="bold" fo:color="#FF0000" fo:language="en" fo:country="CA"/>
    </style:style>
    <style:style style:name="T43" style:parent-style-name="DefaultParagraphFont" style:family="text">
      <style:text-properties fo:font-weight="bold" style:font-weight-asian="bold" style:font-weight-complex="bold" fo:color="#FF0000" fo:language="en" fo:country="CA"/>
    </style:style>
    <style:style style:name="T44" style:parent-style-name="DefaultParagraphFont" style:family="text">
      <style:text-properties fo:font-weight="bold" style:font-weight-asian="bold" style:font-weight-complex="bold" fo:color="#FF0000" fo:language="en" fo:country="CA"/>
    </style:style>
    <style:style style:name="P45" style:parent-style-name="Textbody" style:family="paragraph">
      <style:paragraph-properties fo:margin-left="0.1972in">
        <style:tab-stops/>
      </style:paragraph-properties>
    </style:style>
    <style:style style:name="T46" style:parent-style-name="DefaultParagraphFont" style:family="text">
      <style:text-properties fo:font-weight="bold" style:font-weight-asian="bold" style:font-weight-complex="bold" fo:color="#FF0000" fo:language="fr" fo:country="CA"/>
    </style:style>
    <style:style style:name="T47" style:parent-style-name="DefaultParagraphFont" style:family="text">
      <style:text-properties fo:font-weight="bold" style:font-weight-asian="bold" style:font-weight-complex="bold" fo:color="#FF0000" fo:language="en" fo:country="CA"/>
    </style:style>
    <style:style style:name="P48" style:parent-style-name="Textbody" style:family="paragraph">
      <style:paragraph-properties fo:margin-left="0.1972in">
        <style:tab-stops/>
      </style:paragraph-properties>
      <style:text-properties fo:language="fr" fo:country="CA"/>
    </style:style>
    <style:style style:name="P49" style:parent-style-name="Heading5" style:family="paragraph">
      <style:paragraph-properties fo:margin-left="0.1972in">
        <style:tab-stops>
          <style:tab-stop style:type="left" style:position="-0.6972in"/>
        </style:tab-stops>
      </style:paragraph-properties>
    </style:style>
    <style:style style:name="T5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53" style:parent-style-name="Textbody" style:family="paragraph">
      <style:paragraph-properties fo:margin-left="0.1972in">
        <style:tab-stops/>
      </style:paragraph-properties>
      <style:text-properties fo:font-weight="bold" style:font-weight-asian="bold" style:font-weight-complex="bold" fo:color="#FF0000" fo:language="en" fo:country="CA"/>
    </style:style>
    <style:style style:name="P54" style:parent-style-name="Textbody" style:family="paragraph">
      <style:paragraph-properties fo:margin-left="0.1972in">
        <style:tab-stops/>
      </style:paragraph-properties>
      <style:text-properties fo:language="en" fo:country="CA"/>
    </style:style>
    <style:style style:name="P55" style:parent-style-name="Heading5" style:family="paragraph">
      <style:paragraph-properties fo:margin-left="0.1972in">
        <style:tab-stops>
          <style:tab-stop style:type="left" style:position="-0.6972in"/>
        </style:tab-stops>
      </style:paragraph-properties>
    </style:style>
    <style:style style:name="T5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58" style:parent-style-name="Textbody" style:family="paragraph">
      <style:paragraph-properties fo:margin-left="0.1972in">
        <style:tab-stops/>
      </style:paragraph-properties>
    </style:style>
    <style:style style:name="P59" style:parent-style-name="Textbody" style:family="paragraph">
      <style:paragraph-properties fo:margin-left="0.1972in">
        <style:tab-stops/>
      </style:paragraph-properties>
      <style:text-properties fo:font-weight="bold" style:font-weight-asian="bold" style:font-weight-complex="bold" fo:color="#FF0000"/>
    </style:style>
    <style:style style:name="P60" style:parent-style-name="Textbody" style:family="paragraph">
      <style:paragraph-properties fo:margin-left="0.1972in">
        <style:tab-stops/>
      </style:paragraph-properties>
      <style:text-properties fo:font-weight="bold" style:font-weight-asian="bold" style:font-weight-complex="bold" fo:color="#FF0000"/>
    </style:style>
    <style:style style:name="P61" style:parent-style-name="Heading5" style:family="paragraph">
      <style:paragraph-properties fo:margin-left="0.1972in">
        <style:tab-stops>
          <style:tab-stop style:type="left" style:position="-0.6972in"/>
        </style:tab-stops>
      </style:paragraph-properties>
    </style:style>
    <style:style style:name="T6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3" style:parent-style-name="Textbody" style:family="paragraph">
      <style:paragraph-properties fo:margin-left="0.1972in">
        <style:tab-stops/>
      </style:paragraph-properties>
    </style:style>
    <style:style style:name="T64" style:parent-style-name="DefaultParagraphFont" style:family="text">
      <style:text-properties fo:font-weight="bold" style:font-weight-asian="bold" style:font-weight-complex="bold" fo:color="#FF0000"/>
    </style:style>
    <style:style style:name="P65" style:parent-style-name="Textbody" style:family="paragraph">
      <style:paragraph-properties fo:margin-left="0.1972in">
        <style:tab-stops/>
      </style:paragraph-properties>
    </style:style>
    <style:style style:name="P66" style:parent-style-name="Heading5" style:family="paragraph">
      <style:paragraph-properties fo:margin-left="0.1972in">
        <style:tab-stops>
          <style:tab-stop style:type="left" style:position="-0.6972in"/>
        </style:tab-stops>
      </style:paragraph-properties>
    </style:style>
    <style:style style:name="T6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8" style:parent-style-name="Textbody" style:family="paragraph">
      <style:paragraph-properties fo:margin-left="0.1972in">
        <style:tab-stops/>
      </style:paragraph-properties>
      <style:text-properties fo:font-weight="bold" style:font-weight-asian="bold" style:font-weight-complex="bold" fo:color="#FF0000"/>
    </style:style>
    <style:style style:name="P69" style:parent-style-name="Textbody" style:family="paragraph">
      <style:paragraph-properties fo:margin-left="0.1972in">
        <style:tab-stops/>
      </style:paragraph-properties>
    </style:style>
    <style:style style:name="P70" style:parent-style-name="Heading5" style:family="paragraph">
      <style:paragraph-properties fo:margin-left="0.1972in">
        <style:tab-stops>
          <style:tab-stop style:type="left" style:position="-0.6972in"/>
        </style:tab-stops>
      </style:paragraph-properties>
    </style:style>
    <style:style style:name="T7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72" style:parent-style-name="Textbody" style:family="paragraph">
      <style:paragraph-properties fo:margin-left="0.1972in">
        <style:tab-stops/>
      </style:paragraph-properties>
      <style:text-properties fo:font-weight="bold" style:font-weight-asian="bold" style:font-weight-complex="bold" fo:color="#FF0000"/>
    </style:style>
    <style:style style:name="P73" style:parent-style-name="Textbody" style:family="paragraph">
      <style:paragraph-properties fo:margin-left="0.1972in">
        <style:tab-stops/>
      </style:paragraph-properties>
    </style:style>
    <style:style style:name="P74" style:parent-style-name="Heading5" style:family="paragraph">
      <style:paragraph-properties fo:margin-left="0.1972in">
        <style:tab-stops>
          <style:tab-stop style:type="left" style:position="-0.6972in"/>
        </style:tab-stops>
      </style:paragraph-properties>
    </style:style>
    <style:style style:name="T7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76" style:parent-style-name="Textbody" style:family="paragraph">
      <style:paragraph-properties fo:margin-left="0.1972in">
        <style:tab-stops/>
      </style:paragraph-properties>
    </style:style>
    <style:style style:name="P77" style:parent-style-name="Textbody" style:family="paragraph">
      <style:paragraph-properties fo:margin-left="0.1972in">
        <style:tab-stops/>
      </style:paragraph-properties>
      <style:text-properties fo:font-weight="bold" style:font-weight-asian="bold" style:font-weight-complex="bold" fo:color="#FF0000"/>
    </style:style>
    <style:style style:name="P78" style:parent-style-name="Heading5" style:family="paragraph">
      <style:paragraph-properties fo:margin-left="0.1972in">
        <style:tab-stops>
          <style:tab-stop style:type="left" style:position="-0.6972in"/>
        </style:tab-stops>
      </style:paragraph-properties>
    </style:style>
    <style:style style:name="T7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80" style:parent-style-name="Textbody" style:family="paragraph">
      <style:paragraph-properties fo:margin-left="0.1972in">
        <style:tab-stops/>
      </style:paragraph-properties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P81" style:parent-style-name="Textbody" style:family="paragraph">
      <style:paragraph-properties fo:margin-left="0.1972in">
        <style:tab-stops/>
      </style:paragraph-properties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P82" style:parent-style-name="Textbody" style:family="paragraph">
      <style:paragraph-properties fo:margin-left="0.1972in">
        <style:tab-stops/>
      </style:paragraph-properties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P83" style:parent-style-name="Textbody" style:family="paragraph">
      <style:paragraph-properties fo:margin-left="0.1972in">
        <style:tab-stops/>
      </style:paragraph-properties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fr" fo:country="CA"/>
    </style:style>
    <style:style style:name="P84" style:parent-style-name="Textbody" style:family="paragraph">
      <style:paragraph-properties fo:margin-left="0.1972in">
        <style:tab-stops/>
      </style:paragraph-properties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P85" style:parent-style-name="Textbody" style:family="paragraph">
      <style:paragraph-properties fo:margin-left="0.1972in">
        <style:tab-stops/>
      </style:paragraph-properties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P86" style:parent-style-name="Textbody" style:family="paragraph">
      <style:paragraph-properties fo:margin-left="0.1972in">
        <style:tab-stops/>
      </style:paragraph-properties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P87" style:parent-style-name="Textbody" style:family="paragraph">
      <style:paragraph-properties fo:margin-left="0.1972in">
        <style:tab-stops/>
      </style:paragraph-properties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P88" style:parent-style-name="Textbody" style:family="paragraph">
      <style:paragraph-properties fo:margin-left="0.1972in">
        <style:tab-stops/>
      </style:paragraph-properties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P89" style:parent-style-name="Textbody" style:family="paragraph">
      <style:paragraph-properties fo:margin-left="0.1972in">
        <style:tab-stops/>
      </style:paragraph-properties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P90" style:parent-style-name="Textbody" style:family="paragraph">
      <style:paragraph-properties fo:margin-left="0.1972in">
        <style:tab-stops/>
      </style:paragraph-properties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P91" style:parent-style-name="Textbody" style:family="paragraph">
      <style:paragraph-properties fo:margin-left="0.1972in">
        <style:tab-stops/>
      </style:paragraph-properties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P92" style:parent-style-name="Textbody" style:family="paragraph">
      <style:paragraph-properties fo:margin-left="0.1972in">
        <style:tab-stops/>
      </style:paragraph-properties>
      <style:text-properties style:font-name="Arial" style:font-name-asian="Arial" fo:font-weight="bold" style:font-weight-asian="bold" style:font-weight-complex="bold" fo:font-size="11pt" style:font-size-asian="11pt" style:font-size-complex="11pt" fo:language="en" fo:country="CA"/>
    </style:style>
    <style:style style:name="P93" style:parent-style-name="Textbody" style:family="paragraph"/>
    <style:style style:name="T94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95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96" style:parent-style-name="DefaultParagraphFont" style:family="text"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T97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P98" style:parent-style-name="Textbody" style:family="paragraph"/>
    <style:style style:name="T99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00" style:parent-style-name="DefaultParagraphFont" style:family="text"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T101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P102" style:parent-style-name="Textbody" style:family="paragraph"/>
    <style:style style:name="T103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04" style:parent-style-name="DefaultParagraphFont" style:family="text"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T105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P106" style:parent-style-name="Textbody" style:family="paragraph"/>
    <style:style style:name="T107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08" style:parent-style-name="DefaultParagraphFont" style:family="text"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T109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P110" style:parent-style-name="Textbody" style:family="paragraph"/>
    <style:style style:name="T111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12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13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14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15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16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17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18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19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20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21" style:parent-style-name="DefaultParagraphFont" style:family="text"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T122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P123" style:parent-style-name="Textbody" style:family="paragraph"/>
    <style:style style:name="T124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25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26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27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28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29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30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31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32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33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34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35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36" style:parent-style-name="DefaultParagraphFont" style:family="text">
      <style:text-properties style:font-name="Arial" style:font-name-asian="Arial" fo:font-style="italic" style:font-style-asian="italic" style:font-style-complex="italic" fo:font-size="11pt" style:font-size-asian="11pt" style:font-size-complex="11pt" fo:language="en" fo:country="CA"/>
    </style:style>
    <style:style style:name="T137" style:parent-style-name="DefaultParagraphFont" style:family="text">
      <style:text-properties style:font-name="Arial" style:font-name-asian="Arial" fo:font-style="italic" style:font-style-asian="italic" style:font-style-complex="italic" fo:font-size="11pt" style:font-size-asian="11pt" style:font-size-complex="11pt" fo:language="en" fo:country="CA"/>
    </style:style>
    <style:style style:name="T138" style:parent-style-name="DefaultParagraphFont" style:family="text"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T139" style:parent-style-name="DefaultParagraphFont" style:family="text">
      <style:text-properties style:font-name="Arial" style:font-name-asian="Arial" fo:font-style="italic" style:font-style-asian="italic" style:font-style-complex="italic" fo:font-size="11pt" style:font-size-asian="11pt" style:font-size-complex="11pt" fo:language="en" fo:country="CA"/>
    </style:style>
    <style:style style:name="T140" style:parent-style-name="DefaultParagraphFont" style:family="text">
      <style:text-properties style:font-name="Arial" style:font-name-asian="Arial" fo:font-style="italic" style:font-style-asian="italic" style:font-style-complex="italic" fo:font-size="11pt" style:font-size-asian="11pt" style:font-size-complex="11pt" fo:language="en" fo:country="CA"/>
    </style:style>
    <style:style style:name="T141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42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43" style:parent-style-name="DefaultParagraphFont" style:family="text">
      <style:text-properties style:font-name="Arial" style:font-name-asian="Arial" fo:font-style="italic" style:font-style-asian="italic" style:font-style-complex="italic" fo:font-size="11pt" style:font-size-asian="11pt" style:font-size-complex="11pt" fo:language="en" fo:country="CA"/>
    </style:style>
    <style:style style:name="T144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45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46" style:parent-style-name="DefaultParagraphFont" style:family="text"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T147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P148" style:parent-style-name="Textbody" style:family="paragraph"/>
    <style:style style:name="T149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150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51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52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53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54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55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56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57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58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59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60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61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62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63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64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65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66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67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68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69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70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71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72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73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74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75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76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77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78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79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80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81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82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83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84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85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86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87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88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89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90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91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92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93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94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95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96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97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98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199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00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01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02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03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04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05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06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07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08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09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10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11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12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13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14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15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16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17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18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19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20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21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22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23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24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25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26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27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28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29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30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31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32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33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34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35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36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37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38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39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40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41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42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43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44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45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46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47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48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49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50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51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52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53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54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55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56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57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T258" style:parent-style-name="DefaultParagraphFont" style:family="text"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fr" fo:country="CA"/>
    </style:style>
    <style:style style:name="T259" style:parent-style-name="DefaultParagraphFont" style:family="text">
      <style:text-properties style:font-name="Arial" style:font-name-asian="Arial" fo:font-size="11pt" style:font-size-asian="11pt" style:font-size-complex="11pt" fo:language="fr" fo:country="CA"/>
    </style:style>
    <style:style style:name="P260" style:parent-style-name="Textbody" style:family="paragraph"/>
    <style:style style:name="T261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262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263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264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265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266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267" style:parent-style-name="DefaultParagraphFont" style:family="text"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P268" style:parent-style-name="Textbody" style:family="paragraph"/>
    <style:style style:name="T269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270" style:parent-style-name="DefaultParagraphFont" style:family="text">
      <style:text-properties style:font-name="Arial" style:font-name-asian="Arial" style:text-position="sub 63.8%" fo:font-size="18pt" style:font-size-asian="18pt" style:font-size-complex="15pt" fo:language="en" fo:country="CA"/>
    </style:style>
    <style:style style:name="T271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272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273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274" style:parent-style-name="DefaultParagraphFont" style:family="text"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T275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P276" style:parent-style-name="Textbody" style:family="paragraph"/>
    <style:style style:name="T277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278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279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280" style:parent-style-name="DefaultParagraphFont" style:family="text"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T281" style:parent-style-name="DefaultParagraphFont" style:family="text">
      <style:text-properties style:font-name="Arial" style:font-name-asian="Arial" fo:font-weight="bold" style:font-weight-asian="bold" style:font-weight-complex="bold" fo:color="#FF0000" style:text-position="sub 65.9%" fo:font-size="22pt" style:font-size-asian="22pt" style:font-size-complex="17pt" fo:language="en" fo:country="CA"/>
    </style:style>
    <style:style style:name="T282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P283" style:parent-style-name="Textbody" style:family="paragraph"/>
    <style:style style:name="T284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285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T286" style:parent-style-name="DefaultParagraphFont" style:family="text">
      <style:text-properties style:font-name="Arial" style:font-name-asian="Arial" fo:font-style="italic" style:font-style-asian="italic" style:font-style-complex="italic" fo:font-size="11pt" style:font-size-asian="11pt" style:font-size-complex="11pt" fo:language="en" fo:country="CA"/>
    </style:style>
    <style:style style:name="T287" style:parent-style-name="DefaultParagraphFont" style:family="text">
      <style:text-properties style:font-name="Arial" style:font-name-asian="Arial" fo:font-size="11pt" style:font-size-asian="11pt" style:font-size-complex="11pt" fo:language="en" fo:country="CA"/>
    </style:style>
    <style:style style:name="P288" style:parent-style-name="Textbody" style:family="paragraph">
      <style:paragraph-properties fo:margin-left="0.1972in">
        <style:tab-stops/>
      </style:paragraph-properties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P289" style:parent-style-name="Textbody" style:family="paragraph">
      <style:paragraph-properties fo:margin-left="0.1972in">
        <style:tab-stops/>
      </style:paragraph-properties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P290" style:parent-style-name="Textbody" style:family="paragraph">
      <style:paragraph-properties fo:margin-left="0.1972in">
        <style:tab-stops/>
      </style:paragraph-properties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P291" style:parent-style-name="Textbody" style:family="paragraph">
      <style:paragraph-properties fo:margin-left="0.1972in">
        <style:tab-stops/>
      </style:paragraph-properties>
      <style:text-properties style:font-name="Arial" style:font-name-asian="Arial" fo:font-weight="bold" style:font-weight-asian="bold" style:font-weight-complex="bold" fo:color="#FF0000" fo:font-size="11pt" style:font-size-asian="11pt" style:font-size-complex="11pt" fo:language="en" fo:country="CA"/>
    </style:style>
    <style:style style:name="P292" style:parent-style-name="Normal" style:family="paragraph">
      <style:paragraph-properties fo:widows="2" fo:orphans="2" style:text-autospace="none" style:vertical-align="auto" fo:margin-left="0.1972in">
        <style:tab-stops/>
      </style:paragraph-properties>
      <style:text-properties style:font-name="Sabon-Roman" style:font-name-complex="Sabon-Roman" fo:color="#000000" style:letter-kerning="false" fo:font-size="11pt" style:font-size-asian="11pt" style:font-size-complex="11pt" fo:language="en" fo:country="CA" style:language-complex="ar" style:country-complex="SA" fo:hyphenate="true"/>
    </style:style>
    <style:style style:name="P293" style:parent-style-name="Normal" style:family="paragraph">
      <style:paragraph-properties fo:widows="2" fo:orphans="2" style:text-autospace="none" style:vertical-align="auto" fo:margin-left="0.1972in">
        <style:tab-stops/>
      </style:paragraph-properties>
      <style:text-properties style:font-name="Sabon-Roman" style:font-name-complex="Sabon-Roman" fo:color="#000000" style:letter-kerning="false" fo:font-size="11pt" style:font-size-asian="11pt" style:font-size-complex="11pt" fo:language="en" fo:country="CA" style:language-complex="ar" style:country-complex="SA" fo:hyphenate="true"/>
    </style:style>
    <style:style style:name="P294" style:parent-style-name="Normal" style:family="paragraph">
      <style:paragraph-properties fo:widows="2" fo:orphans="2" style:text-autospace="none" style:vertical-align="auto" fo:margin-left="0.1972in">
        <style:tab-stops/>
      </style:paragraph-properties>
      <style:text-properties fo:hyphenate="true"/>
    </style:style>
    <style:style style:name="T295" style:parent-style-name="DefaultParagraphFont" style:family="text">
      <style:text-properties style:font-name="LucidaSans-Typewriter" style:font-name-complex="LucidaSans-Typewriter" fo:color="#000000" style:letter-kerning="false" fo:font-size="11pt" style:font-size-asian="11pt" style:font-size-complex="11pt" fo:language="fr" fo:country="CA" style:language-complex="ar" style:country-complex="SA"/>
    </style:style>
    <style:style style:name="T296" style:parent-style-name="DefaultParagraphFont" style:family="text">
      <style:text-properties style:font-name="LucidaSans-TypewriterBold" style:font-name-complex="LucidaSans-TypewriterBold" fo:font-weight="bold" style:font-weight-asian="bold" style:font-weight-complex="bold" fo:color="#000000" style:letter-kerning="false" fo:font-size="11pt" style:font-size-asian="11pt" style:font-size-complex="11pt" fo:language="fr" fo:country="CA" style:language-complex="ar" style:country-complex="SA"/>
    </style:style>
    <style:style style:name="P297" style:parent-style-name="Normal" style:family="paragraph">
      <style:paragraph-properties fo:widows="2" fo:orphans="2" style:text-autospace="none" style:vertical-align="auto" fo:margin-left="0.1972in">
        <style:tab-stops/>
      </style:paragraph-properties>
      <style:text-properties fo:hyphenate="true"/>
    </style:style>
    <style:style style:name="T298" style:parent-style-name="DefaultParagraphFont" style:family="text">
      <style:text-properties style:font-name="LucidaSans-Typewriter" style:font-name-complex="LucidaSans-Typewriter" fo:color="#000000" style:letter-kerning="false" fo:font-size="11pt" style:font-size-asian="11pt" style:font-size-complex="11pt" fo:language="fr" fo:country="CA" style:language-complex="ar" style:country-complex="SA"/>
    </style:style>
    <style:style style:name="T299" style:parent-style-name="DefaultParagraphFont" style:family="text">
      <style:text-properties style:font-name="LucidaSans-Typewriter" style:font-name-complex="LucidaSans-Typewriter" fo:color="#000000" style:letter-kerning="false" fo:font-size="11pt" style:font-size-asian="11pt" style:font-size-complex="11pt" fo:language="en" fo:country="CA" style:language-complex="ar" style:country-complex="SA"/>
    </style:style>
    <style:style style:name="P300" style:parent-style-name="Normal" style:family="paragraph">
      <style:paragraph-properties fo:widows="2" fo:orphans="2" style:text-autospace="none" style:vertical-align="auto" fo:margin-left="0.1972in">
        <style:tab-stops/>
      </style:paragraph-properties>
      <style:text-properties fo:hyphenate="true"/>
    </style:style>
    <style:style style:name="T301" style:parent-style-name="DefaultParagraphFont" style:family="text">
      <style:text-properties style:font-name="LucidaSans-Typewriter" style:font-name-complex="LucidaSans-Typewriter" fo:color="#000000" style:letter-kerning="false" fo:font-size="11pt" style:font-size-asian="11pt" style:font-size-complex="11pt" fo:language="en" fo:country="CA" style:language-complex="ar" style:country-complex="SA"/>
    </style:style>
    <style:style style:name="T302" style:parent-style-name="DefaultParagraphFont" style:family="text">
      <style:text-properties style:font-name="LucidaSans-TypewriterBold" style:font-name-complex="LucidaSans-TypewriterBold" fo:font-weight="bold" style:font-weight-asian="bold" style:font-weight-complex="bold" fo:color="#000000" style:letter-kerning="false" fo:font-size="11pt" style:font-size-asian="11pt" style:font-size-complex="11pt" fo:language="en" fo:country="CA" style:language-complex="ar" style:country-complex="SA"/>
    </style:style>
    <style:style style:name="P303" style:parent-style-name="Normal" style:family="paragraph">
      <style:paragraph-properties fo:widows="2" fo:orphans="2" style:text-autospace="none" style:vertical-align="auto" fo:margin-left="0.1972in">
        <style:tab-stops/>
      </style:paragraph-properties>
      <style:text-properties fo:hyphenate="true"/>
    </style:style>
    <style:style style:name="T304" style:parent-style-name="DefaultParagraphFont" style:family="text">
      <style:text-properties style:font-name="LucidaSans-Typewriter" style:font-name-complex="LucidaSans-Typewriter" fo:color="#000000" style:letter-kerning="false" fo:font-size="11pt" style:font-size-asian="11pt" style:font-size-complex="11pt" fo:language="en" fo:country="CA" style:language-complex="ar" style:country-complex="SA"/>
    </style:style>
    <style:style style:name="T305" style:parent-style-name="DefaultParagraphFont" style:family="text">
      <style:text-properties style:font-name="LucidaSans-TypewriterBold" style:font-name-complex="LucidaSans-TypewriterBold" fo:font-weight="bold" style:font-weight-asian="bold" style:font-weight-complex="bold" fo:color="#000000" style:letter-kerning="false" fo:font-size="11pt" style:font-size-asian="11pt" style:font-size-complex="11pt" fo:language="en" fo:country="CA" style:language-complex="ar" style:country-complex="SA"/>
    </style:style>
    <style:style style:name="P306" style:parent-style-name="Normal" style:family="paragraph">
      <style:paragraph-properties fo:widows="2" fo:orphans="2" style:text-autospace="none" style:vertical-align="auto" fo:margin-left="0.1972in">
        <style:tab-stops/>
      </style:paragraph-properties>
      <style:text-properties style:font-name="LucidaSans-Typewriter" style:font-name-complex="LucidaSans-Typewriter" fo:color="#000000" style:letter-kerning="false" fo:font-size="11pt" style:font-size-asian="11pt" style:font-size-complex="11pt" fo:language="en" fo:country="CA" style:language-complex="ar" style:country-complex="SA" fo:hyphenate="true"/>
    </style:style>
    <style:style style:name="P307" style:parent-style-name="Normal" style:family="paragraph">
      <style:paragraph-properties fo:widows="2" fo:orphans="2" style:text-autospace="none" style:vertical-align="auto" fo:margin-left="0.1972in">
        <style:tab-stops/>
      </style:paragraph-properties>
      <style:text-properties fo:hyphenate="true"/>
    </style:style>
    <style:style style:name="T308" style:parent-style-name="DefaultParagraphFont" style:family="text">
      <style:text-properties style:font-name="LucidaSans-Typewriter" style:font-name-complex="LucidaSans-Typewriter" fo:color="#000000" style:letter-kerning="false" fo:font-size="11pt" style:font-size-asian="11pt" style:font-size-complex="11pt" fo:language="en" fo:country="CA" style:language-complex="ar" style:country-complex="SA"/>
    </style:style>
    <style:style style:name="T309" style:parent-style-name="DefaultParagraphFont" style:family="text">
      <style:text-properties style:font-name="LucidaSans-TypewriterBold" style:font-name-complex="LucidaSans-TypewriterBold" fo:font-weight="bold" style:font-weight-asian="bold" style:font-weight-complex="bold" fo:color="#000000" style:letter-kerning="false" fo:font-size="11pt" style:font-size-asian="11pt" style:font-size-complex="11pt" fo:language="en" fo:country="CA" style:language-complex="ar" style:country-complex="SA"/>
    </style:style>
    <style:style style:name="T310" style:parent-style-name="DefaultParagraphFont" style:family="text">
      <style:text-properties style:font-name="LucidaSans-TypewriterBold" style:font-name-complex="LucidaSans-TypewriterBold" fo:font-weight="bold" style:font-weight-asian="bold" style:font-weight-complex="bold" fo:color="#000000" style:letter-kerning="false" fo:language="en" fo:country="CA" style:language-complex="ar" style:country-complex="SA"/>
    </style:style>
    <style:style style:name="P311" style:parent-style-name="Normal" style:family="paragraph">
      <style:paragraph-properties fo:widows="2" fo:orphans="2" style:text-autospace="none" style:vertical-align="auto" fo:margin-left="0.1972in">
        <style:tab-stops/>
      </style:paragraph-properties>
      <style:text-properties style:font-name="LucidaSans-Typewriter" style:font-name-complex="LucidaSans-Typewriter" fo:color="#000000" style:letter-kerning="false" fo:font-size="11pt" style:font-size-asian="11pt" style:font-size-complex="11pt" fo:language="en" fo:country="CA" style:language-complex="ar" style:country-complex="SA" fo:hyphenate="true"/>
    </style:style>
    <style:style style:name="P312" style:parent-style-name="Normal" style:family="paragraph">
      <style:paragraph-properties fo:widows="2" fo:orphans="2" style:text-autospace="none" style:vertical-align="auto" fo:margin-left="0.1972in">
        <style:tab-stops/>
      </style:paragraph-properties>
      <style:text-properties style:font-name="LucidaSans-Typewriter" style:font-name-complex="LucidaSans-Typewriter" fo:color="#000000" style:letter-kerning="false" fo:font-size="11pt" style:font-size-asian="11pt" style:font-size-complex="11pt" fo:language="en" fo:country="CA" style:language-complex="ar" style:country-complex="SA" fo:hyphenate="true"/>
    </style:style>
    <style:style style:name="P313" style:parent-style-name="Normal" style:family="paragraph">
      <style:paragraph-properties fo:widows="2" fo:orphans="2" style:text-autospace="none" style:vertical-align="auto" fo:margin-left="0.1972in">
        <style:tab-stops/>
      </style:paragraph-properties>
      <style:text-properties fo:hyphenate="true"/>
    </style:style>
    <style:style style:name="T314" style:parent-style-name="DefaultParagraphFont" style:family="text">
      <style:text-properties style:font-name="Sabon-Roman" style:font-name-complex="Sabon-Roman" fo:color="#FF0000" style:letter-kerning="false" fo:font-size="11pt" style:font-size-asian="11pt" style:font-size-complex="11pt" fo:language="en" fo:country="CA" style:language-complex="ar" style:country-complex="SA"/>
    </style:style>
    <style:style style:name="T315" style:parent-style-name="DefaultParagraphFont" style:family="text">
      <style:text-properties style:font-name="Sabon-Roman" style:font-name-complex="Sabon-Roman" fo:color="#FF0000" style:letter-kerning="false" fo:font-size="11pt" style:font-size-asian="11pt" style:font-size-complex="11pt" fo:language="en" fo:country="CA" style:language-complex="ar" style:country-complex="SA"/>
    </style:style>
    <style:style style:name="T316" style:parent-style-name="DefaultParagraphFont" style:family="text">
      <style:text-properties style:font-name="Sabon-Bold" style:font-name-complex="Sabon-Bold" fo:font-weight="bold" style:font-weight-asian="bold" style:font-weight-complex="bold" fo:color="#FF0000" style:letter-kerning="false" fo:font-size="11pt" style:font-size-asian="11pt" style:font-size-complex="11pt" fo:language="en" fo:country="CA" style:language-complex="ar" style:country-complex="SA"/>
    </style:style>
    <style:style style:name="T317" style:parent-style-name="DefaultParagraphFont" style:family="text">
      <style:text-properties style:font-name="Sabon-Roman" style:font-name-complex="Sabon-Roman" fo:color="#FF0000" style:letter-kerning="false" fo:font-size="11pt" style:font-size-asian="11pt" style:font-size-complex="11pt" fo:language="en" fo:country="CA" style:language-complex="ar" style:country-complex="SA"/>
    </style:style>
    <style:style style:name="T318" style:parent-style-name="DefaultParagraphFont" style:family="text">
      <style:text-properties style:font-name="Helvetica" style:font-name-complex="Helvetica" fo:color="#FF0000" style:letter-kerning="false" fo:font-size="10pt" style:font-size-asian="10pt" style:font-size-complex="10pt" fo:language="en" fo:country="CA" style:language-complex="ar" style:country-complex="SA"/>
    </style:style>
    <style:style style:name="T319" style:parent-style-name="DefaultParagraphFont" style:family="text">
      <style:text-properties style:font-name="Sabon-Roman" style:font-name-complex="Sabon-Roman" fo:color="#FF0000" style:letter-kerning="false" fo:font-size="11pt" style:font-size-asian="11pt" style:font-size-complex="11pt" fo:language="en" fo:country="CA" style:language-complex="ar" style:country-complex="SA"/>
    </style:style>
    <style:style style:name="T320" style:parent-style-name="DefaultParagraphFont" style:family="text">
      <style:text-properties style:font-name="Sabon-Bold" style:font-name-complex="Sabon-Bold" fo:font-weight="bold" style:font-weight-asian="bold" style:font-weight-complex="bold" fo:color="#FF0000" style:letter-kerning="false" fo:font-size="11pt" style:font-size-asian="11pt" style:font-size-complex="11pt" fo:language="en" fo:country="CA" style:language-complex="ar" style:country-complex="SA"/>
    </style:style>
    <style:style style:name="T321" style:parent-style-name="DefaultParagraphFont" style:family="text">
      <style:text-properties style:font-name="Sabon-Roman" style:font-name-complex="Sabon-Roman" fo:color="#FF0000" style:letter-kerning="false" fo:font-size="11pt" style:font-size-asian="11pt" style:font-size-complex="11pt" fo:language="en" fo:country="CA" style:language-complex="ar" style:country-complex="SA"/>
    </style:style>
    <style:style style:name="P322" style:parent-style-name="Normal" style:family="paragraph">
      <style:paragraph-properties fo:widows="2" fo:orphans="2" style:text-autospace="none" style:vertical-align="auto" fo:margin-left="0.1972in">
        <style:tab-stops/>
      </style:paragraph-properties>
      <style:text-properties fo:hyphenate="true"/>
    </style:style>
    <style:style style:name="T323" style:parent-style-name="DefaultParagraphFont" style:family="text">
      <style:text-properties style:font-name="Sabon-Roman" style:font-name-complex="Sabon-Roman" fo:color="#FF0000" style:letter-kerning="false" fo:font-size="11pt" style:font-size-asian="11pt" style:font-size-complex="11pt" fo:language="en" fo:country="CA" style:language-complex="ar" style:country-complex="SA"/>
    </style:style>
    <style:style style:name="P324" style:parent-style-name="Normal" style:family="paragraph">
      <style:paragraph-properties fo:break-before="page"/>
      <style:text-properties style:font-name="Sabon-Roman" style:font-name-complex="Sabon-Roman" fo:color="#FF0000" style:letter-kerning="false" fo:font-size="11pt" style:font-size-asian="11pt" style:font-size-complex="11pt" fo:language="en" fo:country="CA" style:language-complex="ar" style:country-complex="SA" fo:hyphenate="true"/>
    </style:style>
    <style:style style:name="P325" style:parent-style-name="Normal" style:family="paragraph">
      <style:paragraph-properties fo:margin-left="1.477in" fo:margin-right="-0.4645in">
        <style:tab-stops/>
      </style:paragraph-properties>
    </style:style>
    <style:style style:name="T326" style:parent-style-name="DefaultParagraphFont" style:family="text">
      <style:text-properties style:font-name="Calibri" style:font-name-asian="Calibri" style:font-name-complex="Calibri" style:text-scale="104%" fo:font-size="8.5pt" style:font-size-asian="8.5pt"/>
    </style:style>
    <style:style style:name="T327" style:parent-style-name="DefaultParagraphFont" style:family="text">
      <style:text-properties style:font-name="Calibri" style:font-name-asian="Calibri" style:font-name-complex="Calibri" fo:letter-spacing="0.0027in" style:text-scale="104%" fo:font-size="8.5pt" style:font-size-asian="8.5pt"/>
    </style:style>
    <style:style style:name="T328" style:parent-style-name="DefaultParagraphFont" style:family="text">
      <style:text-properties style:font-name="Calibri" style:font-name-asian="Calibri" style:font-name-complex="Calibri" style:text-scale="104%" fo:font-size="8.5pt" style:font-size-asian="8.5pt"/>
    </style:style>
    <style:style style:name="T329" style:parent-style-name="DefaultParagraphFont" style:family="text">
      <style:text-properties style:font-name="Calibri" style:font-name-asian="Calibri" style:font-name-complex="Calibri" fo:letter-spacing="0.0034in" style:text-scale="104%" fo:font-size="8.5pt" style:font-size-asian="8.5pt"/>
    </style:style>
    <style:style style:name="T330" style:parent-style-name="DefaultParagraphFont" style:family="text">
      <style:text-properties style:font-name="Calibri" style:font-name-asian="Calibri" style:font-name-complex="Calibri" style:text-scale="104%" fo:font-size="8.5pt" style:font-size-asian="8.5pt"/>
    </style:style>
    <style:style style:name="T331" style:parent-style-name="DefaultParagraphFont" style:family="text">
      <style:text-properties style:font-name="Calibri" style:font-name-asian="Calibri" style:font-name-complex="Calibri" fo:letter-spacing="0.0034in" style:text-scale="104%" fo:font-size="8.5pt" style:font-size-asian="8.5pt"/>
    </style:style>
    <style:style style:name="T332" style:parent-style-name="DefaultParagraphFont" style:family="text">
      <style:text-properties style:font-name="Calibri" style:font-name-asian="Calibri" style:font-name-complex="Calibri" style:text-scale="104%" fo:font-size="8.5pt" style:font-size-asian="8.5pt"/>
    </style:style>
    <style:style style:name="T333" style:parent-style-name="DefaultParagraphFont" style:family="text">
      <style:text-properties style:font-name="Calibri" style:font-name-asian="Calibri" style:font-name-complex="Calibri" fo:letter-spacing="-0.0013in" style:text-scale="92%" fo:font-size="8.5pt" style:font-size-asian="8.5pt"/>
    </style:style>
    <style:style style:name="T334" style:parent-style-name="DefaultParagraphFont" style:family="text">
      <style:text-properties style:font-name="Calibri" style:font-name-asian="Calibri" style:font-name-complex="Calibri" fo:letter-spacing="0.0055in" style:text-scale="92%" fo:font-size="8.5pt" style:font-size-asian="8.5pt"/>
    </style:style>
    <style:style style:name="T335" style:parent-style-name="DefaultParagraphFont" style:family="text">
      <style:text-properties style:font-name="Calibri" style:font-name-asian="Calibri" style:font-name-complex="Calibri" fo:letter-spacing="-0.0013in" style:text-scale="92%" fo:font-size="8.5pt" style:font-size-asian="8.5pt"/>
    </style:style>
    <style:style style:name="T336" style:parent-style-name="DefaultParagraphFont" style:family="text">
      <style:text-properties style:font-name="Calibri" style:font-name-asian="Calibri" style:font-name-complex="Calibri" fo:letter-spacing="-0.002in" style:text-scale="99%" fo:font-size="8.5pt" style:font-size-asian="8.5pt"/>
    </style:style>
    <style:style style:name="T337" style:parent-style-name="DefaultParagraphFont" style:family="text">
      <style:text-properties style:font-name="Calibri" style:font-name-asian="Calibri" style:font-name-complex="Calibri" fo:letter-spacing="-0.002in" style:text-scale="93%" fo:font-size="8.5pt" style:font-size-asian="8.5pt"/>
    </style:style>
    <style:style style:name="T338" style:parent-style-name="DefaultParagraphFont" style:family="text">
      <style:text-properties style:font-name="Calibri" style:font-name-asian="Calibri" style:font-name-complex="Calibri" style:text-scale="94%" fo:font-size="8.5pt" style:font-size-asian="8.5pt"/>
    </style:style>
    <style:style style:name="T339" style:parent-style-name="DefaultParagraphFont" style:family="text">
      <style:text-properties style:font-name="Calibri" style:font-name-asian="Calibri" style:font-name-complex="Calibri" fo:letter-spacing="-0.002in" style:text-scale="92%" fo:font-size="8.5pt" style:font-size-asian="8.5pt"/>
    </style:style>
    <style:style style:name="T340" style:parent-style-name="DefaultParagraphFont" style:family="text">
      <style:text-properties style:font-name="Calibri" style:font-name-asian="Calibri" style:font-name-complex="Calibri" fo:letter-spacing="-0.0013in" style:text-scale="94%" fo:font-size="8.5pt" style:font-size-asian="8.5pt"/>
    </style:style>
    <style:style style:name="T341" style:parent-style-name="DefaultParagraphFont" style:family="text">
      <style:text-properties style:font-name="Calibri" style:font-name-asian="Calibri" style:font-name-complex="Calibri" fo:font-size="8.5pt" style:font-size-asian="8.5pt"/>
    </style:style>
    <style:style style:name="T342" style:parent-style-name="DefaultParagraphFont" style:family="text">
      <style:text-properties style:font-name="Calibri" style:font-name-asian="Calibri" style:font-name-complex="Calibri" style:text-scale="96%" fo:font-size="8.5pt" style:font-size-asian="8.5pt"/>
    </style:style>
    <style:style style:name="T343" style:parent-style-name="DefaultParagraphFont" style:family="text">
      <style:text-properties style:font-name="Calibri" style:font-name-asian="Calibri" style:font-name-complex="Calibri" fo:letter-spacing="-0.0013in" style:text-scale="104%" fo:font-size="8.5pt" style:font-size-asian="8.5pt"/>
    </style:style>
    <style:style style:name="T344" style:parent-style-name="DefaultParagraphFont" style:family="text">
      <style:text-properties style:font-name="Calibri" style:font-name-asian="Calibri" style:font-name-complex="Calibri" fo:letter-spacing="-0.002in" style:text-scale="101%" fo:font-size="8.5pt" style:font-size-asian="8.5pt"/>
    </style:style>
    <style:style style:name="T345" style:parent-style-name="DefaultParagraphFont" style:family="text">
      <style:text-properties style:font-name="Calibri" style:font-name-asian="Calibri" style:font-name-complex="Calibri" fo:letter-spacing="-0.002in" style:text-scale="99%" fo:font-size="8.5pt" style:font-size-asian="8.5pt"/>
    </style:style>
    <style:style style:name="T346" style:parent-style-name="DefaultParagraphFont" style:family="text">
      <style:text-properties style:font-name="Calibri" style:font-name-asian="Calibri" style:font-name-complex="Calibri" style:text-scale="96%" fo:font-size="8.5pt" style:font-size-asian="8.5pt"/>
    </style:style>
    <style:style style:name="T347" style:parent-style-name="DefaultParagraphFont" style:family="text">
      <style:text-properties style:font-name="Calibri" style:font-name-asian="Calibri" style:font-name-complex="Calibri" style:text-scale="98%" fo:font-size="8.5pt" style:font-size-asian="8.5pt"/>
    </style:style>
    <style:style style:name="T348" style:parent-style-name="DefaultParagraphFont" style:family="text">
      <style:text-properties style:font-name="Calibri" style:font-name-asian="Calibri" style:font-name-complex="Calibri" fo:letter-spacing="-0.002in" fo:font-size="8.5pt" style:font-size-asian="8.5pt"/>
    </style:style>
    <style:style style:name="T349" style:parent-style-name="DefaultParagraphFont" style:family="text">
      <style:text-properties style:font-name="Calibri" style:font-name-asian="Calibri" style:font-name-complex="Calibri" fo:letter-spacing="-0.002in" style:text-scale="95%" fo:font-size="8.5pt" style:font-size-asian="8.5pt"/>
    </style:style>
    <style:style style:name="T350" style:parent-style-name="DefaultParagraphFont" style:family="text">
      <style:text-properties style:font-name="Calibri" style:font-name-asian="Calibri" style:font-name-complex="Calibri" style:text-scale="97%" fo:font-size="8.5pt" style:font-size-asian="8.5pt"/>
    </style:style>
    <style:style style:name="T351" style:parent-style-name="DefaultParagraphFont" style:family="text">
      <style:text-properties style:font-name="Calibri" style:font-name-asian="Calibri" style:font-name-complex="Calibri" style:text-scale="102%" fo:font-size="8.5pt" style:font-size-asian="8.5pt"/>
    </style:style>
    <style:style style:name="T352" style:parent-style-name="DefaultParagraphFont" style:family="text">
      <style:text-properties style:font-name="Calibri" style:font-name-asian="Calibri" style:font-name-complex="Calibri" fo:letter-spacing="-0.0013in" style:text-scale="102%" fo:font-size="8.5pt" style:font-size-asian="8.5pt"/>
    </style:style>
    <style:style style:name="T353" style:parent-style-name="DefaultParagraphFont" style:family="text">
      <style:text-properties style:font-name="Calibri" style:font-name-asian="Calibri" style:font-name-complex="Calibri" fo:letter-spacing="-0.0013in" style:text-scale="102%" fo:font-size="8.5pt" style:font-size-asian="8.5pt"/>
    </style:style>
    <style:style style:name="T354" style:parent-style-name="DefaultParagraphFont" style:family="text">
      <style:text-properties style:font-name="Calibri" style:font-name-asian="Calibri" style:font-name-complex="Calibri" fo:letter-spacing="-0.0013in" style:text-scale="102%" fo:font-size="8.5pt" style:font-size-asian="8.5pt"/>
    </style:style>
    <style:style style:name="T355" style:parent-style-name="DefaultParagraphFont" style:family="text">
      <style:text-properties style:font-name="Calibri" style:font-name-asian="Calibri" style:font-name-complex="Calibri" fo:letter-spacing="-0.0013in" style:text-scale="102%" fo:font-size="8.5pt" style:font-size-asian="8.5pt"/>
    </style:style>
    <style:style style:name="T356" style:parent-style-name="DefaultParagraphFont" style:family="text">
      <style:text-properties style:font-name="Calibri" style:font-name-asian="Calibri" style:font-name-complex="Calibri" fo:letter-spacing="-0.0013in" style:text-scale="102%" fo:font-size="8.5pt" style:font-size-asian="8.5pt"/>
    </style:style>
    <style:style style:name="T357" style:parent-style-name="DefaultParagraphFont" style:family="text">
      <style:text-properties style:font-name="Calibri" style:font-name-asian="Calibri" style:font-name-complex="Calibri" fo:letter-spacing="-0.0013in" style:text-scale="102%" fo:font-size="8.5pt" style:font-size-asian="8.5pt"/>
    </style:style>
    <style:style style:name="T358" style:parent-style-name="DefaultParagraphFont" style:family="text">
      <style:text-properties style:font-name="Calibri" style:font-name-asian="Calibri" style:font-name-complex="Calibri" fo:letter-spacing="-0.0013in" style:text-scale="102%" fo:font-size="8.5pt" style:font-size-asian="8.5pt"/>
    </style:style>
    <style:style style:name="T359" style:parent-style-name="DefaultParagraphFont" style:family="text">
      <style:text-properties style:font-name="Calibri" style:font-name-asian="Calibri" style:font-name-complex="Calibri" fo:letter-spacing="-0.002in" style:text-scale="96%" fo:font-size="8.5pt" style:font-size-asian="8.5pt"/>
    </style:style>
    <style:style style:name="T360" style:parent-style-name="DefaultParagraphFont" style:family="text">
      <style:text-properties style:font-name="Calibri" style:font-name-asian="Calibri" style:font-name-complex="Calibri" fo:letter-spacing="-0.002in" style:text-scale="97%" fo:font-size="8.5pt" style:font-size-asian="8.5pt"/>
    </style:style>
    <style:style style:name="T361" style:parent-style-name="DefaultParagraphFont" style:family="text">
      <style:text-properties style:font-name="Calibri" style:font-name-asian="Calibri" style:font-name-complex="Calibri" fo:letter-spacing="-0.002in" style:text-scale="93%" fo:font-size="8.5pt" style:font-size-asian="8.5pt"/>
    </style:style>
    <style:style style:name="T362" style:parent-style-name="DefaultParagraphFont" style:family="text">
      <style:text-properties style:font-name="Calibri" style:font-name-asian="Calibri" style:font-name-complex="Calibri" fo:letter-spacing="-0.0013in" style:text-scale="102%" fo:font-size="8.5pt" style:font-size-asian="8.5pt"/>
    </style:style>
    <style:style style:name="T363" style:parent-style-name="DefaultParagraphFont" style:family="text">
      <style:text-properties style:font-name="Calibri" style:font-name-asian="Calibri" style:font-name-complex="Calibri" fo:letter-spacing="-0.0013in" style:text-scale="102%" fo:font-size="8.5pt" style:font-size-asian="8.5pt"/>
    </style:style>
    <style:style style:name="T364" style:parent-style-name="DefaultParagraphFont" style:family="text">
      <style:text-properties style:font-name="Calibri" style:font-name-asian="Calibri" style:font-name-complex="Calibri" fo:letter-spacing="-0.0013in" fo:font-size="8.5pt" style:font-size-asian="8.5pt"/>
    </style:style>
    <style:style style:name="T365" style:parent-style-name="DefaultParagraphFont" style:family="text">
      <style:text-properties style:font-name="Calibri" style:font-name-asian="Calibri" style:font-name-complex="Calibri" fo:letter-spacing="-0.0013in" fo:font-size="8.5pt" style:font-size-asian="8.5pt"/>
    </style:style>
    <style:style style:name="T366" style:parent-style-name="DefaultParagraphFont" style:family="text">
      <style:text-properties style:font-name="Calibri" style:font-name-asian="Calibri" style:font-name-complex="Calibri" fo:letter-spacing="-0.0013in" fo:font-size="8.5pt" style:font-size-asian="8.5pt"/>
    </style:style>
    <style:style style:name="T367" style:parent-style-name="DefaultParagraphFont" style:family="text">
      <style:text-properties style:font-name="Calibri" style:font-name-asian="Calibri" style:font-name-complex="Calibri" fo:letter-spacing="-0.0013in" fo:font-size="8.5pt" style:font-size-asian="8.5pt"/>
    </style:style>
    <style:style style:name="T368" style:parent-style-name="DefaultParagraphFont" style:family="text">
      <style:text-properties style:font-name="Calibri" style:font-name-asian="Calibri" style:font-name-complex="Calibri" fo:letter-spacing="-0.002in" style:text-scale="96%" fo:font-size="8.5pt" style:font-size-asian="8.5pt"/>
    </style:style>
    <style:style style:name="T369" style:parent-style-name="DefaultParagraphFont" style:family="text">
      <style:text-properties style:font-name="Calibri" style:font-name-asian="Calibri" style:font-name-complex="Calibri" fo:letter-spacing="-0.002in" style:text-scale="95%" fo:font-size="8.5pt" style:font-size-asian="8.5pt"/>
    </style:style>
    <style:style style:name="T370" style:parent-style-name="DefaultParagraphFont" style:family="text">
      <style:text-properties style:font-name="Calibri" style:font-name-asian="Calibri" style:font-name-complex="Calibri" fo:letter-spacing="-0.0013in" fo:font-size="8.5pt" style:font-size-asian="8.5pt"/>
    </style:style>
    <style:style style:name="T371" style:parent-style-name="DefaultParagraphFont" style:family="text">
      <style:text-properties style:font-name="Calibri" style:font-name-asian="Calibri" style:font-name-complex="Calibri" fo:letter-spacing="-0.0013in" fo:font-size="8.5pt" style:font-size-asian="8.5pt"/>
    </style:style>
    <style:style style:name="T372" style:parent-style-name="DefaultParagraphFont" style:family="text">
      <style:text-properties style:font-name="Calibri" style:font-name-asian="Calibri" style:font-name-complex="Calibri" fo:letter-spacing="-0.0013in" fo:font-size="8.5pt" style:font-size-asian="8.5pt"/>
    </style:style>
    <style:style style:name="T373" style:parent-style-name="DefaultParagraphFont" style:family="text">
      <style:text-properties style:font-name="Calibri" style:font-name-asian="Calibri" style:font-name-complex="Calibri" fo:letter-spacing="-0.0013in" fo:font-size="8.5pt" style:font-size-asian="8.5pt"/>
    </style:style>
    <style:style style:name="P374" style:parent-style-name="Normal" style:family="paragraph">
      <style:paragraph-properties fo:widows="2" fo:orphans="2" style:text-autospace="none" style:vertical-align="auto" fo:margin-left="0.1972in">
        <style:tab-stops/>
      </style:paragraph-properties>
      <style:text-properties fo:font-size="14pt" style:font-size-asian="14pt" style:font-size-complex="13pt" fo:hyphenate="true"/>
    </style:style>
    <style:style style:family="graphic" style:name="a30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33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36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39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80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81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3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84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6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87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42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45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48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0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2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93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5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96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99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50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51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54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57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101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6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102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104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9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105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107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12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108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15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18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2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63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5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66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8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69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110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111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3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114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20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116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7">
      <style:graphic-properties/>
    </style:style>
    <style:style style:family="graphic" style:name="a23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24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27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1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72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4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75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7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78">
      <style:graphic-properties draw:fill="none" draw:stroke="solid" svg:stroke-width="0.00868in" svg:stroke-color="#000000" svg:stroke-opacity="100%" draw:stroke-linejoin="miter" svg:stroke-linecap="butt"/>
    </style:style>
    <style:style style:family="graphic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h text:style-name="P1" text:outline-level="4">Review Questions for</text:h>
      <text:p text:style-name="P2">ULI101 Midterm</text:p>
      <text:h text:style-name="P3" text:outline-level="4">**** <text:s text:c="3"/>For the first 13 questions, use the sample tree at the end. Your present working directory is /shared. And your home directory is /home/brian ****</text:h>
      <text:p text:style-name="Textbody"/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Using relative paths only, delete<text:s/><text:span text:style-name="T5">file13</text:span><text:span text:style-name="T6"><text:line-break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8">rm<text:s/></text:span><text:span text:style-name="T9">sales/file13</text:span></text:p>
      <text:p text:style-name="P10"/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Using absolute paths only, rename<text:s/><text:span text:style-name="T12">file8</text:span><text:s/>to<text:s/><text:span text:style-name="T13">file19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mv /home/brian/docs/file8 <text:s text:c="2"/>/home/brian/docs/file19</text:p>
      <text:p text:style-name="P15"/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">Using relative paths only, move all files in<text:s/><text:span text:style-name="T17">/shared/mkt/docs</text:span><text:s/>to<text:s/><text:span text:style-name="T18">uploa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>mv mkt/docs<text:s text:c="2"/>../var/ftp/upload</text:p>
      <text:p text:style-name="P20"/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Using absolute paths only, sort<text:s/>and merge<text:s/>the contents of<text:s/><text:span text:style-name="T22">file4</text:span><text:s/>and<text:s/><text:span text:style-name="T23">file1</text:span><text:s/>and append the output to<text:s/><text:span text:style-name="T24">file3</text:span><text:span text:style-name="T25"><text:line-break/></text:span>Note: file1 and file4 will be merged while sorted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6">sort<text:s/><text:s/>/var/ftp/public/file1<text:s/><text:s text:c="2"/>/var/www/html/file4 &gt;&gt;<text:s/>var/ftp/public/file3</text:p>
      <text:p text:style-name="P27">or<text:s/></text:p>
      <text:p text:style-name="P28"><text:span text:style-name="T29">cat</text:span><text:span text:style-name="T30"><text:s/></text:span><text:s/><text:span text:style-name="T31">/var/ftp/public/file1 <text:s text:c="2"/>/var/www/html/file4</text:span><text:span text:style-name="T32"><text:s/>|sort<text:s/></text:span><text:span text:style-name="T33">&gt;&gt; var/ftp/public/file3</text:span></text:p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">Using relative paths only, show the contents of the<text:s/><text:span text:style-name="T35">ftp</text:span><text:s/>directory including hidden files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7">ls -a <text:s/>../var/ftp<text:tab/>(-R to show contents of subdirectories too)</text:p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8">Store the first 5 lines of file10 that contain the text “Listen” in<text:s/><text:span text:style-name="T39">file7</text:span>. Using relative paths only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2" text:continue-numbering="true">
        <text:list-item>
          <text:p text:style-name="P40"><text:span text:style-name="T41"><text:s/></text:span><text:span text:style-name="T42">grep Listen ../home/lisa/documents/file10 | head -5 &gt;<text:s/></text:span><text:span text:style-name="T43">../var/www/cgi-bin/file7</text:span><text:span text:style-name="T44"><text:line-break/></text:span></text:p>
        </text:list-item>
        <text:list-item>
          <text:p text:style-name="P45"><text:span text:style-name="T46">grep -m 5 Listen ../home/lisa/documents/file10 &gt;<text:s/></text:span><text:span text:style-name="T47">../var/www/cgi-bin/file7</text:span></text:p>
        </text:list-item>
      </text:list>
      <text:p text:style-name="P48"/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9">Using shortest paths possible, make a file called “<text:span text:style-name="T50">test</text:span>” in your home directory, that contains the contents of<text:s/><text:span text:style-name="T51">file6</text:span><text:s/>and<text:s/><text:span text:style-name="T52">file7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3">cat <text:s/>../var/www/cgi-bin/file6 <text:s text:c="2"/>../var/www/cgi-bin/file7 &gt; ~/test</text:p>
      <text:p text:style-name="P54"/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5">Using relative paths only, copy<text:s/><text:span text:style-name="T56">file11</text:span><text:s/>to the<text:s/><text:span text:style-name="T57">docs2012<text:s/></text:span>directory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soft-page-break/>
      <text:p text:style-name="P59">cp ../tmp/logs/file11 <text:s/>mkt/docs2012</text:p>
      <text:p text:style-name="P60"/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1">Using relative paths only, change the permissions of the<text:s/><text:span text:style-name="T62">file17</text:span><text:s/>to allow the owner to read and write, the group read and execute and<text:s/>others no permissions. Use the symbolic method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3"><text:span text:style-name="T64">chmod <text:s/>u=rw,g=rx,o= <text:s/>mkt/docs2012/file17</text:span></text:p>
      <text:p text:style-name="P65"/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6">Using absolute paths only, change the permissions of<text:s/><text:span text:style-name="T67">archive</text:span><text:s/>to allow the owner read and execute, the group read and execute and others no permissions. Use the Octal<text:s/>method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8">chmod 550 /home/brian/archive</text:p>
      <text:p text:style-name="P69"/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0">Using relative paths only, change the permissions of <text:s/><text:span text:style-name="T71">/shared</text:span><text:s/>to add read and execute permissions for the group and others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2">chmod <text:s/>go+rx <text:s/>.</text:p>
      <text:p text:style-name="P73"/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4">Using relative paths only, find all files under<text:s/><text:span text:style-name="T75">/tmp</text:span><text:s/>that are owned by lisa. No error messages should be seen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p text:style-name="P77">find ../tmp/ <text:s/>-user lisa <text:s/>2&gt; /dev/null</text:p>
      <text:list text:style-name="WW8Num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8">Using relative paths only count the number of files and directories in<text:s/><text:span text:style-name="T79">/var/ftp/uploa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0">ls -a <text:s/>../var/ftp/upload <text:s/>| wc<text:s/>-w</text:p>
      <text:p text:style-name="P81">Note: this counts the hidden files and directories too.</text:p>
      <text:p text:style-name="P82"/>
      <text:p text:style-name="P83">ls -la <text:s/>../var/ftp/upload <text:s/>| wc -l</text:p>
      <text:p text:style-name="P84">This<text:s/>outputs a number that is 1 greater than the actual number of files since ‘ls -l’ prints the total number on the first line.</text:p>
      <text:p text:style-name="P85"/>
      <text:p text:style-name="P86">To exclude some types of files use inverse grep:</text:p>
      <text:p text:style-name="P87">Example: ls -l | grep -v ^l | wc -l</text:p>
      <text:p text:style-name="P88">excludes those records<text:s/>which start with l , meaning symbolic links.</text:p>
      <text:p text:style-name="P89">Example: ls -l | grep -v ^d | wc -l</text:p>
      <text:p text:style-name="P90">excludes directories and only shows files.</text:p>
      <text:p text:style-name="P91"/>
      <text:p text:style-name="P92">-----------------------------------------------------------------------------------------------------------------------</text:p>
      <text:list text:style-name="LFO3" text:continue-numbering="true">
        <text:list-item>
          <text:p text:style-name="P93"><text:span text:style-name="T94">Can a dire</text:span><text:span text:style-name="T95">ctory have 2 parent directories?<text:s/></text:span><text:span text:style-name="T96">No</text:span><text:span text:style-name="T97"><text:line-break/></text:span></text:p>
        </text:list-item>
        <text:list-item>
          <text:p text:style-name="P98"><text:span text:style-name="T99">Is there a directory with no parent?<text:s/></text:span><text:span text:style-name="T100">Yes, root directory /</text:span><text:span text:style-name="T101"><text:line-break/></text:span></text:p>
        </text:list-item>
        <text:list-item>
          <text:p text:style-name="P102"><text:span text:style-name="T103">What is a command for renaming a file?<text:s/></text:span><text:span text:style-name="T104">mv</text:span><text:span text:style-name="T105"><text:line-break/></text:span></text:p>
        </text:list-item>
        <text:list-item>
          <text:p text:style-name="P106"><text:span text:style-name="T107">What kind of pathname (relative, relative to home or absolute) is displayed by pwd?<text:s/></text:span><text:span text:style-name="T108">absolute</text:span><text:span text:style-name="T109"><text:line-break/></text:span></text:p>
        </text:list-item>
        <text:list-item>
          <text:p text:style-name="P110"><text:span text:style-name="T111">Consider the following</text:span><text:span text:style-name="T112"><text:s/>2 commands are issued:</text:span><text:span text:style-name="T113"><text:line-break/></text:span><text:span text:style-name="T114"><text:line-break/></text:span><text:span text:style-name="T115">$ touch coat <text:s/>cat <text:s/>boat <text:s/>bat cot</text:span><text:span text:style-name="T116"><text:line-break/></text:span><text:span text:style-name="T117">$ ls <text:s/>c[oa]t</text:span><text:span text:style-name="T118"><text:line-break/></text:span><text:span text:style-name="T119"><text:line-break/></text:span><text:span text:style-name="T120">what is displayed? <text:s/></text:span><text:span text:style-name="T121">cat <text:s/>cot</text:span><text:span text:style-name="T122"><text:line-break/></text:span></text:p>
        </text:list-item>
        <text:list-item>
          <text:p text:style-name="P123"><text:span text:style-name="T124">Consider the following files and directories in your PWD.<text:s/></text:span><text:span text:style-name="T125"><text:line-break/></text:span><text:span text:style-name="T126">123z <text:s/>456Z <text:s/>abc <text:s/>Raba <text:s/>BA</text:span><text:span text:style-name="T127"><text:line-break/></text:span><text:span text:style-name="T128"><text:line-break/></text:span><text:span text:style-name="T129">Also, assume dictionary collating (01 … 9 AaBb …. Zz).<text:s/></text:span><text:span text:style-name="T130"><text:line-break/></text:span><text:span text:style-name="T131"><text:line-break/></text:span><text:span text:style-name="T132">Q1:<text:s/></text:span><text:span text:style-name="T133">What would this command show?</text:span><text:span text:style-name="T134"><text:tab/></text:span><text:span text:style-name="T135"><text:tab/>e</text:span><text:span text:style-name="T136">cho <text:s/>*[a-Z]</text:span><text:span text:style-name="T137"><text:line-break/></text:span><text:span text:style-name="T138">456Z <text:s/>abc <text:s/>Raba <text:s/></text:span><text:span text:style-name="T139"><text:line-break/></text:span><text:span text:style-name="T140"><text:line-break/></text:span><text:span text:style-name="T141">Q2: How about<text:s/></text:span><text:span text:style-name="T142"><text:tab/></text:span><text:span text:style-name="T143">echo *[A-z]<text:s/></text:span><text:span text:style-name="T144">?</text:span><text:span text:style-name="T145"><text:line-break/></text:span><text:span text:style-name="T146">all files</text:span><text:span text:style-name="T147"><text:line-break/></text:span></text:p>
        </text:list-item>
        <text:list-item>
          <text:p text:style-name="P148"><text:span text:style-name="T149">Make the right directory look like the left one with just one command.<text:s/></text:span><text:span text:style-name="T150">Assume you are in /etc.</text:span><text:span text:style-name="T151"><text:line-break/></text:span><text:span text:style-name="T152"><text:line-break/></text:span><text:span text:style-name="T153"><text:line-break/></text:span><text:span text:style-name="T154"><text:s text:c="32"/>/etc <text:s text:c="19"/></text:span><text:span text:style-name="T155"><text:s text:c="53"/>/etc</text:span><text:span text:style-name="T156"><text:line-break/></text:span><text:span text:style-name="T157"><text:s text:c="35"/>|</text:span><text:span text:style-name="T158"><text:tab/></text:span><text:span text:style-name="T159"><text:tab/></text:span><text:span text:style-name="T160"><text:tab/></text:span><text:span text:style-name="T161"><text:tab/></text:span><text:span text:style-name="T162"><text:tab/></text:span><text:span text:style-name="T163"><text:tab/></text:span><text:span text:style-name="T164"><text:tab/><text:s text:c="4"/>|</text:span><text:span text:style-name="T165"><text:line-break/></text:span><text:span text:style-name="T166">------------------------------------------------------ <text:s text:c="27"/></text:span><text:span text:style-name="T167"><text:tab/>--------------------------------------</text:span><text:span text:style-name="T168"><text:line-break/></text:span><text:span text:style-name="T169">|</text:span><text:span text:style-name="T170"><text:tab/></text:span><text:span text:style-name="T171"><text:tab/></text:span><text:span text:style-name="T172"><text:tab/>|</text:span><text:span text:style-name="T173"><text:tab/></text:span><text:span text:style-name="T174"><text:tab/></text:span><text:span text:style-name="T175"><text:tab/>|</text:span><text:span text:style-name="T176"><text:tab/></text:span><text:span text:style-name="T177"><text:tab/></text:span><text:span text:style-name="T178"><text:tab/>|</text:span><text:span text:style-name="T179"><text:tab/></text:span><text:span text:style-name="T180"><text:tab/>|</text:span><text:span text:style-name="T181"><text:tab/></text:span><text:span text:style-name="T182"><text:tab/>|</text:span><text:span text:style-name="T183"><text:line-break/></text:span><text:span text:style-name="T184">dir1</text:span><text:span text:style-name="T185"><text:tab/></text:span><text:span text:style-name="T186"><text:tab/>d</text:span><text:span text:style-name="T187">ir2</text:span><text:span text:style-name="T188"><text:tab/></text:span><text:span text:style-name="T189"><text:tab/></text:span><text:span text:style-name="T190"><text:tab/>dir3</text:span><text:span text:style-name="T191"><text:tab/></text:span><text:span text:style-name="T192"><text:tab/></text:span><text:span text:style-name="T193"><text:tab/>dir1</text:span><text:span text:style-name="T194"><text:tab/></text:span><text:span text:style-name="T195"><text:tab/>dir2</text:span><text:span text:style-name="T196"><text:tab/></text:span><text:span text:style-name="T197"><text:tab/>dir3</text:span><text:span text:style-name="T198"><text:line-break/></text:span><text:span text:style-name="T199"><text:s text:c="64"/>|</text:span><text:span text:style-name="T200"><text:tab/></text:span><text:span text:style-name="T201"><text:tab/></text:span><text:span text:style-name="T202"><text:tab/>|</text:span><text:span text:style-name="T203"><text:tab/></text:span><text:span text:style-name="T204"><text:tab/></text:span><text:span text:style-name="T205"><text:tab/></text:span><text:span text:style-name="T206"><text:tab/>|</text:span><text:span text:style-name="T207"><text:line-break/></text:span><text:span text:style-name="T208"><text:s text:c="52"/>-------------------</text:span><text:span text:style-name="T209"><text:tab/></text:span><text:span text:style-name="T210"><text:tab/></text:span><text:span text:style-name="T211"><text:tab/>dir31</text:span><text:span text:style-name="T212"><text:tab/></text:span><text:span text:style-name="T213"><text:tab/></text:span><text:span text:style-name="T214"><text:tab/></text:span><text:span text:style-name="T215"><text:tab/>dir32</text:span><text:span text:style-name="T216"><text:line-break/></text:span><text:span text:style-name="T217"><text:s text:c="4"/></text:span><text:span text:style-name="T218"><text:tab/></text:span><text:span text:style-name="T219"><text:tab/></text:span><text:span text:style-name="T220"><text:tab/></text:span><text:span text:style-name="T221"><text:tab/></text:span><text:span text:style-name="T222"><text:tab/>|</text:span><text:span text:style-name="T223"><text:tab/></text:span><text:span text:style-name="T224"><text:tab/>|</text:span><text:span text:style-name="T225"><text:tab/></text:span><text:span text:style-name="T226"><text:tab/>|</text:span><text:span text:style-name="T227"><text:tab/></text:span><text:span text:style-name="T228"><text:line-break/></text:span><text:span text:style-name="T229"><text:s text:c="2"/></text:span><text:span text:style-name="T230"><text:tab/></text:span><text:span text:style-name="T231"><text:tab/></text:span><text:span text:style-name="T232"><text:tab/></text:span><text:span text:style-name="T233"><text:tab/></text:span><text:span text:style-name="T234"><text:tab/>dir31</text:span><text:span text:style-name="T235"><text:tab/></text:span><text:span text:style-name="T236"><text:tab/>dir32</text:span><text:span text:style-name="T237"><text:tab/></text:span><text:span text:style-name="T238"><text:tab/>dir311</text:span><text:span text:style-name="T239"><text:line-break/></text:span><text:span text:style-name="T240"><text:s/></text:span><text:span text:style-name="T241"><text:tab/></text:span><text:span text:style-name="T242"><text:tab/></text:span><text:span text:style-name="T243"><text:tab/></text:span><text:span text:style-name="T244"><text:tab/></text:span><text:span text:style-name="T245"><text:tab/>|</text:span><text:span text:style-name="T246"><text:tab/></text:span><text:span text:style-name="T247"><text:line-break/></text:span><text:span text:style-name="T248"><text:s/></text:span><text:span text:style-name="T249"><text:tab/></text:span><text:span text:style-name="T250"><text:tab/></text:span><text:span text:style-name="T251"><text:tab/></text:span><text:span text:style-name="T252"><text:tab/></text:span><text:span text:style-name="T253"><text:tab/>d</text:span><text:span text:style-name="T254">ir311</text:span><text:span text:style-name="T255"><text:line-break/></text:span><text:span text:style-name="T256"><text:line-break/></text:span><text:span text:style-name="T257"><text:line-break/></text:span><text:span text:style-name="T258">mv <text:s/>dir1 <text:s text:c="2"/>dir3</text:span><text:span text:style-name="T259"><text:line-break/></text:span></text:p>
        </text:list-item>
        <text:list-item>
          <text:p text:style-name="P260"><text:span text:style-name="T261">Which argument is optional?<text:s/></text:span><text:span text:style-name="T262"><text:line-break/></text:span><text:span text:style-name="T263"><text:line-break/></text:span><text:span text:style-name="T264">$ command <text:s/>[arg1] <text:s/>arg2</text:span><text:span text:style-name="T265"><text:line-break/></text:span><text:span text:style-name="T266"><text:line-break/></text:span><text:span text:style-name="T267">arg1</text:span></text:p>
        </text:list-item>
        <text:list-item>
          <text:p text:style-name="P268"><text:span text:style-name="T269">‘ls<text:s/></text:span><text:span text:style-name="T270">*<text:s/></text:span><text:span text:style-name="T271">’ <text:s/>lists all files in the current directory including hidden files. True or False?</text:span><text:span text:style-name="T272"><text:line-break/></text:span><text:span text:style-name="T273"><text:line-break/></text:span><text:span text:style-name="T274">False</text:span><text:span text:style-name="T275"><text:line-break/></text:span></text:p>
        </text:list-item>
        <text:list-item>
          <text:p text:style-name="P276"><text:span text:style-name="T277">Remove all files in your home directory starting with xy except xy itself.</text:span><text:span text:style-name="T278"><text:line-break/></text:span><text:span text:style-name="T279"><text:line-break/></text:span><text:span text:style-name="T280">rm <text:s text:c="2"/>xy?</text:span><text:span text:style-name="T281">*</text:span><text:span text:style-name="T282"><text:line-break/></text:span></text:p>
        </text:list-item>
        <text:list-item>
          <text:p text:style-name="P283"><text:span text:style-name="T284">Your home directory is <text:s/>/home/lisa. What is printed by:</text:span><text:span text:style-name="T285"><text:line-break/></text:span><text:span text:style-name="T286">$ echo my home is ‘~’ .</text:span><text:span text:style-name="T287"><text:line-break/></text:span></text:p>
        </text:list-item>
      </text:list>
      <text:p text:style-name="P288">my home is ~ .<text:tab/><text:tab/>‘ ’ <text:s/>is strong and stops tilde expansion.</text:p>
      <text:p text:style-name="P289"/>
      <text:p text:style-name="P290"/>
      <text:p text:style-name="P291">Note: Work on the end-of-chapter questions in the textbook. For example:</text:p>
      <text:p text:style-name="P292">Ch4.18 <text:s/>Explain the<text:s/>error messages displayed in the following sequence of commands:</text:p>
      <text:p text:style-name="P293"/>
      <text:p text:style-name="P294"><text:span text:style-name="T295">$<text:s/></text:span><text:span text:style-name="T296">ls -l</text:span></text:p>
      <text:p text:style-name="P297"><text:span text:style-name="T298">drwxrwxr-x.<text:s/></text:span><text:span text:style-name="T299">2 max pubs 1024 03-02 17:57 dirtmp</text:span></text:p>
      <text:p text:style-name="P300"><text:span text:style-name="T301">$<text:s/></text:span><text:span text:style-name="T302">ls dirtmp</text:span></text:p>
      <text:p text:style-name="P303"><text:span text:style-name="T304">$<text:s/></text:span><text:span text:style-name="T305">rmdir dirtmp</text:span></text:p>
      <text:p text:style-name="P306">rmdir: dirtmp: Directory not empty</text:p>
      <text:p text:style-name="P307"><text:span text:style-name="T308">$<text:s/></text:span><text:span text:style-name="T309">rm dirtmp/</text:span><text:span text:style-name="T310">*</text:span></text:p>
      <text:p text:style-name="P311">rm: No match.</text:p>
      <text:p text:style-name="P312"/>
      <text:p text:style-name="P313"><text:span text:style-name="T314">There is a file whose name begins with a<text:s/></text:span><text:span text:style-name="T315">period (a hidden file) in the<text:s/></text:span><text:span text:style-name="T316">dirtmp<text:s/></text:span><text:span text:style-name="T317">directory. Use<text:s/></text:span><text:span text:style-name="T318">ls<text:s/></text:span><text:span text:style-name="T319">with the<text:s/></text:span><text:span text:style-name="T320">–a<text:s/></text:span><text:span text:style-name="T321">option to list the file. Remove the file, and then you will be able to remove the directory.</text:span></text:p>
      <text:p text:style-name="P322"><text:span text:style-name="T323">Alternatively, use rm -r.</text:span></text:p>
      <text:p text:style-name="P324"/>
      <text:soft-page-break/>
      <text:p text:style-name="P325"><draw:g draw:name="Group 689" draw:id="id117" draw:style-name="a117" text:anchor-type="as-char"><svg:title/><svg:desc/><draw:custom-shape svg:width="1.47849in" svg:height="0.29196in" draw:id="id0" draw:style-name="a0" draw:transform="translate(-0.73924in -0.14598in) rotate(-1.5708) translate(4.43477in 4.96605in)" draw:name="Rectangle 7"><svg:title/><svg:desc/><text:p text:style-name="Normal"><text:span text:style-name="T326">ULI101</text:span><text:span text:style-name="T327"><text:s/></text:span><text:span text:style-name="T328">File</text:span><text:span text:style-name="T329"><text:s/></text:span><text:span text:style-name="T330">Tree</text:span><text:span text:style-name="T331"><text:s/></text:span><text:span text:style-name="T332">Drawing</text:span></text:p><draw:enhanced-geometry draw:type="non-primitive" svg:viewBox="0 0 21600 21600" draw:enhanced-path="M 0 0 L 21600 0 21600 21600 0 21600 Z N"/></draw:custom-shape><draw:custom-shape svg:width="0.40767in" svg:height="0.46841in" draw:id="id1" draw:style-name="a1" draw:transform="translate(-0.20383in -0.2342in) rotate(-1.5708) translate(4.04286in 5.94805in)" draw:name="Shape 8"><svg:title/><svg:desc/><draw:enhanced-geometry draw:type="non-primitive" svg:viewBox="0 0 428371 285547" draw:enhanced-path="M ?f0 ?f0 L ?f1 ?f0 ?f1 ?f2 ?f0 ?f2 Z N" draw:text-areas="?f7 ?f9 ?f8 ?f10"><draw:equation draw:name="f0" draw:formula="0"/><draw:equation draw:name="f1" draw:formula="428371"/><draw:equation draw:name="f2" draw:formula="285547"/><draw:equation draw:name="f3" draw:formula="?f2 - ?f0"/><draw:equation draw:name="f4" draw:formula="?f1 - ?f0"/><draw:equation draw:name="f5" draw:formula="?f4 / 428371"/><draw:equation draw:name="f6" draw:formula="?f3 / 285547"/><draw:equation draw:name="f7" draw:formula="0 / ?f5"/><draw:equation draw:name="f8" draw:formula="428371 / ?f5"/><draw:equation draw:name="f9" draw:formula="0 / ?f6"/><draw:equation draw:name="f10" draw:formula="285547 / ?f6"/></draw:enhanced-geometry></draw:custom-shape><draw:custom-shape svg:width="0.38572in" svg:height="0.29197in" draw:id="id2" draw:style-name="a2" draw:transform="translate(-0.19286in -0.14598in) rotate(-1.5708) translate(4.02486in 5.99368in)" draw:name="Rectangle 9"><svg:title/><svg:desc/><text:p text:style-name="Normal"><text:span text:style-name="T333">/</text:span><text:span text:style-name="T334"><text:s/></text:span><text:span text:style-name="T335">(root)</text:span></text:p><draw:enhanced-geometry draw:type="non-primitive" svg:viewBox="0 0 21600 21600" draw:enhanced-path="M 0 0 L 21600 0 21600 21600 0 21600 Z N"/></draw:custom-shape><draw:custom-shape svg:width="0.40764in" svg:height="0.46841in" draw:id="id3" draw:style-name="a3" draw:transform="translate(-0.20382in -0.2342in) rotate(-1.5708) translate(3.10593in 2.83023in)" draw:name="Shape 10"><svg:title/><svg:desc/><draw:enhanced-geometry draw:type="non-primitive" svg:viewBox="0 0 428333 285547" draw:enhanced-path="M ?f0 ?f0 L ?f1 ?f0 ?f1 ?f2 ?f0 ?f2 Z N" draw:text-areas="?f7 ?f9 ?f8 ?f10"><draw:equation draw:name="f0" draw:formula="0"/><draw:equation draw:name="f1" draw:formula="428333"/><draw:equation draw:name="f2" draw:formula="285547"/><draw:equation draw:name="f3" draw:formula="?f2 - ?f0"/><draw:equation draw:name="f4" draw:formula="?f1 - ?f0"/><draw:equation draw:name="f5" draw:formula="?f4 / 428333"/><draw:equation draw:name="f6" draw:formula="?f3 / 285547"/><draw:equation draw:name="f7" draw:formula="0 / ?f5"/><draw:equation draw:name="f8" draw:formula="428333 / ?f5"/><draw:equation draw:name="f9" draw:formula="0 / ?f6"/><draw:equation draw:name="f10" draw:formula="285547 / ?f6"/></draw:enhanced-geometry></draw:custom-shape><draw:custom-shape svg:width="0.17487in" svg:height="0.29197in" draw:id="id4" draw:style-name="a4" draw:transform="translate(-0.08743in -0.14598in) rotate(-1.5708) translate(3.08794in 2.84973in)" draw:name="Rectangle 11"><svg:title/><svg:desc/><text:p text:style-name="Normal"><text:span text:style-name="T336">var</text:span></text:p><draw:enhanced-geometry draw:type="non-primitive" svg:viewBox="0 0 21600 21600" draw:enhanced-path="M 0 0 L 21600 0 21600 21600 0 21600 Z N"/></draw:custom-shape><draw:custom-shape svg:width="2.7079in" svg:height="0.81378in" draw:id="id5" draw:style-name="a5" draw:transform="translate(-1.35395in -0.40689in) rotate(-1.5708) translate(3.57451in 4.38951in)" draw:name="Shape 12"><svg:title/><svg:desc/><draw:enhanced-geometry draw:type="non-primitive" svg:viewBox="0 0 2845397 496087" draw:enhanced-path="M ?f1 ?f0 C ?f3 ?f4 ?f5 ?f6 ?f0 ?f2 N" draw:text-areas="?f11 ?f13 ?f12 ?f14"><draw:equation draw:name="f0" draw:formula="0"/><draw:equation draw:name="f1" draw:formula="2845397"/><draw:equation draw:name="f2" draw:formula="496087"/><draw:equation draw:name="f3" draw:formula="2251812"/><draw:equation draw:name="f4" draw:formula="103480"/><draw:equation draw:name="f5" draw:formula="594563"/><draw:equation draw:name="f6" draw:formula="392405"/><draw:equation draw:name="f7" draw:formula="?f2 - ?f0"/><draw:equation draw:name="f8" draw:formula="?f1 - ?f0"/><draw:equation draw:name="f9" draw:formula="?f8 / 2845397"/><draw:equation draw:name="f10" draw:formula="?f7 / 496087"/><draw:equation draw:name="f11" draw:formula="0 / ?f9"/><draw:equation draw:name="f12" draw:formula="2845397 / ?f9"/><draw:equation draw:name="f13" draw:formula="0 / ?f10"/><draw:equation draw:name="f14" draw:formula="496087 / ?f10"/></draw:enhanced-geometry></draw:custom-shape><draw:custom-shape svg:width="0.40767in" svg:height="0.46841in" draw:id="id6" draw:style-name="a6" draw:transform="translate(-0.20383in -0.2342in) rotate(-1.5708) translate(3.10593in 5.47998in)" draw:name="Shape 13"><svg:title/><svg:desc/><draw:enhanced-geometry draw:type="non-primitive" svg:viewBox="0 0 428371 285547" draw:enhanced-path="M ?f0 ?f0 L ?f1 ?f0 ?f1 ?f2 ?f0 ?f2 Z N" draw:text-areas="?f7 ?f9 ?f8 ?f10"><draw:equation draw:name="f0" draw:formula="0"/><draw:equation draw:name="f1" draw:formula="428371"/><draw:equation draw:name="f2" draw:formula="285547"/><draw:equation draw:name="f3" draw:formula="?f2 - ?f0"/><draw:equation draw:name="f4" draw:formula="?f1 - ?f0"/><draw:equation draw:name="f5" draw:formula="?f4 / 428371"/><draw:equation draw:name="f6" draw:formula="?f3 / 285547"/><draw:equation draw:name="f7" draw:formula="0 / ?f5"/><draw:equation draw:name="f8" draw:formula="428371 / ?f5"/><draw:equation draw:name="f9" draw:formula="0 / ?f6"/><draw:equation draw:name="f10" draw:formula="285547 / ?f6"/></draw:enhanced-geometry></draw:custom-shape><draw:custom-shape svg:width="0.31094in" svg:height="0.29197in" draw:id="id7" draw:style-name="a7" draw:transform="translate(-0.15547in -0.14598in) rotate(-1.5708) translate(3.08794in 5.51844in)" draw:name="Rectangle 14"><svg:title/><svg:desc/><text:p text:style-name="Normal"><text:span text:style-name="T337">home</text:span></text:p><draw:enhanced-geometry draw:type="non-primitive" svg:viewBox="0 0 21600 21600" draw:enhanced-path="M 0 0 L 21600 0 21600 21600 0 21600 Z N"/></draw:custom-shape><draw:custom-shape svg:width="0.23026in" svg:height="0.46093in" draw:id="id8" draw:style-name="a8" draw:transform="translate(-0.11513in -0.23046in) rotate(-1.5708) translate(3.57598in 5.71482in)" draw:name="Shape 15"><svg:title/><svg:desc/><draw:enhanced-geometry draw:type="non-primitive" svg:viewBox="0 0 241948 280988" draw:enhanced-path="M ?f1 ?f0 C ?f3 ?f4 ?f5 ?f6 ?f0 ?f2 N" draw:text-areas="?f11 ?f13 ?f12 ?f14"><draw:equation draw:name="f0" draw:formula="0"/><draw:equation draw:name="f1" draw:formula="241948"/><draw:equation draw:name="f2" draw:formula="280988"/><draw:equation draw:name="f3" draw:formula="167932"/><draw:equation draw:name="f4" draw:formula="85928"/><draw:equation draw:name="f5" draw:formula="74270"/><draw:equation draw:name="f6" draw:formula="194716"/><draw:equation draw:name="f7" draw:formula="?f2 - ?f0"/><draw:equation draw:name="f8" draw:formula="?f1 - ?f0"/><draw:equation draw:name="f9" draw:formula="?f8 / 241948"/><draw:equation draw:name="f10" draw:formula="?f7 / 280988"/><draw:equation draw:name="f11" draw:formula="0 / ?f9"/><draw:equation draw:name="f12" draw:formula="241948 / ?f9"/><draw:equation draw:name="f13" draw:formula="0 / ?f10"/><draw:equation draw:name="f14" draw:formula="280988 / ?f10"/></draw:enhanced-geometry></draw:custom-shape><draw:custom-shape svg:width="0.40764in" svg:height="0.46841in" draw:id="id9" draw:style-name="a9" draw:transform="translate(-0.20382in -0.2342in) rotate(-1.5708) translate(3.10593in 6.41608in)" draw:name="Shape 16"><svg:title/><svg:desc/><draw:enhanced-geometry draw:type="non-primitive" svg:viewBox="0 0 428333 285547" draw:enhanced-path="M ?f0 ?f0 L ?f1 ?f0 ?f1 ?f2 ?f0 ?f2 Z N" draw:text-areas="?f7 ?f9 ?f8 ?f10"><draw:equation draw:name="f0" draw:formula="0"/><draw:equation draw:name="f1" draw:formula="428333"/><draw:equation draw:name="f2" draw:formula="285547"/><draw:equation draw:name="f3" draw:formula="?f2 - ?f0"/><draw:equation draw:name="f4" draw:formula="?f1 - ?f0"/><draw:equation draw:name="f5" draw:formula="?f4 / 428333"/><draw:equation draw:name="f6" draw:formula="?f3 / 285547"/><draw:equation draw:name="f7" draw:formula="0 / ?f5"/><draw:equation draw:name="f8" draw:formula="428333 / ?f5"/><draw:equation draw:name="f9" draw:formula="0 / ?f6"/><draw:equation draw:name="f10" draw:formula="285547 / ?f6"/></draw:enhanced-geometry></draw:custom-shape><draw:custom-shape svg:width="0.22083in" svg:height="0.29197in" draw:id="id10" draw:style-name="a10" draw:transform="translate(-0.11041in -0.14598in) rotate(-1.5708) translate(3.08794in 6.44345in)" draw:name="Rectangle 17"><svg:title/><svg:desc/><text:p text:style-name="Normal"><text:span text:style-name="T338">tmp</text:span></text:p><draw:enhanced-geometry draw:type="non-primitive" svg:viewBox="0 0 21600 21600" draw:enhanced-path="M 0 0 L 21600 0 21600 21600 0 21600 Z N"/></draw:custom-shape><draw:custom-shape svg:width="0.23026in" svg:height="0.46093in" draw:id="id11" draw:style-name="a11" draw:transform="translate(-0.11513in -0.23046in) rotate(-1.5708) translate(3.57598in 6.18128in)" draw:name="Shape 18"><svg:title/><svg:desc/><draw:enhanced-geometry draw:type="non-primitive" svg:viewBox="0 0 241948 280988" draw:enhanced-path="M ?f0 ?f0 C ?f3 ?f4 ?f5 ?f6 ?f1 ?f2 N" draw:text-areas="?f11 ?f13 ?f12 ?f14"><draw:equation draw:name="f0" draw:formula="0"/><draw:equation draw:name="f1" draw:formula="241948"/><draw:equation draw:name="f2" draw:formula="280988"/><draw:equation draw:name="f3" draw:formula="73964"/><draw:equation draw:name="f4" draw:formula="85928"/><draw:equation draw:name="f5" draw:formula="167678"/><draw:equation draw:name="f6" draw:formula="194716"/><draw:equation draw:name="f7" draw:formula="?f2 - ?f0"/><draw:equation draw:name="f8" draw:formula="?f1 - ?f0"/><draw:equation draw:name="f9" draw:formula="?f8 / 241948"/><draw:equation draw:name="f10" draw:formula="?f7 / 280988"/><draw:equation draw:name="f11" draw:formula="0 / ?f9"/><draw:equation draw:name="f12" draw:formula="241948 / ?f9"/><draw:equation draw:name="f13" draw:formula="0 / ?f10"/><draw:equation draw:name="f14" draw:formula="280988 / ?f10"/></draw:enhanced-geometry></draw:custom-shape><draw:custom-shape svg:width="0.40764in" svg:height="0.46841in" draw:id="id12" draw:style-name="a12" draw:transform="translate(-0.20382in -0.2342in) rotate(-1.5708) translate(3.10593in 7.71456in)" draw:name="Shape 19"><svg:title/><svg:desc/><draw:enhanced-geometry draw:type="non-primitive" svg:viewBox="0 0 428333 285547" draw:enhanced-path="M ?f0 ?f0 L ?f1 ?f0 ?f1 ?f2 ?f0 ?f2 Z N" draw:text-areas="?f7 ?f9 ?f8 ?f10"><draw:equation draw:name="f0" draw:formula="0"/><draw:equation draw:name="f1" draw:formula="428333"/><draw:equation draw:name="f2" draw:formula="285547"/><draw:equation draw:name="f3" draw:formula="?f2 - ?f0"/><draw:equation draw:name="f4" draw:formula="?f1 - ?f0"/><draw:equation draw:name="f5" draw:formula="?f4 / 428333"/><draw:equation draw:name="f6" draw:formula="?f3 / 285547"/><draw:equation draw:name="f7" draw:formula="0 / ?f5"/><draw:equation draw:name="f8" draw:formula="428333 / ?f5"/><draw:equation draw:name="f9" draw:formula="0 / ?f6"/><draw:equation draw:name="f10" draw:formula="285547 / ?f6"/></draw:enhanced-geometry></draw:custom-shape><draw:custom-shape svg:width="0.35648in" svg:height="0.29197in" draw:id="id13" draw:style-name="a13" draw:transform="translate(-0.17824in -0.14598in) rotate(-1.5708) translate(3.08794in 7.75693in)" draw:name="Rectangle 20"><svg:title/><svg:desc/><text:p text:style-name="Normal"><text:span text:style-name="T339">shared</text:span></text:p><draw:enhanced-geometry draw:type="non-primitive" svg:viewBox="0 0 21600 21600" draw:enhanced-path="M 0 0 L 21600 0 21600 21600 0 21600 Z N"/></draw:custom-shape><draw:custom-shape svg:width="1.3556in" svg:height="0.71897in" draw:id="id14" draw:style-name="a14" draw:transform="translate(-0.6778in -0.35948in) rotate(-1.5708) translate(3.57406in 6.83195in)" draw:name="Shape 21"><svg:title/><svg:desc/><draw:enhanced-geometry draw:type="non-primitive" svg:viewBox="0 0 1424432 438290" draw:enhanced-path="M ?f0 ?f0 C ?f3 ?f4 ?f5 ?f6 ?f1 ?f2 N" draw:text-areas="?f11 ?f13 ?f12 ?f14"><draw:equation draw:name="f0" draw:formula="0"/><draw:equation draw:name="f1" draw:formula="1424432"/><draw:equation draw:name="f2" draw:formula="438290"/><draw:equation draw:name="f3" draw:formula="357683"/><draw:equation draw:name="f4" draw:formula="110084"/><draw:equation draw:name="f5" draw:formula="1067689"/><draw:equation draw:name="f6" draw:formula="328511"/><draw:equation draw:name="f7" draw:formula="?f2 - ?f0"/><draw:equation draw:name="f8" draw:formula="?f1 - ?f0"/><draw:equation draw:name="f9" draw:formula="?f8 / 1424432"/><draw:equation draw:name="f10" draw:formula="?f7 / 438290"/><draw:equation draw:name="f11" draw:formula="0 / ?f9"/><draw:equation draw:name="f12" draw:formula="1424432 / ?f9"/><draw:equation draw:name="f13" draw:formula="0 / ?f10"/><draw:equation draw:name="f14" draw:formula="438290 / ?f10"/></draw:enhanced-geometry></draw:custom-shape><draw:custom-shape svg:width="0.40767in" svg:height="0.46849in" draw:id="id15" draw:style-name="a15" draw:transform="translate(-0.20383in -0.23424in) rotate(-1.5708) translate(2.16906in 1.24491in)" draw:name="Shape 22"><svg:title/><svg:desc/><draw:enhanced-geometry draw:type="non-primitive" svg:viewBox="0 0 428371 285598" draw:enhanced-path="M ?f0 ?f0 L ?f1 ?f0 ?f1 ?f2 ?f0 ?f2 Z N" draw:text-areas="?f7 ?f9 ?f8 ?f10"><draw:equation draw:name="f0" draw:formula="0"/><draw:equation draw:name="f1" draw:formula="428371"/><draw:equation draw:name="f2" draw:formula="285598"/><draw:equation draw:name="f3" draw:formula="?f2 - ?f0"/><draw:equation draw:name="f4" draw:formula="?f1 - ?f0"/><draw:equation draw:name="f5" draw:formula="?f4 / 428371"/><draw:equation draw:name="f6" draw:formula="?f3 / 285598"/><draw:equation draw:name="f7" draw:formula="0 / ?f5"/><draw:equation draw:name="f8" draw:formula="428371 / ?f5"/><draw:equation draw:name="f9" draw:formula="0 / ?f6"/><draw:equation draw:name="f10" draw:formula="285598 / ?f6"/></draw:enhanced-geometry></draw:custom-shape><draw:custom-shape svg:width="0.15308in" svg:height="0.29197in" draw:id="id16" draw:style-name="a16" draw:transform="translate(-0.07654in -0.14598in) rotate(-1.5708) translate(2.15103in 1.26105in)" draw:name="Rectangle 23"><svg:title/><svg:desc/><text:p text:style-name="Normal"><text:span text:style-name="T340">ftp</text:span></text:p><draw:enhanced-geometry draw:type="non-primitive" svg:viewBox="0 0 21600 21600" draw:enhanced-path="M 0 0 L 21600 0 21600 21600 0 21600 Z N"/></draw:custom-shape><draw:custom-shape svg:width="1.17559in" svg:height="0.69474in" draw:id="id17" draw:style-name="a17" draw:transform="translate(-0.58779in -0.34737in) rotate(-1.5708) translate(2.63804in 2.03844in)" draw:name="Shape 24"><svg:title/><svg:desc/><draw:enhanced-geometry draw:type="non-primitive" svg:viewBox="0 0 1235278 423520" draw:enhanced-path="M ?f1 ?f0 C ?f3 ?f4 ?f5 ?f6 ?f0 ?f2 N" draw:text-areas="?f11 ?f13 ?f12 ?f14"><draw:equation draw:name="f0" draw:formula="0"/><draw:equation draw:name="f1" draw:formula="1235278"/><draw:equation draw:name="f2" draw:formula="423520"/><draw:equation draw:name="f3" draw:formula="916280"/><draw:equation draw:name="f4" draw:formula="109398"/><draw:equation draw:name="f5" draw:formula="320027"/><draw:equation draw:name="f6" draw:formula="313830"/><draw:equation draw:name="f7" draw:formula="?f2 - ?f0"/><draw:equation draw:name="f8" draw:formula="?f1 - ?f0"/><draw:equation draw:name="f9" draw:formula="?f8 / 1235278"/><draw:equation draw:name="f10" draw:formula="?f7 / 423520"/><draw:equation draw:name="f11" draw:formula="0 / ?f9"/><draw:equation draw:name="f12" draw:formula="1235278 / ?f9"/><draw:equation draw:name="f13" draw:formula="0 / ?f10"/><draw:equation draw:name="f14" draw:formula="423520 / ?f10"/></draw:enhanced-geometry></draw:custom-shape><draw:custom-shape svg:width="0.40764in" svg:height="0.46849in" draw:id="id18" draw:style-name="a18" draw:transform="translate(-0.20382in -0.23424in) rotate(-1.5708) translate(2.16906in 2.83023in)" draw:name="Shape 25"><svg:title/><svg:desc/><draw:enhanced-geometry draw:type="non-primitive" svg:viewBox="0 0 428333 285598" draw:enhanced-path="M ?f0 ?f0 L ?f1 ?f0 ?f1 ?f2 ?f0 ?f2 Z N" draw:text-areas="?f7 ?f9 ?f8 ?f10"><draw:equation draw:name="f0" draw:formula="0"/><draw:equation draw:name="f1" draw:formula="428333"/><draw:equation draw:name="f2" draw:formula="285598"/><draw:equation draw:name="f3" draw:formula="?f2 - ?f0"/><draw:equation draw:name="f4" draw:formula="?f1 - ?f0"/><draw:equation draw:name="f5" draw:formula="?f4 / 428333"/><draw:equation draw:name="f6" draw:formula="?f3 / 285598"/><draw:equation draw:name="f7" draw:formula="0 / ?f5"/><draw:equation draw:name="f8" draw:formula="428333 / ?f5"/><draw:equation draw:name="f9" draw:formula="0 / ?f6"/><draw:equation draw:name="f10" draw:formula="285598 / ?f6"/></draw:enhanced-geometry></draw:custom-shape><draw:custom-shape svg:width="0.2973in" svg:height="0.29197in" draw:id="id19" draw:style-name="a19" draw:transform="translate(-0.14865in -0.14598in) rotate(-1.5708) translate(2.15103in 2.86567in)" draw:name="Rectangle 26"><svg:title/><svg:desc/><text:p text:style-name="Normal"><text:span text:style-name="T341">www</text:span></text:p><draw:enhanced-geometry draw:type="non-primitive" svg:viewBox="0 0 21600 21600" draw:enhanced-path="M 0 0 L 21600 0 21600 21600 0 21600 Z N"/></draw:custom-shape><draw:custom-shape svg:width="0in" svg:height="0.46085in" draw:id="id20" draw:style-name="a20" draw:transform="translate(0in -0.23042in) rotate(-1.5708) translate(2.63909in 2.83024in)" draw:name="Shape 27"><svg:title/><svg:desc/><draw:enhanced-geometry draw:path-stretchpoint-x="21600" draw:type="non-primitive" svg:viewBox="0 0 21600 421335" draw:enhanced-path="M ?f7 ?f7 C ?f7 ?f9 ?f7 ?f10 ?f7 ?f8 N" draw:text-areas="?f22 ?f17 ?f22 ?f18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21335"/><draw:equation draw:name="f9" draw:formula="128851"/><draw:equation draw:name="f10" draw:formula="291950"/><draw:equation draw:name="f11" draw:formula="?f8 - ?f7"/><draw:equation draw:name="f12" draw:formula="?f7 - ?f7"/><draw:equation draw:name="f13" draw:formula="?f12 / 0"/><draw:equation draw:name="f14" draw:formula="?f11 / 421335"/><draw:equation draw:name="f15" draw:formula="21600 * ?f5"/><draw:equation draw:name="f16" draw:formula="0 / ?f13"/><draw:equation draw:name="f17" draw:formula="0 / ?f14"/><draw:equation draw:name="f18" draw:formula="421335 / ?f14"/><draw:equation draw:name="f19" draw:formula="?f15 / ?f6"/><draw:equation draw:name="f20" draw:formula="?f19 - ?f7"/><draw:equation draw:name="f21" draw:formula="?f20 / 0"/><draw:equation draw:name="f22" draw:formula="?f16 * ?f21"/></draw:enhanced-geometry></draw:custom-shape><draw:custom-shape svg:width="0.40767in" svg:height="0.46849in" draw:id="id21" draw:style-name="a21" draw:transform="translate(-0.20383in -0.23424in) rotate(-1.5708) translate(2.16906in 4.5288in)" draw:name="Shape 28"><svg:title/><svg:desc/><draw:enhanced-geometry draw:type="non-primitive" svg:viewBox="0 0 428371 285598" draw:enhanced-path="M ?f0 ?f0 L ?f1 ?f0 ?f1 ?f2 ?f0 ?f2 Z N" draw:text-areas="?f7 ?f9 ?f8 ?f10"><draw:equation draw:name="f0" draw:formula="0"/><draw:equation draw:name="f1" draw:formula="428371"/><draw:equation draw:name="f2" draw:formula="285598"/><draw:equation draw:name="f3" draw:formula="?f2 - ?f0"/><draw:equation draw:name="f4" draw:formula="?f1 - ?f0"/><draw:equation draw:name="f5" draw:formula="?f4 / 428371"/><draw:equation draw:name="f6" draw:formula="?f3 / 285598"/><draw:equation draw:name="f7" draw:formula="0 / ?f5"/><draw:equation draw:name="f8" draw:formula="428371 / ?f5"/><draw:equation draw:name="f9" draw:formula="0 / ?f6"/><draw:equation draw:name="f10" draw:formula="285598 / ?f6"/></draw:enhanced-geometry></draw:custom-shape><draw:custom-shape svg:width="0.28114in" svg:height="0.29197in" draw:id="id22" draw:style-name="a22" draw:transform="translate(-0.14057in -0.14598in) rotate(-1.5708) translate(2.15103in 4.56369in)" draw:name="Rectangle 29"><svg:title/><svg:desc/><text:p text:style-name="Normal"><text:span text:style-name="T342">brian</text:span></text:p><draw:enhanced-geometry draw:type="non-primitive" svg:viewBox="0 0 21600 21600" draw:enhanced-path="M 0 0 L 21600 0 21600 21600 0 21600 Z N"/></draw:custom-shape><draw:custom-shape svg:width="0.54015in" svg:height="0.53197in" draw:id="id23" draw:style-name="a23" draw:transform="translate(-0.27007in -0.26598in) rotate(-1.5708) translate(2.63894in 5.00589in)" draw:name="Shape 30"><svg:title/><svg:desc/><draw:enhanced-geometry draw:type="non-primitive" svg:viewBox="0 0 567576 324295" draw:enhanced-path="M ?f1 ?f0 C ?f3 ?f4 ?f5 ?f6 ?f0 ?f2 N" draw:text-areas="?f11 ?f13 ?f12 ?f14"><draw:equation draw:name="f0" draw:formula="0"/><draw:equation draw:name="f1" draw:formula="567576"/><draw:equation draw:name="f2" draw:formula="324295"/><draw:equation draw:name="f3" draw:formula="400050"/><draw:equation draw:name="f4" draw:formula="95695"/><draw:equation draw:name="f5" draw:formula="168275"/><draw:equation draw:name="f6" draw:formula="228143"/><draw:equation draw:name="f7" draw:formula="?f2 - ?f0"/><draw:equation draw:name="f8" draw:formula="?f1 - ?f0"/><draw:equation draw:name="f9" draw:formula="?f8 / 567576"/><draw:equation draw:name="f10" draw:formula="?f7 / 324295"/><draw:equation draw:name="f11" draw:formula="0 / ?f9"/><draw:equation draw:name="f12" draw:formula="567576 / ?f9"/><draw:equation draw:name="f13" draw:formula="0 / ?f10"/><draw:equation draw:name="f14" draw:formula="324295 / ?f10"/></draw:enhanced-geometry></draw:custom-shape><draw:custom-shape svg:width="0.40767in" svg:height="0.46849in" draw:id="id24" draw:style-name="a24" draw:transform="translate(-0.20383in -0.23424in) rotate(-1.5708) translate(2.16906in 5.47998in)" draw:name="Shape 31"><svg:title/><svg:desc/><draw:enhanced-geometry draw:type="non-primitive" svg:viewBox="0 0 428371 285598" draw:enhanced-path="M ?f0 ?f0 L ?f1 ?f0 ?f1 ?f2 ?f0 ?f2 Z N" draw:text-areas="?f7 ?f9 ?f8 ?f10"><draw:equation draw:name="f0" draw:formula="0"/><draw:equation draw:name="f1" draw:formula="428371"/><draw:equation draw:name="f2" draw:formula="285598"/><draw:equation draw:name="f3" draw:formula="?f2 - ?f0"/><draw:equation draw:name="f4" draw:formula="?f1 - ?f0"/><draw:equation draw:name="f5" draw:formula="?f4 / 428371"/><draw:equation draw:name="f6" draw:formula="?f3 / 285598"/><draw:equation draw:name="f7" draw:formula="0 / ?f5"/><draw:equation draw:name="f8" draw:formula="428371 / ?f5"/><draw:equation draw:name="f9" draw:formula="0 / ?f6"/><draw:equation draw:name="f10" draw:formula="285598 / ?f6"/></draw:enhanced-geometry></draw:custom-shape><draw:custom-shape svg:width="0.19047in" svg:height="0.29197in" draw:id="id25" draw:style-name="a25" draw:transform="translate(-0.09523in -0.14598in) rotate(-1.5708) translate(2.15103in 5.50353in)" draw:name="Rectangle 32"><svg:title/><svg:desc/><text:p text:style-name="Normal"><text:span text:style-name="T343">lisa</text:span></text:p><draw:enhanced-geometry draw:type="non-primitive" svg:viewBox="0 0 21600 21600" draw:enhanced-path="M 0 0 L 21600 0 21600 21600 0 21600 Z N"/></draw:custom-shape><draw:custom-shape svg:width="0in" svg:height="0.46085in" draw:id="id26" draw:style-name="a26" draw:transform="translate(0in -0.23042in) rotate(-1.5708) translate(2.63909in 5.48001in)" draw:name="Shape 33"><svg:title/><svg:desc/><draw:enhanced-geometry draw:path-stretchpoint-x="21600" draw:type="non-primitive" svg:viewBox="0 0 21600 421335" draw:enhanced-path="M ?f7 ?f7 C ?f7 ?f9 ?f7 ?f10 ?f7 ?f8 N" draw:text-areas="?f22 ?f17 ?f22 ?f18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21335"/><draw:equation draw:name="f9" draw:formula="128851"/><draw:equation draw:name="f10" draw:formula="291950"/><draw:equation draw:name="f11" draw:formula="?f8 - ?f7"/><draw:equation draw:name="f12" draw:formula="?f7 - ?f7"/><draw:equation draw:name="f13" draw:formula="?f12 / 0"/><draw:equation draw:name="f14" draw:formula="?f11 / 421335"/><draw:equation draw:name="f15" draw:formula="21600 * ?f5"/><draw:equation draw:name="f16" draw:formula="0 / ?f13"/><draw:equation draw:name="f17" draw:formula="0 / ?f14"/><draw:equation draw:name="f18" draw:formula="421335 / ?f14"/><draw:equation draw:name="f19" draw:formula="?f15 / ?f6"/><draw:equation draw:name="f20" draw:formula="?f19 - ?f7"/><draw:equation draw:name="f21" draw:formula="?f20 / 0"/><draw:equation draw:name="f22" draw:formula="?f16 * ?f21"/></draw:enhanced-geometry></draw:custom-shape><draw:custom-shape svg:width="0.40764in" svg:height="0.46849in" draw:id="id27" draw:style-name="a27" draw:transform="translate(-0.20382in -0.23424in) rotate(-1.5708) translate(2.16906in 6.41608in)" draw:name="Shape 34"><svg:title/><svg:desc/><draw:enhanced-geometry draw:type="non-primitive" svg:viewBox="0 0 428333 285598" draw:enhanced-path="M ?f0 ?f0 L ?f1 ?f0 ?f1 ?f2 ?f0 ?f2 Z N" draw:text-areas="?f7 ?f9 ?f8 ?f10"><draw:equation draw:name="f0" draw:formula="0"/><draw:equation draw:name="f1" draw:formula="428333"/><draw:equation draw:name="f2" draw:formula="285598"/><draw:equation draw:name="f3" draw:formula="?f2 - ?f0"/><draw:equation draw:name="f4" draw:formula="?f1 - ?f0"/><draw:equation draw:name="f5" draw:formula="?f4 / 428333"/><draw:equation draw:name="f6" draw:formula="?f3 / 285598"/><draw:equation draw:name="f7" draw:formula="0 / ?f5"/><draw:equation draw:name="f8" draw:formula="428333 / ?f5"/><draw:equation draw:name="f9" draw:formula="0 / ?f6"/><draw:equation draw:name="f10" draw:formula="285598 / ?f6"/></draw:enhanced-geometry></draw:custom-shape><draw:custom-shape svg:width="0.22786in" svg:height="0.29197in" draw:id="id28" draw:style-name="a28" draw:transform="translate(-0.11393in -0.14598in) rotate(-1.5708) translate(2.15103in 6.4432in)" draw:name="Rectangle 35"><svg:title/><svg:desc/><text:p text:style-name="Normal"><text:span text:style-name="T344">logs</text:span></text:p><draw:enhanced-geometry draw:type="non-primitive" svg:viewBox="0 0 21600 21600" draw:enhanced-path="M 0 0 L 21600 0 21600 21600 0 21600 Z N"/></draw:custom-shape><draw:custom-shape svg:width="0in" svg:height="0.46085in" draw:id="id29" draw:style-name="a29" draw:transform="translate(0in -0.23042in) rotate(-1.5708) translate(2.63909in 6.41609in)" draw:name="Shape 36"><svg:title/><svg:desc/><draw:enhanced-geometry draw:path-stretchpoint-x="21600" draw:type="non-primitive" svg:viewBox="0 0 21600 421335" draw:enhanced-path="M ?f7 ?f7 C ?f7 ?f9 ?f7 ?f10 ?f7 ?f8 N" draw:text-areas="?f22 ?f17 ?f22 ?f18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21335"/><draw:equation draw:name="f9" draw:formula="128851"/><draw:equation draw:name="f10" draw:formula="291950"/><draw:equation draw:name="f11" draw:formula="?f8 - ?f7"/><draw:equation draw:name="f12" draw:formula="?f7 - ?f7"/><draw:equation draw:name="f13" draw:formula="?f12 / 0"/><draw:equation draw:name="f14" draw:formula="?f11 / 421335"/><draw:equation draw:name="f15" draw:formula="21600 * ?f5"/><draw:equation draw:name="f16" draw:formula="0 / ?f13"/><draw:equation draw:name="f17" draw:formula="0 / ?f14"/><draw:equation draw:name="f18" draw:formula="421335 / ?f14"/><draw:equation draw:name="f19" draw:formula="?f15 / ?f6"/><draw:equation draw:name="f20" draw:formula="?f19 - ?f7"/><draw:equation draw:name="f21" draw:formula="?f20 / 0"/><draw:equation draw:name="f22" draw:formula="?f16 * ?f21"/></draw:enhanced-geometry></draw:custom-shape><draw:custom-shape svg:width="0.40764in" svg:height="0.46849in" draw:id="id30" draw:style-name="a30" draw:transform="translate(-0.20382in -0.23424in) rotate(-1.5708) translate(2.16906in 7.01247in)" draw:name="Shape 37"><svg:title/><svg:desc/><draw:enhanced-geometry draw:type="non-primitive" svg:viewBox="0 0 428333 285598" draw:enhanced-path="M ?f0 ?f0 L ?f1 ?f0 ?f1 ?f2 ?f0 ?f2 Z N" draw:text-areas="?f7 ?f9 ?f8 ?f10"><draw:equation draw:name="f0" draw:formula="0"/><draw:equation draw:name="f1" draw:formula="428333"/><draw:equation draw:name="f2" draw:formula="285598"/><draw:equation draw:name="f3" draw:formula="?f2 - ?f0"/><draw:equation draw:name="f4" draw:formula="?f1 - ?f0"/><draw:equation draw:name="f5" draw:formula="?f4 / 428333"/><draw:equation draw:name="f6" draw:formula="?f3 / 285598"/><draw:equation draw:name="f7" draw:formula="0 / ?f5"/><draw:equation draw:name="f8" draw:formula="428333 / ?f5"/><draw:equation draw:name="f9" draw:formula="0 / ?f6"/><draw:equation draw:name="f10" draw:formula="285598 / ?f6"/></draw:enhanced-geometry></draw:custom-shape><draw:custom-shape svg:width="0.33329in" svg:height="0.29197in" draw:id="id31" draw:style-name="a31" draw:transform="translate(-0.16664in -0.14598in) rotate(-1.5708) translate(2.15103in 7.05079in)" draw:name="Rectangle 38"><svg:title/><svg:desc/><text:p text:style-name="Normal"><text:span text:style-name="T345">builds</text:span></text:p><draw:enhanced-geometry draw:type="non-primitive" svg:viewBox="0 0 21600 21600" draw:enhanced-path="M 0 0 L 21600 0 21600 21600 0 21600 Z N"/></draw:custom-shape><draw:custom-shape svg:width="0.29545in" svg:height="0.4641in" draw:id="id32" draw:style-name="a32" draw:transform="translate(-0.14772in -0.23205in) rotate(-1.5708) translate(2.63747in 6.71431in)" draw:name="Shape 39"><svg:title/><svg:desc/><draw:enhanced-geometry draw:type="non-primitive" svg:viewBox="0 0 310452 282918" draw:enhanced-path="M ?f0 ?f0 C ?f3 ?f4 ?f5 ?f6 ?f1 ?f2 N" draw:text-areas="?f11 ?f13 ?f12 ?f14"><draw:equation draw:name="f0" draw:formula="0"/><draw:equation draw:name="f1" draw:formula="310452"/><draw:equation draw:name="f2" draw:formula="282918"/><draw:equation draw:name="f3" draw:formula="95009"/><draw:equation draw:name="f4" draw:formula="86563"/><draw:equation draw:name="f5" draw:formula="215456"/><draw:equation draw:name="f6" draw:formula="196355"/><draw:equation draw:name="f7" draw:formula="?f2 - ?f0"/><draw:equation draw:name="f8" draw:formula="?f1 - ?f0"/><draw:equation draw:name="f9" draw:formula="?f8 / 310452"/><draw:equation draw:name="f10" draw:formula="?f7 / 282918"/><draw:equation draw:name="f11" draw:formula="0 / ?f9"/><draw:equation draw:name="f12" draw:formula="310452 / ?f9"/><draw:equation draw:name="f13" draw:formula="0 / ?f10"/><draw:equation draw:name="f14" draw:formula="282918 / ?f10"/></draw:enhanced-geometry></draw:custom-shape><draw:custom-shape svg:width="0.40764in" svg:height="0.46849in" draw:id="id33" draw:style-name="a33" draw:transform="translate(-0.20382in -0.23424in) rotate(-1.5708) translate(2.16906in 7.71456in)" draw:name="Shape 40"><svg:title/><svg:desc/><draw:enhanced-geometry draw:type="non-primitive" svg:viewBox="0 0 428333 285598" draw:enhanced-path="M ?f0 ?f0 L ?f1 ?f0 ?f1 ?f2 ?f0 ?f2 Z N" draw:text-areas="?f7 ?f9 ?f8 ?f10"><draw:equation draw:name="f0" draw:formula="0"/><draw:equation draw:name="f1" draw:formula="428333"/><draw:equation draw:name="f2" draw:formula="285598"/><draw:equation draw:name="f3" draw:formula="?f2 - ?f0"/><draw:equation draw:name="f4" draw:formula="?f1 - ?f0"/><draw:equation draw:name="f5" draw:formula="?f4 / 428333"/><draw:equation draw:name="f6" draw:formula="?f3 / 285598"/><draw:equation draw:name="f7" draw:formula="0 / ?f5"/><draw:equation draw:name="f8" draw:formula="428333 / ?f5"/><draw:equation draw:name="f9" draw:formula="0 / ?f6"/><draw:equation draw:name="f10" draw:formula="285598 / ?f6"/></draw:enhanced-geometry></draw:custom-shape><draw:custom-shape svg:width="0.26553in" svg:height="0.29197in" draw:id="id34" draw:style-name="a34" draw:transform="translate(-0.13276in -0.14598in) rotate(-1.5708) translate(2.15103in 7.74539in)" draw:name="Rectangle 41"><svg:title/><svg:desc/><text:p text:style-name="Normal"><text:span text:style-name="T346">sales</text:span></text:p><draw:enhanced-geometry draw:type="non-primitive" svg:viewBox="0 0 21600 21600" draw:enhanced-path="M 0 0 L 21600 0 21600 21600 0 21600 Z N"/></draw:custom-shape><draw:custom-shape svg:width="0in" svg:height="0.46085in" draw:id="id35" draw:style-name="a35" draw:transform="translate(0in -0.23042in) rotate(-1.5708) translate(2.63909in 7.71457in)" draw:name="Shape 42"><svg:title/><svg:desc/><draw:enhanced-geometry draw:path-stretchpoint-x="21600" draw:type="non-primitive" svg:viewBox="0 0 21600 421335" draw:enhanced-path="M ?f7 ?f7 C ?f7 ?f9 ?f7 ?f10 ?f7 ?f8 N" draw:text-areas="?f22 ?f17 ?f22 ?f18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21335"/><draw:equation draw:name="f9" draw:formula="128851"/><draw:equation draw:name="f10" draw:formula="291950"/><draw:equation draw:name="f11" draw:formula="?f8 - ?f7"/><draw:equation draw:name="f12" draw:formula="?f7 - ?f7"/><draw:equation draw:name="f13" draw:formula="?f12 / 0"/><draw:equation draw:name="f14" draw:formula="?f11 / 421335"/><draw:equation draw:name="f15" draw:formula="21600 * ?f5"/><draw:equation draw:name="f16" draw:formula="0 / ?f13"/><draw:equation draw:name="f17" draw:formula="0 / ?f14"/><draw:equation draw:name="f18" draw:formula="421335 / ?f14"/><draw:equation draw:name="f19" draw:formula="?f15 / ?f6"/><draw:equation draw:name="f20" draw:formula="?f19 - ?f7"/><draw:equation draw:name="f21" draw:formula="?f20 / 0"/><draw:equation draw:name="f22" draw:formula="?f16 * ?f21"/></draw:enhanced-geometry></draw:custom-shape><draw:custom-shape svg:width="0.40764in" svg:height="0.46849in" draw:id="id36" draw:style-name="a36" draw:transform="translate(-0.20382in -0.23424in) rotate(-1.5708) translate(2.16906in 8.31095in)" draw:name="Shape 43"><svg:title/><svg:desc/><draw:enhanced-geometry draw:type="non-primitive" svg:viewBox="0 0 428333 285598" draw:enhanced-path="M ?f0 ?f0 L ?f1 ?f0 ?f1 ?f2 ?f0 ?f2 Z N" draw:text-areas="?f7 ?f9 ?f8 ?f10"><draw:equation draw:name="f0" draw:formula="0"/><draw:equation draw:name="f1" draw:formula="428333"/><draw:equation draw:name="f2" draw:formula="285598"/><draw:equation draw:name="f3" draw:formula="?f2 - ?f0"/><draw:equation draw:name="f4" draw:formula="?f1 - ?f0"/><draw:equation draw:name="f5" draw:formula="?f4 / 428333"/><draw:equation draw:name="f6" draw:formula="?f3 / 285598"/><draw:equation draw:name="f7" draw:formula="0 / ?f5"/><draw:equation draw:name="f8" draw:formula="428333 / ?f5"/><draw:equation draw:name="f9" draw:formula="0 / ?f6"/><draw:equation draw:name="f10" draw:formula="285598 / ?f6"/></draw:enhanced-geometry></draw:custom-shape><draw:custom-shape svg:width="0.21985in" svg:height="0.29197in" draw:id="id37" draw:style-name="a37" draw:transform="translate(-0.10992in -0.14598in) rotate(-1.5708) translate(2.15103in 8.33783in)" draw:name="Rectangle 44"><svg:title/><svg:desc/><text:p text:style-name="Normal"><text:span text:style-name="T347">mkt</text:span></text:p><draw:enhanced-geometry draw:type="non-primitive" svg:viewBox="0 0 21600 21600" draw:enhanced-path="M 0 0 L 21600 0 21600 21600 0 21600 Z N"/></draw:custom-shape><draw:custom-shape svg:width="0.29545in" svg:height="0.4641in" draw:id="id38" draw:style-name="a38" draw:transform="translate(-0.14772in -0.23205in) rotate(-1.5708) translate(2.63747in 8.01275in)" draw:name="Shape 45"><svg:title/><svg:desc/><draw:enhanced-geometry draw:type="non-primitive" svg:viewBox="0 0 310452 282918" draw:enhanced-path="M ?f0 ?f0 C ?f3 ?f4 ?f5 ?f6 ?f1 ?f2 N" draw:text-areas="?f11 ?f13 ?f12 ?f14"><draw:equation draw:name="f0" draw:formula="0"/><draw:equation draw:name="f1" draw:formula="310452"/><draw:equation draw:name="f2" draw:formula="282918"/><draw:equation draw:name="f3" draw:formula="94996"/><draw:equation draw:name="f4" draw:formula="86563"/><draw:equation draw:name="f5" draw:formula="215506"/><draw:equation draw:name="f6" draw:formula="196355"/><draw:equation draw:name="f7" draw:formula="?f2 - ?f0"/><draw:equation draw:name="f8" draw:formula="?f1 - ?f0"/><draw:equation draw:name="f9" draw:formula="?f8 / 310452"/><draw:equation draw:name="f10" draw:formula="?f7 / 282918"/><draw:equation draw:name="f11" draw:formula="0 / ?f9"/><draw:equation draw:name="f12" draw:formula="310452 / ?f9"/><draw:equation draw:name="f13" draw:formula="0 / ?f10"/><draw:equation draw:name="f14" draw:formula="282918 / ?f10"/></draw:enhanced-geometry></draw:custom-shape><draw:custom-shape svg:width="0.40767in" svg:height="0.46841in" draw:id="id39" draw:style-name="a39" draw:transform="translate(-0.20383in -0.2342in) rotate(-1.5708) translate(1.21917in 0.55038in)" draw:name="Shape 46"><svg:title/><svg:desc/><draw:enhanced-geometry draw:type="non-primitive" svg:viewBox="0 0 428371 285547" draw:enhanced-path="M ?f0 ?f0 L ?f1 ?f0 ?f1 ?f2 ?f0 ?f2 Z N" draw:text-areas="?f7 ?f9 ?f8 ?f10"><draw:equation draw:name="f0" draw:formula="0"/><draw:equation draw:name="f1" draw:formula="428371"/><draw:equation draw:name="f2" draw:formula="285547"/><draw:equation draw:name="f3" draw:formula="?f2 - ?f0"/><draw:equation draw:name="f4" draw:formula="?f1 - ?f0"/><draw:equation draw:name="f5" draw:formula="?f4 / 428371"/><draw:equation draw:name="f6" draw:formula="?f3 / 285547"/><draw:equation draw:name="f7" draw:formula="0 / ?f5"/><draw:equation draw:name="f8" draw:formula="428371 / ?f5"/><draw:equation draw:name="f9" draw:formula="0 / ?f6"/><draw:equation draw:name="f10" draw:formula="285547 / ?f6"/></draw:enhanced-geometry></draw:custom-shape><draw:custom-shape svg:width="0.34102in" svg:height="0.29197in" draw:id="id40" draw:style-name="a40" draw:transform="translate(-0.17051in -0.14598in) rotate(-1.5708) translate(1.20117in 0.59254in)" draw:name="Rectangle 47"><svg:title/><svg:desc/><text:p text:style-name="Normal"><text:span text:style-name="T348">public</text:span></text:p><draw:enhanced-geometry draw:type="non-primitive" svg:viewBox="0 0 21600 21600" draw:enhanced-path="M 0 0 L 21600 0 21600 21600 0 21600 Z N"/></draw:custom-shape><draw:custom-shape svg:width="0.35073in" svg:height="0.47974in" draw:id="id41" draw:style-name="a41" draw:transform="translate(-0.17536in -0.23987in) rotate(-1.5708) translate(1.69437in 0.89786in)" draw:name="Shape 48"><svg:title/><svg:desc/><draw:enhanced-geometry draw:type="non-primitive" svg:viewBox="0 0 368541 292456" draw:enhanced-path="M ?f1 ?f0 C ?f3 ?f4 ?f5 ?f6 ?f0 ?f2 N" draw:text-areas="?f11 ?f13 ?f12 ?f14"><draw:equation draw:name="f0" draw:formula="0"/><draw:equation draw:name="f1" draw:formula="368541"/><draw:equation draw:name="f2" draw:formula="292456"/><draw:equation draw:name="f3" draw:formula="256286"/><draw:equation draw:name="f4" draw:formula="89103"/><draw:equation draw:name="f5" draw:formula="112370"/><draw:equation draw:name="f6" draw:formula="203251"/><draw:equation draw:name="f7" draw:formula="?f2 - ?f0"/><draw:equation draw:name="f8" draw:formula="?f1 - ?f0"/><draw:equation draw:name="f9" draw:formula="?f8 / 368541"/><draw:equation draw:name="f10" draw:formula="?f7 / 292456"/><draw:equation draw:name="f11" draw:formula="0 / ?f9"/><draw:equation draw:name="f12" draw:formula="368541 / ?f9"/><draw:equation draw:name="f13" draw:formula="0 / ?f10"/><draw:equation draw:name="f14" draw:formula="292456 / ?f10"/></draw:enhanced-geometry></draw:custom-shape><draw:custom-shape svg:width="0.40767in" svg:height="0.46841in" draw:id="id42" draw:style-name="a42" draw:transform="translate(-0.20383in -0.2342in) rotate(-1.5708) translate(1.21917in 1.24491in)" draw:name="Shape 49"><svg:title/><svg:desc/><draw:enhanced-geometry draw:type="non-primitive" svg:viewBox="0 0 428371 285547" draw:enhanced-path="M ?f0 ?f0 L ?f1 ?f0 ?f1 ?f2 ?f0 ?f2 Z N" draw:text-areas="?f7 ?f9 ?f8 ?f10"><draw:equation draw:name="f0" draw:formula="0"/><draw:equation draw:name="f1" draw:formula="428371"/><draw:equation draw:name="f2" draw:formula="285547"/><draw:equation draw:name="f3" draw:formula="?f2 - ?f0"/><draw:equation draw:name="f4" draw:formula="?f1 - ?f0"/><draw:equation draw:name="f5" draw:formula="?f4 / 428371"/><draw:equation draw:name="f6" draw:formula="?f3 / 285547"/><draw:equation draw:name="f7" draw:formula="0 / ?f5"/><draw:equation draw:name="f8" draw:formula="428371 / ?f5"/><draw:equation draw:name="f9" draw:formula="0 / ?f6"/><draw:equation draw:name="f10" draw:formula="285547 / ?f6"/></draw:enhanced-geometry></draw:custom-shape><draw:custom-shape svg:width="0.37152in" svg:height="0.29197in" draw:id="id43" draw:style-name="a43" draw:transform="translate(-0.18576in -0.14598in) rotate(-1.5708) translate(1.20117in 1.291in)" draw:name="Rectangle 50"><svg:title/><svg:desc/><text:p text:style-name="Normal"><text:span text:style-name="T349">upload</text:span></text:p><draw:enhanced-geometry draw:type="non-primitive" svg:viewBox="0 0 21600 21600" draw:enhanced-path="M 0 0 L 21600 0 21600 21600 0 21600 Z N"/></draw:custom-shape><draw:custom-shape svg:width="0in" svg:height="0.47974in" draw:id="id44" draw:style-name="a44" draw:transform="translate(0in -0.23987in) rotate(-1.5708) translate(1.69437in 1.2449in)" draw:name="Shape 51"><svg:title/><svg:desc/><draw:enhanced-geometry draw:path-stretchpoint-x="21600" draw:type="non-primitive" svg:viewBox="0 0 21600 438610" draw:enhanced-path="M ?f7 ?f7 C ?f7 ?f9 ?f7 ?f10 ?f7 ?f8 N" draw:text-areas="?f22 ?f17 ?f22 ?f18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38610"/><draw:equation draw:name="f9" draw:formula="133632"/><draw:equation draw:name="f10" draw:formula="304825"/><draw:equation draw:name="f11" draw:formula="?f8 - ?f7"/><draw:equation draw:name="f12" draw:formula="?f7 - ?f7"/><draw:equation draw:name="f13" draw:formula="?f12 / 0"/><draw:equation draw:name="f14" draw:formula="?f11 / 438610"/><draw:equation draw:name="f15" draw:formula="21600 * ?f5"/><draw:equation draw:name="f16" draw:formula="0 / ?f13"/><draw:equation draw:name="f17" draw:formula="0 / ?f14"/><draw:equation draw:name="f18" draw:formula="438610 / ?f14"/><draw:equation draw:name="f19" draw:formula="?f15 / ?f6"/><draw:equation draw:name="f20" draw:formula="?f19 - ?f7"/><draw:equation draw:name="f21" draw:formula="?f20 / 0"/><draw:equation draw:name="f22" draw:formula="?f16 * ?f21"/></draw:enhanced-geometry></draw:custom-shape><draw:custom-shape svg:width="0.40764in" svg:height="0.46841in" draw:id="id45" draw:style-name="a45" draw:transform="translate(-0.20382in -0.2342in) rotate(-1.5708) translate(1.21917in 2.54336in)" draw:name="Shape 52"><svg:title/><svg:desc/><draw:enhanced-geometry draw:type="non-primitive" svg:viewBox="0 0 428333 285547" draw:enhanced-path="M ?f0 ?f0 L ?f1 ?f0 ?f1 ?f2 ?f0 ?f2 Z N" draw:text-areas="?f7 ?f9 ?f8 ?f10"><draw:equation draw:name="f0" draw:formula="0"/><draw:equation draw:name="f1" draw:formula="428333"/><draw:equation draw:name="f2" draw:formula="285547"/><draw:equation draw:name="f3" draw:formula="?f2 - ?f0"/><draw:equation draw:name="f4" draw:formula="?f1 - ?f0"/><draw:equation draw:name="f5" draw:formula="?f4 / 428333"/><draw:equation draw:name="f6" draw:formula="?f3 / 285547"/><draw:equation draw:name="f7" draw:formula="0 / ?f5"/><draw:equation draw:name="f8" draw:formula="428333 / ?f5"/><draw:equation draw:name="f9" draw:formula="0 / ?f6"/><draw:equation draw:name="f10" draw:formula="285547 / ?f6"/></draw:enhanced-geometry></draw:custom-shape><draw:custom-shape svg:width="0.25752in" svg:height="0.29197in" draw:id="id46" draw:style-name="a46" draw:transform="translate(-0.12876in -0.14598in) rotate(-1.5708) translate(1.20117in 2.57398in)" draw:name="Rectangle 53"><svg:title/><svg:desc/><text:p text:style-name="Normal"><text:span text:style-name="T350">html</text:span></text:p><draw:enhanced-geometry draw:type="non-primitive" svg:viewBox="0 0 21600 21600" draw:enhanced-path="M 0 0 L 21600 0 21600 21600 0 21600 Z N"/></draw:custom-shape><draw:custom-shape svg:width="0.14484in" svg:height="0.47974in" draw:id="id47" draw:style-name="a47" draw:transform="translate(-0.07242in -0.23987in) rotate(-1.5708) translate(1.69437in 2.68689in)" draw:name="Shape 54"><svg:title/><svg:desc/><draw:enhanced-geometry draw:type="non-primitive" svg:viewBox="0 0 152197 292456" draw:enhanced-path="M ?f1 ?f0 C ?f3 ?f4 ?f5 ?f6 ?f0 ?f2 N" draw:text-areas="?f11 ?f13 ?f12 ?f14"><draw:equation draw:name="f0" draw:formula="0"/><draw:equation draw:name="f1" draw:formula="152197"/><draw:equation draw:name="f2" draw:formula="292456"/><draw:equation draw:name="f3" draw:formula="105816"/><draw:equation draw:name="f4" draw:formula="89103"/><draw:equation draw:name="f5" draw:formula="46380"/><draw:equation draw:name="f6" draw:formula="203251"/><draw:equation draw:name="f7" draw:formula="?f2 - ?f0"/><draw:equation draw:name="f8" draw:formula="?f1 - ?f0"/><draw:equation draw:name="f9" draw:formula="?f8 / 152197"/><draw:equation draw:name="f10" draw:formula="?f7 / 292456"/><draw:equation draw:name="f11" draw:formula="0 / ?f9"/><draw:equation draw:name="f12" draw:formula="152197 / ?f9"/><draw:equation draw:name="f13" draw:formula="0 / ?f10"/><draw:equation draw:name="f14" draw:formula="292456 / ?f10"/></draw:enhanced-geometry></draw:custom-shape><draw:custom-shape svg:width="0.40767in" svg:height="0.46841in" draw:id="id48" draw:style-name="a48" draw:transform="translate(-0.20383in -0.2342in) rotate(-1.5708) translate(1.21917in 3.11711in)" draw:name="Shape 55"><svg:title/><svg:desc/><draw:enhanced-geometry draw:type="non-primitive" svg:viewBox="0 0 428371 285547" draw:enhanced-path="M ?f0 ?f0 L ?f1 ?f0 ?f1 ?f2 ?f0 ?f2 Z N" draw:text-areas="?f7 ?f9 ?f8 ?f10"><draw:equation draw:name="f0" draw:formula="0"/><draw:equation draw:name="f1" draw:formula="428371"/><draw:equation draw:name="f2" draw:formula="285547"/><draw:equation draw:name="f3" draw:formula="?f2 - ?f0"/><draw:equation draw:name="f4" draw:formula="?f1 - ?f0"/><draw:equation draw:name="f5" draw:formula="?f4 / 428371"/><draw:equation draw:name="f6" draw:formula="?f3 / 285547"/><draw:equation draw:name="f7" draw:formula="0 / ?f5"/><draw:equation draw:name="f8" draw:formula="428371 / ?f5"/><draw:equation draw:name="f9" draw:formula="0 / ?f6"/><draw:equation draw:name="f10" draw:formula="285547 / ?f6"/></draw:enhanced-geometry></draw:custom-shape><draw:custom-shape svg:width="0.38656in" svg:height="0.29197in" draw:id="id49" draw:style-name="a49" draw:transform="translate(-0.19328in -0.14598in) rotate(-1.5708) translate(1.20117in 3.16316in)" draw:name="Rectangle 56"><svg:title/><svg:desc/><text:p text:style-name="Normal"><text:span text:style-name="T351">cgi-bin</text:span></text:p><draw:enhanced-geometry draw:type="non-primitive" svg:viewBox="0 0 21600 21600" draw:enhanced-path="M 0 0 L 21600 0 21600 21600 0 21600 Z N"/></draw:custom-shape><draw:custom-shape svg:width="0.14489in" svg:height="0.47974in" draw:id="id50" draw:style-name="a50" draw:transform="translate(-0.07244in -0.23987in) rotate(-1.5708) translate(1.69437in 2.97358in)" draw:name="Shape 57"><svg:title/><svg:desc/><draw:enhanced-geometry draw:type="non-primitive" svg:viewBox="0 0 152248 292456" draw:enhanced-path="M ?f0 ?f0 C ?f3 ?f4 ?f5 ?f6 ?f1 ?f2 N" draw:text-areas="?f11 ?f13 ?f12 ?f14"><draw:equation draw:name="f0" draw:formula="0"/><draw:equation draw:name="f1" draw:formula="152248"/><draw:equation draw:name="f2" draw:formula="292456"/><draw:equation draw:name="f3" draw:formula="46381"/><draw:equation draw:name="f4" draw:formula="89103"/><draw:equation draw:name="f5" draw:formula="105816"/><draw:equation draw:name="f6" draw:formula="203251"/><draw:equation draw:name="f7" draw:formula="?f2 - ?f0"/><draw:equation draw:name="f8" draw:formula="?f1 - ?f0"/><draw:equation draw:name="f9" draw:formula="?f8 / 152248"/><draw:equation draw:name="f10" draw:formula="?f7 / 292456"/><draw:equation draw:name="f11" draw:formula="0 / ?f9"/><draw:equation draw:name="f12" draw:formula="152248 / ?f9"/><draw:equation draw:name="f13" draw:formula="0 / ?f10"/><draw:equation draw:name="f14" draw:formula="292456 / ?f10"/></draw:enhanced-geometry></draw:custom-shape><draw:custom-shape svg:width="0.43771in" svg:height="0.49683in" draw:id="id51" draw:style-name="a51" draw:transform="translate(-0.21885in -0.24841in) rotate(-1.5708) translate(0.25624in 0.24841in)" draw:name="Shape 58"><svg:title/><svg:desc/><draw:enhanced-geometry draw:type="non-primitive" svg:viewBox="0 0 459931 302870" draw:enhanced-path="M ?f1 ?f3 C ?f1 ?f4 ?f5 ?f2 ?f6 ?f2 ?f7 ?f2 ?f0 ?f4 ?f0 ?f3 ?f0 ?f8 ?f7 ?f0 ?f6 ?f0 ?f5 ?f0 ?f1 ?f8 ?f1 ?f3 Z N" draw:text-areas="?f13 ?f15 ?f14 ?f16"><draw:equation draw:name="f0" draw:formula="0"/><draw:equation draw:name="f1" draw:formula="459931"/><draw:equation draw:name="f2" draw:formula="302870"/><draw:equation draw:name="f3" draw:formula="151460"/><draw:equation draw:name="f4" draw:formula="235102"/><draw:equation draw:name="f5" draw:formula="356984"/><draw:equation draw:name="f6" draw:formula="229984"/><draw:equation draw:name="f7" draw:formula="102933"/><draw:equation draw:name="f8" draw:formula="67818"/><draw:equation draw:name="f9" draw:formula="?f2 - ?f0"/><draw:equation draw:name="f10" draw:formula="?f1 - ?f0"/><draw:equation draw:name="f11" draw:formula="?f10 / 459931"/><draw:equation draw:name="f12" draw:formula="?f9 / 302870"/><draw:equation draw:name="f13" draw:formula="0 / ?f11"/><draw:equation draw:name="f14" draw:formula="459931 / ?f11"/><draw:equation draw:name="f15" draw:formula="0 / ?f12"/><draw:equation draw:name="f16" draw:formula="302870 / ?f12"/></draw:enhanced-geometry></draw:custom-shape><draw:custom-shape svg:width="0.25105in" svg:height="0.29196in" draw:id="id52" draw:style-name="a52" draw:transform="translate(-0.12552in -0.14598in) rotate(-1.5708) translate(0.23823in 0.27957in)" draw:name="Rectangle 59"><svg:title/><svg:desc/><text:p text:style-name="Normal"><text:span text:style-name="T352">file1</text:span></text:p><draw:enhanced-geometry draw:type="non-primitive" svg:viewBox="0 0 21600 21600" draw:enhanced-path="M 0 0 L 21600 0 21600 21600 0 21600 Z N"/></draw:custom-shape><draw:custom-shape svg:width="0.15353in" svg:height="0.48958in" draw:id="id53" draw:style-name="a53" draw:transform="translate(-0.07676in -0.24479in) rotate(-1.5708) translate(0.73634in 0.39898in)" draw:name="Shape 60"><svg:title/><svg:desc/><draw:enhanced-geometry draw:type="non-primitive" svg:viewBox="0 0 161328 298450" draw:enhanced-path="M ?f1 ?f0 C ?f3 ?f4 ?f5 ?f6 ?f0 ?f2 N" draw:text-areas="?f11 ?f13 ?f12 ?f14"><draw:equation draw:name="f0" draw:formula="0"/><draw:equation draw:name="f1" draw:formula="161328"/><draw:equation draw:name="f2" draw:formula="298450"/><draw:equation draw:name="f3" draw:formula="112116"/><draw:equation draw:name="f4" draw:formula="90983"/><draw:equation draw:name="f5" draw:formula="48958"/><draw:equation draw:name="f6" draw:formula="207823"/><draw:equation draw:name="f7" draw:formula="?f2 - ?f0"/><draw:equation draw:name="f8" draw:formula="?f1 - ?f0"/><draw:equation draw:name="f9" draw:formula="?f8 / 161328"/><draw:equation draw:name="f10" draw:formula="?f7 / 298450"/><draw:equation draw:name="f11" draw:formula="0 / ?f9"/><draw:equation draw:name="f12" draw:formula="161328 / ?f9"/><draw:equation draw:name="f13" draw:formula="0 / ?f10"/><draw:equation draw:name="f14" draw:formula="298450 / ?f10"/></draw:enhanced-geometry></draw:custom-shape><draw:custom-shape svg:width="0.43774in" svg:height="0.49683in" draw:id="id54" draw:style-name="a54" draw:transform="translate(-0.21887in -0.24841in) rotate(-1.5708) translate(0.25624in 0.82215in)" draw:name="Shape 61"><svg:title/><svg:desc/><draw:enhanced-geometry draw:type="non-primitive" svg:viewBox="0 0 459969 302870" draw:enhanced-path="M ?f1 ?f3 C ?f1 ?f4 ?f5 ?f2 ?f6 ?f2 ?f7 ?f2 ?f0 ?f4 ?f0 ?f3 ?f0 ?f8 ?f7 ?f0 ?f6 ?f0 ?f5 ?f0 ?f1 ?f8 ?f1 ?f3 Z N" draw:text-areas="?f13 ?f15 ?f14 ?f16"><draw:equation draw:name="f0" draw:formula="0"/><draw:equation draw:name="f1" draw:formula="459969"/><draw:equation draw:name="f2" draw:formula="302870"/><draw:equation draw:name="f3" draw:formula="151460"/><draw:equation draw:name="f4" draw:formula="235102"/><draw:equation draw:name="f5" draw:formula="356984"/><draw:equation draw:name="f6" draw:formula="229984"/><draw:equation draw:name="f7" draw:formula="102984"/><draw:equation draw:name="f8" draw:formula="67818"/><draw:equation draw:name="f9" draw:formula="?f2 - ?f0"/><draw:equation draw:name="f10" draw:formula="?f1 - ?f0"/><draw:equation draw:name="f11" draw:formula="?f10 / 459969"/><draw:equation draw:name="f12" draw:formula="?f9 / 302870"/><draw:equation draw:name="f13" draw:formula="0 / ?f11"/><draw:equation draw:name="f14" draw:formula="459969 / ?f11"/><draw:equation draw:name="f15" draw:formula="0 / ?f12"/><draw:equation draw:name="f16" draw:formula="302870 / ?f12"/></draw:enhanced-geometry></draw:custom-shape><draw:custom-shape svg:width="0.25105in" svg:height="0.29196in" draw:id="id55" draw:style-name="a55" draw:transform="translate(-0.12552in -0.14598in) rotate(-1.5708) translate(0.23823in 0.8533in)" draw:name="Rectangle 62"><svg:title/><svg:desc/><text:p text:style-name="Normal"><text:span text:style-name="T353">file2</text:span></text:p><draw:enhanced-geometry draw:type="non-primitive" svg:viewBox="0 0 21600 21600" draw:enhanced-path="M 0 0 L 21600 0 21600 21600 0 21600 Z N"/></draw:custom-shape><draw:custom-shape svg:width="0.22077in" svg:height="0.50285in" draw:id="id56" draw:style-name="a56" draw:transform="translate(-0.11038in -0.25142in) rotate(-1.5708) translate(0.72971in 1.03003in)" draw:name="Shape 63"><svg:title/><svg:desc/><draw:enhanced-geometry draw:type="non-primitive" svg:viewBox="0 0 231978 306540" draw:enhanced-path="M ?f1 ?f0 C ?f3 ?f4 ?f5 ?f6 ?f0 ?f2 N" draw:text-areas="?f11 ?f13 ?f12 ?f14"><draw:equation draw:name="f0" draw:formula="0"/><draw:equation draw:name="f1" draw:formula="231978"/><draw:equation draw:name="f2" draw:formula="306540"/><draw:equation draw:name="f3" draw:formula="161087"/><draw:equation draw:name="f4" draw:formula="93713"/><draw:equation draw:name="f5" draw:formula="69405"/><draw:equation draw:name="f6" draw:formula="214808"/><draw:equation draw:name="f7" draw:formula="?f2 - ?f0"/><draw:equation draw:name="f8" draw:formula="?f1 - ?f0"/><draw:equation draw:name="f9" draw:formula="?f8 / 231978"/><draw:equation draw:name="f10" draw:formula="?f7 / 306540"/><draw:equation draw:name="f11" draw:formula="0 / ?f9"/><draw:equation draw:name="f12" draw:formula="231978 / ?f9"/><draw:equation draw:name="f13" draw:formula="0 / ?f10"/><draw:equation draw:name="f14" draw:formula="306540 / ?f10"/></draw:enhanced-geometry></draw:custom-shape><draw:custom-shape svg:width="0.43771in" svg:height="0.49683in" draw:id="id57" draw:style-name="a57" draw:transform="translate(-0.21885in -0.24841in) rotate(-1.5708) translate(0.25624in 1.3959in)" draw:name="Shape 64"><svg:title/><svg:desc/><draw:enhanced-geometry draw:type="non-primitive" svg:viewBox="0 0 459930 302870" draw:enhanced-path="M ?f1 ?f3 C ?f1 ?f4 ?f5 ?f2 ?f6 ?f2 ?f7 ?f2 ?f0 ?f4 ?f0 ?f3 ?f0 ?f8 ?f7 ?f0 ?f6 ?f0 ?f5 ?f0 ?f1 ?f8 ?f1 ?f3 Z N" draw:text-areas="?f13 ?f15 ?f14 ?f16"><draw:equation draw:name="f0" draw:formula="0"/><draw:equation draw:name="f1" draw:formula="459930"/><draw:equation draw:name="f2" draw:formula="302870"/><draw:equation draw:name="f3" draw:formula="151460"/><draw:equation draw:name="f4" draw:formula="235102"/><draw:equation draw:name="f5" draw:formula="356997"/><draw:equation draw:name="f6" draw:formula="229946"/><draw:equation draw:name="f7" draw:formula="102946"/><draw:equation draw:name="f8" draw:formula="67818"/><draw:equation draw:name="f9" draw:formula="?f2 - ?f0"/><draw:equation draw:name="f10" draw:formula="?f1 - ?f0"/><draw:equation draw:name="f11" draw:formula="?f10 / 459930"/><draw:equation draw:name="f12" draw:formula="?f9 / 302870"/><draw:equation draw:name="f13" draw:formula="0 / ?f11"/><draw:equation draw:name="f14" draw:formula="459930 / ?f11"/><draw:equation draw:name="f15" draw:formula="0 / ?f12"/><draw:equation draw:name="f16" draw:formula="302870 / ?f12"/></draw:enhanced-geometry></draw:custom-shape><draw:custom-shape svg:width="0.25105in" svg:height="0.29196in" draw:id="id58" draw:style-name="a58" draw:transform="translate(-0.12552in -0.14598in) rotate(-1.5708) translate(0.23823in 1.42706in)" draw:name="Rectangle 65"><svg:title/><svg:desc/><text:p text:style-name="Normal"><text:span text:style-name="T354">file3</text:span></text:p><draw:enhanced-geometry draw:type="non-primitive" svg:viewBox="0 0 21600 21600" draw:enhanced-path="M 0 0 L 21600 0 21600 21600 0 21600 Z N"/></draw:custom-shape><draw:custom-shape svg:width="0.07521in" svg:height="0.47958in" draw:id="id59" draw:style-name="a59" draw:transform="translate(-0.0376in -0.23979in) rotate(-1.5708) translate(0.74134in 1.31983in)" draw:name="Shape 66"><svg:title/><svg:desc/><draw:enhanced-geometry draw:type="non-primitive" svg:viewBox="0 0 79032 292354" draw:enhanced-path="M ?f0 ?f0 C ?f3 ?f4 ?f5 ?f6 ?f1 ?f2 N" draw:text-areas="?f11 ?f13 ?f12 ?f14"><draw:equation draw:name="f0" draw:formula="0"/><draw:equation draw:name="f1" draw:formula="79032"/><draw:equation draw:name="f2" draw:formula="292354"/><draw:equation draw:name="f3" draw:formula="24016"/><draw:equation draw:name="f4" draw:formula="88951"/><draw:equation draw:name="f5" draw:formula="54775"/><draw:equation draw:name="f6" draw:formula="202603"/><draw:equation draw:name="f7" draw:formula="?f2 - ?f0"/><draw:equation draw:name="f8" draw:formula="?f1 - ?f0"/><draw:equation draw:name="f9" draw:formula="?f8 / 79032"/><draw:equation draw:name="f10" draw:formula="?f7 / 292354"/><draw:equation draw:name="f11" draw:formula="0 / ?f9"/><draw:equation draw:name="f12" draw:formula="79032 / ?f9"/><draw:equation draw:name="f13" draw:formula="0 / ?f10"/><draw:equation draw:name="f14" draw:formula="292354 / ?f10"/></draw:enhanced-geometry></draw:custom-shape><draw:custom-shape svg:width="0.43771in" svg:height="0.49683in" draw:id="id60" draw:style-name="a60" draw:transform="translate(-0.21885in -0.24841in) rotate(-1.5708) translate(0.25624in 1.96962in)" draw:name="Shape 67"><svg:title/><svg:desc/><draw:enhanced-geometry draw:type="non-primitive" svg:viewBox="0 0 459930 302870" draw:enhanced-path="M ?f1 ?f3 C ?f1 ?f4 ?f5 ?f2 ?f6 ?f2 ?f7 ?f2 ?f0 ?f4 ?f0 ?f3 ?f0 ?f8 ?f7 ?f0 ?f6 ?f0 ?f5 ?f0 ?f1 ?f8 ?f1 ?f3 Z N" draw:text-areas="?f13 ?f15 ?f14 ?f16"><draw:equation draw:name="f0" draw:formula="0"/><draw:equation draw:name="f1" draw:formula="459930"/><draw:equation draw:name="f2" draw:formula="302870"/><draw:equation draw:name="f3" draw:formula="151460"/><draw:equation draw:name="f4" draw:formula="235102"/><draw:equation draw:name="f5" draw:formula="356984"/><draw:equation draw:name="f6" draw:formula="229984"/><draw:equation draw:name="f7" draw:formula="102946"/><draw:equation draw:name="f8" draw:formula="67818"/><draw:equation draw:name="f9" draw:formula="?f2 - ?f0"/><draw:equation draw:name="f10" draw:formula="?f1 - ?f0"/><draw:equation draw:name="f11" draw:formula="?f10 / 459930"/><draw:equation draw:name="f12" draw:formula="?f9 / 302870"/><draw:equation draw:name="f13" draw:formula="0 / ?f11"/><draw:equation draw:name="f14" draw:formula="459930 / ?f11"/><draw:equation draw:name="f15" draw:formula="0 / ?f12"/><draw:equation draw:name="f16" draw:formula="302870 / ?f12"/></draw:enhanced-geometry></draw:custom-shape><draw:custom-shape svg:width="0.25105in" svg:height="0.29196in" draw:id="id61" draw:style-name="a61" draw:transform="translate(-0.12552in -0.14598in) rotate(-1.5708) translate(0.23823in 2.0008in)" draw:name="Rectangle 68"><svg:title/><svg:desc/><text:p text:style-name="Normal"><text:span text:style-name="T355">file4</text:span></text:p><draw:enhanced-geometry draw:type="non-primitive" svg:viewBox="0 0 21600 21600" draw:enhanced-path="M 0 0 L 21600 0 21600 21600 0 21600 Z N"/></draw:custom-shape><draw:custom-shape svg:width="0.30924in" svg:height="0.51895in" draw:id="id62" draw:style-name="a62" draw:transform="translate(-0.15462in -0.25947in) rotate(-1.5708) translate(0.72166in 2.24693in)" draw:name="Shape 69"><svg:title/><svg:desc/><draw:enhanced-geometry draw:type="non-primitive" svg:viewBox="0 0 324942 316357" draw:enhanced-path="M ?f1 ?f0 C ?f3 ?f4 ?f5 ?f6 ?f0 ?f2 N" draw:text-areas="?f11 ?f13 ?f12 ?f14"><draw:equation draw:name="f0" draw:formula="0"/><draw:equation draw:name="f1" draw:formula="324942"/><draw:equation draw:name="f2" draw:formula="316357"/><draw:equation draw:name="f3" draw:formula="225222"/><draw:equation draw:name="f4" draw:formula="97092"/><draw:equation draw:name="f5" draw:formula="95301"/><draw:equation draw:name="f6" draw:formula="223596"/><draw:equation draw:name="f7" draw:formula="?f2 - ?f0"/><draw:equation draw:name="f8" draw:formula="?f1 - ?f0"/><draw:equation draw:name="f9" draw:formula="?f8 / 324942"/><draw:equation draw:name="f10" draw:formula="?f7 / 316357"/><draw:equation draw:name="f11" draw:formula="0 / ?f9"/><draw:equation draw:name="f12" draw:formula="324942 / ?f9"/><draw:equation draw:name="f13" draw:formula="0 / ?f10"/><draw:equation draw:name="f14" draw:formula="316357 / ?f10"/></draw:enhanced-geometry></draw:custom-shape><draw:custom-shape svg:width="0.43775in" svg:height="0.49683in" draw:id="id63" draw:style-name="a63" draw:transform="translate(-0.21887in -0.24841in) rotate(-1.5708) translate(0.25624in 2.54336in)" draw:name="Shape 70"><svg:title/><svg:desc/><draw:enhanced-geometry draw:type="non-primitive" svg:viewBox="0 0 459981 302870" draw:enhanced-path="M ?f1 ?f3 C ?f1 ?f4 ?f5 ?f2 ?f6 ?f2 ?f7 ?f2 ?f0 ?f4 ?f0 ?f3 ?f0 ?f8 ?f7 ?f0 ?f6 ?f0 ?f5 ?f0 ?f1 ?f8 ?f1 ?f3 Z N" draw:text-areas="?f13 ?f15 ?f14 ?f16"><draw:equation draw:name="f0" draw:formula="0"/><draw:equation draw:name="f1" draw:formula="459981"/><draw:equation draw:name="f2" draw:formula="302870"/><draw:equation draw:name="f3" draw:formula="151460"/><draw:equation draw:name="f4" draw:formula="235102"/><draw:equation draw:name="f5" draw:formula="356984"/><draw:equation draw:name="f6" draw:formula="229984"/><draw:equation draw:name="f7" draw:formula="102984"/><draw:equation draw:name="f8" draw:formula="67818"/><draw:equation draw:name="f9" draw:formula="?f2 - ?f0"/><draw:equation draw:name="f10" draw:formula="?f1 - ?f0"/><draw:equation draw:name="f11" draw:formula="?f10 / 459981"/><draw:equation draw:name="f12" draw:formula="?f9 / 302870"/><draw:equation draw:name="f13" draw:formula="0 / ?f11"/><draw:equation draw:name="f14" draw:formula="459981 / ?f11"/><draw:equation draw:name="f15" draw:formula="0 / ?f12"/><draw:equation draw:name="f16" draw:formula="302870 / ?f12"/></draw:enhanced-geometry></draw:custom-shape><draw:custom-shape svg:width="0.25105in" svg:height="0.29196in" draw:id="id64" draw:style-name="a64" draw:transform="translate(-0.12552in -0.14598in) rotate(-1.5708) translate(0.23823in 2.57451in)" draw:name="Rectangle 71"><svg:title/><svg:desc/><text:p text:style-name="Normal"><text:span text:style-name="T356">file5</text:span></text:p><draw:enhanced-geometry draw:type="non-primitive" svg:viewBox="0 0 21600 21600" draw:enhanced-path="M 0 0 L 21600 0 21600 21600 0 21600 Z N"/></draw:custom-shape><draw:custom-shape svg:width="0in" svg:height="0.47616in" draw:id="id65" draw:style-name="a65" draw:transform="translate(0in -0.23808in) rotate(-1.5708) translate(0.74305in 2.54337in)" draw:name="Shape 72"><svg:title/><svg:desc/><draw:enhanced-geometry draw:path-stretchpoint-x="21600" draw:type="non-primitive" svg:viewBox="0 0 21600 435334" draw:enhanced-path="M ?f7 ?f7 C ?f7 ?f9 ?f7 ?f10 ?f7 ?f8 N" draw:text-areas="?f22 ?f17 ?f22 ?f18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35334"/><draw:equation draw:name="f9" draw:formula="132375"/><draw:equation draw:name="f10" draw:formula="301264"/><draw:equation draw:name="f11" draw:formula="?f8 - ?f7"/><draw:equation draw:name="f12" draw:formula="?f7 - ?f7"/><draw:equation draw:name="f13" draw:formula="?f12 / 0"/><draw:equation draw:name="f14" draw:formula="?f11 / 435334"/><draw:equation draw:name="f15" draw:formula="21600 * ?f5"/><draw:equation draw:name="f16" draw:formula="0 / ?f13"/><draw:equation draw:name="f17" draw:formula="0 / ?f14"/><draw:equation draw:name="f18" draw:formula="435334 / ?f14"/><draw:equation draw:name="f19" draw:formula="?f15 / ?f6"/><draw:equation draw:name="f20" draw:formula="?f19 - ?f7"/><draw:equation draw:name="f21" draw:formula="?f20 / 0"/><draw:equation draw:name="f22" draw:formula="?f16 * ?f21"/></draw:enhanced-geometry></draw:custom-shape><draw:custom-shape svg:width="0.43771in" svg:height="0.49683in" draw:id="id66" draw:style-name="a66" draw:transform="translate(-0.21885in -0.24841in) rotate(-1.5708) translate(0.25624in 3.11711in)" draw:name="Shape 73"><svg:title/><svg:desc/><draw:enhanced-geometry draw:type="non-primitive" svg:viewBox="0 0 459930 302870" draw:enhanced-path="M ?f1 ?f3 C ?f1 ?f4 ?f5 ?f2 ?f6 ?f2 ?f7 ?f2 ?f0 ?f4 ?f0 ?f3 ?f0 ?f8 ?f7 ?f0 ?f6 ?f0 ?f5 ?f0 ?f1 ?f8 ?f1 ?f3 Z N" draw:text-areas="?f13 ?f15 ?f14 ?f16"><draw:equation draw:name="f0" draw:formula="0"/><draw:equation draw:name="f1" draw:formula="459930"/><draw:equation draw:name="f2" draw:formula="302870"/><draw:equation draw:name="f3" draw:formula="151460"/><draw:equation draw:name="f4" draw:formula="235102"/><draw:equation draw:name="f5" draw:formula="356997"/><draw:equation draw:name="f6" draw:formula="229946"/><draw:equation draw:name="f7" draw:formula="102946"/><draw:equation draw:name="f8" draw:formula="67818"/><draw:equation draw:name="f9" draw:formula="?f2 - ?f0"/><draw:equation draw:name="f10" draw:formula="?f1 - ?f0"/><draw:equation draw:name="f11" draw:formula="?f10 / 459930"/><draw:equation draw:name="f12" draw:formula="?f9 / 302870"/><draw:equation draw:name="f13" draw:formula="0 / ?f11"/><draw:equation draw:name="f14" draw:formula="459930 / ?f11"/><draw:equation draw:name="f15" draw:formula="0 / ?f12"/><draw:equation draw:name="f16" draw:formula="302870 / ?f12"/></draw:enhanced-geometry></draw:custom-shape><draw:custom-shape svg:width="0.25105in" svg:height="0.29196in" draw:id="id67" draw:style-name="a67" draw:transform="translate(-0.12552in -0.14598in) rotate(-1.5708) translate(0.23823in 3.14828in)" draw:name="Rectangle 74"><svg:title/><svg:desc/><text:p text:style-name="Normal"><text:span text:style-name="T357">file6</text:span></text:p><draw:enhanced-geometry draw:type="non-primitive" svg:viewBox="0 0 21600 21600" draw:enhanced-path="M 0 0 L 21600 0 21600 21600 0 21600 Z N"/></draw:custom-shape><draw:custom-shape svg:width="0in" svg:height="0.47616in" draw:id="id68" draw:style-name="a68" draw:transform="translate(0in -0.23808in) rotate(-1.5708) translate(0.74305in 3.11709in)" draw:name="Shape 75"><svg:title/><svg:desc/><draw:enhanced-geometry draw:path-stretchpoint-x="21600" draw:type="non-primitive" svg:viewBox="0 0 21600 435334" draw:enhanced-path="M ?f7 ?f7 C ?f7 ?f9 ?f7 ?f10 ?f7 ?f8 N" draw:text-areas="?f22 ?f17 ?f22 ?f18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35334"/><draw:equation draw:name="f9" draw:formula="132375"/><draw:equation draw:name="f10" draw:formula="301264"/><draw:equation draw:name="f11" draw:formula="?f8 - ?f7"/><draw:equation draw:name="f12" draw:formula="?f7 - ?f7"/><draw:equation draw:name="f13" draw:formula="?f12 / 0"/><draw:equation draw:name="f14" draw:formula="?f11 / 435334"/><draw:equation draw:name="f15" draw:formula="21600 * ?f5"/><draw:equation draw:name="f16" draw:formula="0 / ?f13"/><draw:equation draw:name="f17" draw:formula="0 / ?f14"/><draw:equation draw:name="f18" draw:formula="435334 / ?f14"/><draw:equation draw:name="f19" draw:formula="?f15 / ?f6"/><draw:equation draw:name="f20" draw:formula="?f19 - ?f7"/><draw:equation draw:name="f21" draw:formula="?f20 / 0"/><draw:equation draw:name="f22" draw:formula="?f16 * ?f21"/></draw:enhanced-geometry></draw:custom-shape><draw:custom-shape svg:width="0.43771in" svg:height="0.49683in" draw:id="id69" draw:style-name="a69" draw:transform="translate(-0.21885in -0.24841in) rotate(-1.5708) translate(0.25624in 3.69084in)" draw:name="Shape 76"><svg:title/><svg:desc/><draw:enhanced-geometry draw:type="non-primitive" svg:viewBox="0 0 459930 302870" draw:enhanced-path="M ?f1 ?f3 C ?f1 ?f4 ?f5 ?f2 ?f6 ?f2 ?f7 ?f2 ?f0 ?f4 ?f0 ?f3 ?f0 ?f8 ?f7 ?f0 ?f6 ?f0 ?f5 ?f0 ?f1 ?f8 ?f1 ?f3 Z N" draw:text-areas="?f13 ?f15 ?f14 ?f16"><draw:equation draw:name="f0" draw:formula="0"/><draw:equation draw:name="f1" draw:formula="459930"/><draw:equation draw:name="f2" draw:formula="302870"/><draw:equation draw:name="f3" draw:formula="151460"/><draw:equation draw:name="f4" draw:formula="235102"/><draw:equation draw:name="f5" draw:formula="356997"/><draw:equation draw:name="f6" draw:formula="229997"/><draw:equation draw:name="f7" draw:formula="102946"/><draw:equation draw:name="f8" draw:formula="67818"/><draw:equation draw:name="f9" draw:formula="?f2 - ?f0"/><draw:equation draw:name="f10" draw:formula="?f1 - ?f0"/><draw:equation draw:name="f11" draw:formula="?f10 / 459930"/><draw:equation draw:name="f12" draw:formula="?f9 / 302870"/><draw:equation draw:name="f13" draw:formula="0 / ?f11"/><draw:equation draw:name="f14" draw:formula="459930 / ?f11"/><draw:equation draw:name="f15" draw:formula="0 / ?f12"/><draw:equation draw:name="f16" draw:formula="302870 / ?f12"/></draw:enhanced-geometry></draw:custom-shape><draw:custom-shape svg:width="0.25105in" svg:height="0.29196in" draw:id="id70" draw:style-name="a70" draw:transform="translate(-0.12552in -0.14598in) rotate(-1.5708) translate(0.23823in 3.722in)" draw:name="Rectangle 77"><svg:title/><svg:desc/><text:p text:style-name="Normal"><text:span text:style-name="T358">file7</text:span></text:p><draw:enhanced-geometry draw:type="non-primitive" svg:viewBox="0 0 21600 21600" draw:enhanced-path="M 0 0 L 21600 0 21600 21600 0 21600 Z N"/></draw:custom-shape><draw:custom-shape svg:width="0.30924in" svg:height="0.51895in" draw:id="id71" draw:style-name="a71" draw:transform="translate(-0.15462in -0.25947in) rotate(-1.5708) translate(0.72166in 3.41353in)" draw:name="Shape 78"><svg:title/><svg:desc/><draw:enhanced-geometry draw:type="non-primitive" svg:viewBox="0 0 324942 316357" draw:enhanced-path="M ?f0 ?f0 C ?f3 ?f4 ?f5 ?f6 ?f1 ?f2 N" draw:text-areas="?f11 ?f13 ?f12 ?f14"><draw:equation draw:name="f0" draw:formula="0"/><draw:equation draw:name="f1" draw:formula="324942"/><draw:equation draw:name="f2" draw:formula="316357"/><draw:equation draw:name="f3" draw:formula="99720"/><draw:equation draw:name="f4" draw:formula="97092"/><draw:equation draw:name="f5" draw:formula="229641"/><draw:equation draw:name="f6" draw:formula="223596"/><draw:equation draw:name="f7" draw:formula="?f2 - ?f0"/><draw:equation draw:name="f8" draw:formula="?f1 - ?f0"/><draw:equation draw:name="f9" draw:formula="?f8 / 324942"/><draw:equation draw:name="f10" draw:formula="?f7 / 316357"/><draw:equation draw:name="f11" draw:formula="0 / ?f9"/><draw:equation draw:name="f12" draw:formula="324942 / ?f9"/><draw:equation draw:name="f13" draw:formula="0 / ?f10"/><draw:equation draw:name="f14" draw:formula="316357 / ?f10"/></draw:enhanced-geometry></draw:custom-shape><draw:custom-shape svg:width="0.40764in" svg:height="0.46841in" draw:id="id72" draw:style-name="a72" draw:transform="translate(-0.20382in -0.2342in) rotate(-1.5708) translate(1.21917in 3.97772in)" draw:name="Shape 79"><svg:title/><svg:desc/><draw:enhanced-geometry draw:type="non-primitive" svg:viewBox="0 0 428333 285547" draw:enhanced-path="M ?f0 ?f0 L ?f1 ?f0 ?f1 ?f2 ?f0 ?f2 Z N" draw:text-areas="?f7 ?f9 ?f8 ?f10"><draw:equation draw:name="f0" draw:formula="0"/><draw:equation draw:name="f1" draw:formula="428333"/><draw:equation draw:name="f2" draw:formula="285547"/><draw:equation draw:name="f3" draw:formula="?f2 - ?f0"/><draw:equation draw:name="f4" draw:formula="?f1 - ?f0"/><draw:equation draw:name="f5" draw:formula="?f4 / 428333"/><draw:equation draw:name="f6" draw:formula="?f3 / 285547"/><draw:equation draw:name="f7" draw:formula="0 / ?f5"/><draw:equation draw:name="f8" draw:formula="428333 / ?f5"/><draw:equation draw:name="f9" draw:formula="0 / ?f6"/><draw:equation draw:name="f10" draw:formula="285547 / ?f6"/></draw:enhanced-geometry></draw:custom-shape><draw:custom-shape svg:width="0.25049in" svg:height="0.29197in" draw:id="id73" draw:style-name="a73" draw:transform="translate(-0.12524in -0.14598in) rotate(-1.5708) translate(1.20117in 4.00858in)" draw:name="Rectangle 80"><svg:title/><svg:desc/><text:p text:style-name="Normal"><text:span text:style-name="T359">docs</text:span></text:p><draw:enhanced-geometry draw:type="non-primitive" svg:viewBox="0 0 21600 21600" draw:enhanced-path="M 0 0 L 21600 0 21600 21600 0 21600 Z N"/></draw:custom-shape><draw:custom-shape svg:width="0.27831in" svg:height="0.47974in" draw:id="id74" draw:style-name="a74" draw:transform="translate(-0.13915in -0.23987in) rotate(-1.5708) translate(1.69437in 4.25341in)" draw:name="Shape 81"><svg:title/><svg:desc/><draw:enhanced-geometry draw:type="non-primitive" svg:viewBox="0 0 292443 292456" draw:enhanced-path="M ?f1 ?f0 C ?f3 ?f4 ?f5 ?f6 ?f0 ?f2 N" draw:text-areas="?f11 ?f13 ?f12 ?f14"><draw:equation draw:name="f0" draw:formula="0"/><draw:equation draw:name="f1" draw:formula="292443"/><draw:equation draw:name="f2" draw:formula="292456"/><draw:equation draw:name="f3" draw:formula="203352"/><draw:equation draw:name="f4" draw:formula="89103"/><draw:equation draw:name="f5" draw:formula="89192"/><draw:equation draw:name="f6" draw:formula="203251"/><draw:equation draw:name="f7" draw:formula="?f2 - ?f0"/><draw:equation draw:name="f8" draw:formula="?f1 - ?f0"/><draw:equation draw:name="f9" draw:formula="?f8 / 292443"/><draw:equation draw:name="f10" draw:formula="?f7 / 292456"/><draw:equation draw:name="f11" draw:formula="0 / ?f9"/><draw:equation draw:name="f12" draw:formula="292443 / ?f9"/><draw:equation draw:name="f13" draw:formula="0 / ?f10"/><draw:equation draw:name="f14" draw:formula="292456 / ?f10"/></draw:enhanced-geometry></draw:custom-shape><draw:custom-shape svg:width="0.42278in" svg:height="0.46841in" draw:id="id75" draw:style-name="a75" draw:transform="translate(-0.21139in -0.2342in) rotate(-1.5708) translate(1.21917in 4.52881in)" draw:name="Shape 82"><svg:title/><svg:desc/><draw:enhanced-geometry draw:type="non-primitive" svg:viewBox="0 0 444246 285547" draw:enhanced-path="M ?f0 ?f0 L ?f1 ?f0 ?f1 ?f2 ?f0 ?f2 Z N" draw:text-areas="?f7 ?f9 ?f8 ?f10"><draw:equation draw:name="f0" draw:formula="0"/><draw:equation draw:name="f1" draw:formula="444246"/><draw:equation draw:name="f2" draw:formula="285547"/><draw:equation draw:name="f3" draw:formula="?f2 - ?f0"/><draw:equation draw:name="f4" draw:formula="?f1 - ?f0"/><draw:equation draw:name="f5" draw:formula="?f4 / 444246"/><draw:equation draw:name="f6" draw:formula="?f3 / 285547"/><draw:equation draw:name="f7" draw:formula="0 / ?f5"/><draw:equation draw:name="f8" draw:formula="444246 / ?f5"/><draw:equation draw:name="f9" draw:formula="0 / ?f6"/><draw:equation draw:name="f10" draw:formula="285547 / ?f6"/></draw:enhanced-geometry></draw:custom-shape><draw:custom-shape svg:width="0.40132in" svg:height="0.29197in" draw:id="id76" draw:style-name="a76" draw:transform="translate(-0.20066in -0.14598in) rotate(-1.5708) translate(1.20117in 4.57846in)" draw:name="Rectangle 83"><svg:title/><svg:desc/><text:p text:style-name="Normal"><text:span text:style-name="T360">archive</text:span></text:p><draw:enhanced-geometry draw:type="non-primitive" svg:viewBox="0 0 21600 21600" draw:enhanced-path="M 0 0 L 21600 0 21600 21600 0 21600 Z N"/></draw:custom-shape><draw:custom-shape svg:width="0in" svg:height="0.47974in" draw:id="id77" draw:style-name="a77" draw:transform="translate(0in -0.23987in) rotate(-1.5708) translate(1.69437in 4.52879in)" draw:name="Shape 84"><svg:title/><svg:desc/><draw:enhanced-geometry draw:path-stretchpoint-x="21600" draw:type="non-primitive" svg:viewBox="0 0 21600 438610" draw:enhanced-path="M ?f7 ?f7 C ?f7 ?f9 ?f7 ?f10 ?f7 ?f8 N" draw:text-areas="?f22 ?f17 ?f22 ?f18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38610"/><draw:equation draw:name="f9" draw:formula="133632"/><draw:equation draw:name="f10" draw:formula="304825"/><draw:equation draw:name="f11" draw:formula="?f8 - ?f7"/><draw:equation draw:name="f12" draw:formula="?f7 - ?f7"/><draw:equation draw:name="f13" draw:formula="?f12 / 0"/><draw:equation draw:name="f14" draw:formula="?f11 / 438610"/><draw:equation draw:name="f15" draw:formula="21600 * ?f5"/><draw:equation draw:name="f16" draw:formula="0 / ?f13"/><draw:equation draw:name="f17" draw:formula="0 / ?f14"/><draw:equation draw:name="f18" draw:formula="438610 / ?f14"/><draw:equation draw:name="f19" draw:formula="?f15 / ?f6"/><draw:equation draw:name="f20" draw:formula="?f19 - ?f7"/><draw:equation draw:name="f21" draw:formula="?f20 / 0"/><draw:equation draw:name="f22" draw:formula="?f16 * ?f21"/></draw:enhanced-geometry></draw:custom-shape><draw:custom-shape svg:width="0.57372in" svg:height="0.46841in" draw:id="id78" draw:style-name="a78" draw:transform="translate(-0.28686in -0.2342in) rotate(-1.5708) translate(1.21917in 5.16294in)" draw:name="Shape 85"><svg:title/><svg:desc/><draw:enhanced-geometry draw:type="non-primitive" svg:viewBox="0 0 602856 285547" draw:enhanced-path="M ?f0 ?f0 L ?f1 ?f0 ?f1 ?f2 ?f0 ?f2 Z N" draw:text-areas="?f7 ?f9 ?f8 ?f10"><draw:equation draw:name="f0" draw:formula="0"/><draw:equation draw:name="f1" draw:formula="602856"/><draw:equation draw:name="f2" draw:formula="285547"/><draw:equation draw:name="f3" draw:formula="?f2 - ?f0"/><draw:equation draw:name="f4" draw:formula="?f1 - ?f0"/><draw:equation draw:name="f5" draw:formula="?f4 / 602856"/><draw:equation draw:name="f6" draw:formula="?f3 / 285547"/><draw:equation draw:name="f7" draw:formula="0 / ?f5"/><draw:equation draw:name="f8" draw:formula="602856 / ?f5"/><draw:equation draw:name="f9" draw:formula="0 / ?f6"/><draw:equation draw:name="f10" draw:formula="285547 / ?f6"/></draw:enhanced-geometry></draw:custom-shape><draw:custom-shape svg:width="0.59685in" svg:height="0.29197in" draw:id="id79" draw:style-name="a79" draw:transform="translate(-0.29842in -0.14598in) rotate(-1.5708) translate(1.20117in 5.23488in)" draw:name="Rectangle 86"><svg:title/><svg:desc/><text:p text:style-name="Normal"><text:span text:style-name="T361">documents</text:span></text:p><draw:enhanced-geometry draw:type="non-primitive" svg:viewBox="0 0 21600 21600" draw:enhanced-path="M 0 0 L 21600 0 21600 21600 0 21600 Z N"/></draw:custom-shape><draw:custom-shape svg:width="0.16014in" svg:height="0.47974in" draw:id="id80" draw:style-name="a80" draw:transform="translate(-0.08007in -0.23987in) rotate(-1.5708) translate(1.69437in 5.32156in)" draw:name="Shape 87"><svg:title/><svg:desc/><draw:enhanced-geometry draw:type="non-primitive" svg:viewBox="0 0 168275 292456" draw:enhanced-path="M ?f1 ?f0 C ?f3 ?f4 ?f5 ?f6 ?f0 ?f2 N" draw:text-areas="?f11 ?f13 ?f12 ?f14"><draw:equation draw:name="f0" draw:formula="0"/><draw:equation draw:name="f1" draw:formula="168275"/><draw:equation draw:name="f2" draw:formula="292456"/><draw:equation draw:name="f3" draw:formula="116980"/><draw:equation draw:name="f4" draw:formula="89103"/><draw:equation draw:name="f5" draw:formula="51308"/><draw:equation draw:name="f6" draw:formula="203251"/><draw:equation draw:name="f7" draw:formula="?f2 - ?f0"/><draw:equation draw:name="f8" draw:formula="?f1 - ?f0"/><draw:equation draw:name="f9" draw:formula="?f8 / 168275"/><draw:equation draw:name="f10" draw:formula="?f7 / 292456"/><draw:equation draw:name="f11" draw:formula="0 / ?f9"/><draw:equation draw:name="f12" draw:formula="168275 / ?f9"/><draw:equation draw:name="f13" draw:formula="0 / ?f10"/><draw:equation draw:name="f14" draw:formula="292456 / ?f10"/></draw:enhanced-geometry></draw:custom-shape><draw:custom-shape svg:width="0.43771in" svg:height="0.49689in" draw:id="id81" draw:style-name="a81" draw:transform="translate(-0.21885in -0.24844in) rotate(-1.5708) translate(1.21916in 5.80462in)" draw:name="Shape 88"><svg:title/><svg:desc/><draw:enhanced-geometry draw:type="non-primitive" svg:viewBox="0 0 459930 302908" draw:enhanced-path="M ?f1 ?f3 C ?f1 ?f4 ?f5 ?f2 ?f6 ?f2 ?f7 ?f2 ?f0 ?f4 ?f0 ?f3 ?f0 ?f8 ?f7 ?f0 ?f6 ?f0 ?f5 ?f0 ?f1 ?f8 ?f1 ?f3 Z N" draw:text-areas="?f13 ?f15 ?f14 ?f16"><draw:equation draw:name="f0" draw:formula="0"/><draw:equation draw:name="f1" draw:formula="459930"/><draw:equation draw:name="f2" draw:formula="302908"/><draw:equation draw:name="f3" draw:formula="151460"/><draw:equation draw:name="f4" draw:formula="235090"/><draw:equation draw:name="f5" draw:formula="356984"/><draw:equation draw:name="f6" draw:formula="229934"/><draw:equation draw:name="f7" draw:formula="102934"/><draw:equation draw:name="f8" draw:formula="67818"/><draw:equation draw:name="f9" draw:formula="?f2 - ?f0"/><draw:equation draw:name="f10" draw:formula="?f1 - ?f0"/><draw:equation draw:name="f11" draw:formula="?f10 / 459930"/><draw:equation draw:name="f12" draw:formula="?f9 / 302908"/><draw:equation draw:name="f13" draw:formula="0 / ?f11"/><draw:equation draw:name="f14" draw:formula="459930 / ?f11"/><draw:equation draw:name="f15" draw:formula="0 / ?f12"/><draw:equation draw:name="f16" draw:formula="302908 / ?f12"/></draw:enhanced-geometry></draw:custom-shape><draw:custom-shape svg:width="0.25105in" svg:height="0.29197in" draw:id="id82" draw:style-name="a82" draw:transform="translate(-0.12552in -0.14598in) rotate(-1.5708) translate(1.20117in 5.83578in)" draw:name="Rectangle 89"><svg:title/><svg:desc/><text:p text:style-name="Normal"><text:span text:style-name="T362">file9</text:span></text:p><draw:enhanced-geometry draw:type="non-primitive" svg:viewBox="0 0 21600 21600" draw:enhanced-path="M 0 0 L 21600 0 21600 21600 0 21600 Z N"/></draw:custom-shape><draw:custom-shape svg:width="0.16505in" svg:height="0.48299in" draw:id="id83" draw:style-name="a83" draw:transform="translate(-0.08252in -0.24149in) rotate(-1.5708) translate(1.69275in 5.64275in)" draw:name="Shape 90"><svg:title/><svg:desc/><draw:enhanced-geometry draw:type="non-primitive" svg:viewBox="0 0 173431 294437" draw:enhanced-path="M ?f0 ?f0 C ?f3 ?f4 ?f5 ?f6 ?f1 ?f2 N" draw:text-areas="?f11 ?f13 ?f12 ?f14"><draw:equation draw:name="f0" draw:formula="0"/><draw:equation draw:name="f1" draw:formula="173431"/><draw:equation draw:name="f2" draw:formula="294437"/><draw:equation draw:name="f3" draw:formula="52883"/><draw:equation draw:name="f4" draw:formula="89751"/><draw:equation draw:name="f5" draw:formula="120739"/><draw:equation draw:name="f6" draw:formula="204991"/><draw:equation draw:name="f7" draw:formula="?f2 - ?f0"/><draw:equation draw:name="f8" draw:formula="?f1 - ?f0"/><draw:equation draw:name="f9" draw:formula="?f8 / 173431"/><draw:equation draw:name="f10" draw:formula="?f7 / 294437"/><draw:equation draw:name="f11" draw:formula="0 / ?f9"/><draw:equation draw:name="f12" draw:formula="173431 / ?f9"/><draw:equation draw:name="f13" draw:formula="0 / ?f10"/><draw:equation draw:name="f14" draw:formula="294437 / ?f10"/></draw:enhanced-geometry></draw:custom-shape><draw:custom-shape svg:width="0.43775in" svg:height="0.49683in" draw:id="id84" draw:style-name="a84" draw:transform="translate(-0.21887in -0.24841in) rotate(-1.5708) translate(0.25624in 4.26458in)" draw:name="Shape 91"><svg:title/><svg:desc/><draw:enhanced-geometry draw:type="non-primitive" svg:viewBox="0 0 459981 302870" draw:enhanced-path="M ?f1 ?f3 C ?f1 ?f4 ?f5 ?f2 ?f6 ?f2 ?f7 ?f2 ?f0 ?f4 ?f0 ?f3 ?f0 ?f8 ?f7 ?f0 ?f6 ?f0 ?f5 ?f0 ?f1 ?f8 ?f1 ?f3 Z N" draw:text-areas="?f13 ?f15 ?f14 ?f16"><draw:equation draw:name="f0" draw:formula="0"/><draw:equation draw:name="f1" draw:formula="459981"/><draw:equation draw:name="f2" draw:formula="302870"/><draw:equation draw:name="f3" draw:formula="151460"/><draw:equation draw:name="f4" draw:formula="235102"/><draw:equation draw:name="f5" draw:formula="356984"/><draw:equation draw:name="f6" draw:formula="229984"/><draw:equation draw:name="f7" draw:formula="102984"/><draw:equation draw:name="f8" draw:formula="67818"/><draw:equation draw:name="f9" draw:formula="?f2 - ?f0"/><draw:equation draw:name="f10" draw:formula="?f1 - ?f0"/><draw:equation draw:name="f11" draw:formula="?f10 / 459981"/><draw:equation draw:name="f12" draw:formula="?f9 / 302870"/><draw:equation draw:name="f13" draw:formula="0 / ?f11"/><draw:equation draw:name="f14" draw:formula="459981 / ?f11"/><draw:equation draw:name="f15" draw:formula="0 / ?f12"/><draw:equation draw:name="f16" draw:formula="302870 / ?f12"/></draw:enhanced-geometry></draw:custom-shape><draw:custom-shape svg:width="0.25105in" svg:height="0.29196in" draw:id="id85" draw:style-name="a85" draw:transform="translate(-0.12552in -0.14598in) rotate(-1.5708) translate(0.23823in 4.29572in)" draw:name="Rectangle 92"><svg:title/><svg:desc/><text:p text:style-name="Normal"><text:span text:style-name="T363">file8</text:span></text:p><draw:enhanced-geometry draw:type="non-primitive" svg:viewBox="0 0 21600 21600" draw:enhanced-path="M 0 0 L 21600 0 21600 21600 0 21600 Z N"/></draw:custom-shape><draw:custom-shape svg:width="0.14585in" svg:height="0.48958in" draw:id="id86" draw:style-name="a86" draw:transform="translate(-0.07292in -0.24479in) rotate(-1.5708) translate(0.73634in 4.12156in)" draw:name="Shape 93"><svg:title/><svg:desc/><draw:enhanced-geometry draw:type="non-primitive" svg:viewBox="0 0 153251 298450" draw:enhanced-path="M ?f0 ?f0 C ?f3 ?f4 ?f5 ?f6 ?f1 ?f2 N" draw:text-areas="?f11 ?f13 ?f12 ?f14"><draw:equation draw:name="f0" draw:formula="0"/><draw:equation draw:name="f1" draw:formula="153251"/><draw:equation draw:name="f2" draw:formula="298450"/><draw:equation draw:name="f3" draw:formula="46736"/><draw:equation draw:name="f4" draw:formula="90983"/><draw:equation draw:name="f5" draw:formula="106718"/><draw:equation draw:name="f6" draw:formula="207823"/><draw:equation draw:name="f7" draw:formula="?f2 - ?f0"/><draw:equation draw:name="f8" draw:formula="?f1 - ?f0"/><draw:equation draw:name="f9" draw:formula="?f8 / 153251"/><draw:equation draw:name="f10" draw:formula="?f7 / 298450"/><draw:equation draw:name="f11" draw:formula="0 / ?f9"/><draw:equation draw:name="f12" draw:formula="153251 / ?f9"/><draw:equation draw:name="f13" draw:formula="0 / ?f10"/><draw:equation draw:name="f14" draw:formula="298450 / ?f10"/></draw:enhanced-geometry></draw:custom-shape><draw:custom-shape svg:width="0.51245in" svg:height="0.49683in" draw:id="id87" draw:style-name="a87" draw:transform="translate(-0.25622in -0.24841in) rotate(-1.5708) translate(0.25624in 5.16294in)" draw:name="Shape 94"><svg:title/><svg:desc/><draw:enhanced-geometry draw:type="non-primitive" svg:viewBox="0 0 538467 302870" draw:enhanced-path="M ?f1 ?f3 C ?f1 ?f4 ?f5 ?f2 ?f6 ?f2 ?f7 ?f2 ?f0 ?f4 ?f0 ?f3 ?f0 ?f8 ?f7 ?f0 ?f6 ?f0 ?f5 ?f0 ?f1 ?f8 ?f1 ?f3 Z N" draw:text-areas="?f13 ?f15 ?f14 ?f16"><draw:equation draw:name="f0" draw:formula="0"/><draw:equation draw:name="f1" draw:formula="538467"/><draw:equation draw:name="f2" draw:formula="302870"/><draw:equation draw:name="f3" draw:formula="151460"/><draw:equation draw:name="f4" draw:formula="235102"/><draw:equation draw:name="f5" draw:formula="417919"/><draw:equation draw:name="f6" draw:formula="269227"/><draw:equation draw:name="f7" draw:formula="120548"/><draw:equation draw:name="f8" draw:formula="67818"/><draw:equation draw:name="f9" draw:formula="?f2 - ?f0"/><draw:equation draw:name="f10" draw:formula="?f1 - ?f0"/><draw:equation draw:name="f11" draw:formula="?f10 / 538467"/><draw:equation draw:name="f12" draw:formula="?f9 / 302870"/><draw:equation draw:name="f13" draw:formula="0 / ?f11"/><draw:equation draw:name="f14" draw:formula="538467 / ?f11"/><draw:equation draw:name="f15" draw:formula="0 / ?f12"/><draw:equation draw:name="f16" draw:formula="302870 / ?f12"/></draw:enhanced-geometry></draw:custom-shape><draw:custom-shape svg:width="0.31881in" svg:height="0.29196in" draw:id="id88" draw:style-name="a88" draw:transform="translate(-0.1594in -0.14598in) rotate(-1.5708) translate(0.23823in 5.20157in)" draw:name="Rectangle 95"><svg:title/><svg:desc/><text:p text:style-name="Normal"><text:span text:style-name="T364">file10</text:span></text:p><draw:enhanced-geometry draw:type="non-primitive" svg:viewBox="0 0 21600 21600" draw:enhanced-path="M 0 0 L 21600 0 21600 21600 0 21600 Z N"/></draw:custom-shape><draw:custom-shape svg:width="0in" svg:height="0.47616in" draw:id="id89" draw:style-name="a89" draw:transform="translate(0in -0.23808in) rotate(-1.5708) translate(0.74305in 5.16293in)" draw:name="Shape 96"><svg:title/><svg:desc/><draw:enhanced-geometry draw:path-stretchpoint-x="21600" draw:type="non-primitive" svg:viewBox="0 0 21600 435334" draw:enhanced-path="M ?f7 ?f7 C ?f7 ?f9 ?f7 ?f10 ?f7 ?f8 N" draw:text-areas="?f22 ?f17 ?f22 ?f18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35334"/><draw:equation draw:name="f9" draw:formula="132375"/><draw:equation draw:name="f10" draw:formula="301264"/><draw:equation draw:name="f11" draw:formula="?f8 - ?f7"/><draw:equation draw:name="f12" draw:formula="?f7 - ?f7"/><draw:equation draw:name="f13" draw:formula="?f12 / 0"/><draw:equation draw:name="f14" draw:formula="?f11 / 435334"/><draw:equation draw:name="f15" draw:formula="21600 * ?f5"/><draw:equation draw:name="f16" draw:formula="0 / ?f13"/><draw:equation draw:name="f17" draw:formula="0 / ?f14"/><draw:equation draw:name="f18" draw:formula="435334 / ?f14"/><draw:equation draw:name="f19" draw:formula="?f15 / ?f6"/><draw:equation draw:name="f20" draw:formula="?f19 - ?f7"/><draw:equation draw:name="f21" draw:formula="?f20 / 0"/><draw:equation draw:name="f22" draw:formula="?f16 * ?f21"/></draw:enhanced-geometry></draw:custom-shape><draw:custom-shape svg:width="0.51244in" svg:height="0.49689in" draw:id="id90" draw:style-name="a90" draw:transform="translate(-0.25622in -0.24844in) rotate(-1.5708) translate(1.21916in 6.41609in)" draw:name="Shape 97"><svg:title/><svg:desc/><draw:enhanced-geometry draw:type="non-primitive" svg:viewBox="0 0 538455 302908" draw:enhanced-path="M ?f1 ?f3 C ?f1 ?f4 ?f5 ?f2 ?f6 ?f2 ?f7 ?f2 ?f0 ?f4 ?f0 ?f3 ?f0 ?f8 ?f7 ?f0 ?f6 ?f0 ?f5 ?f0 ?f1 ?f8 ?f1 ?f3 Z N" draw:text-areas="?f13 ?f15 ?f14 ?f16"><draw:equation draw:name="f0" draw:formula="0"/><draw:equation draw:name="f1" draw:formula="538455"/><draw:equation draw:name="f2" draw:formula="302908"/><draw:equation draw:name="f3" draw:formula="151460"/><draw:equation draw:name="f4" draw:formula="235090"/><draw:equation draw:name="f5" draw:formula="417957"/><draw:equation draw:name="f6" draw:formula="269228"/><draw:equation draw:name="f7" draw:formula="120548"/><draw:equation draw:name="f8" draw:formula="67818"/><draw:equation draw:name="f9" draw:formula="?f2 - ?f0"/><draw:equation draw:name="f10" draw:formula="?f1 - ?f0"/><draw:equation draw:name="f11" draw:formula="?f10 / 538455"/><draw:equation draw:name="f12" draw:formula="?f9 / 302908"/><draw:equation draw:name="f13" draw:formula="0 / ?f11"/><draw:equation draw:name="f14" draw:formula="538455 / ?f11"/><draw:equation draw:name="f15" draw:formula="0 / ?f12"/><draw:equation draw:name="f16" draw:formula="302908 / ?f12"/></draw:enhanced-geometry></draw:custom-shape><draw:custom-shape svg:width="0.31881in" svg:height="0.29197in" draw:id="id91" draw:style-name="a91" draw:transform="translate(-0.1594in -0.14598in) rotate(-1.5708) translate(1.20117in 6.45472in)" draw:name="Rectangle 98"><svg:title/><svg:desc/><text:p text:style-name="Normal"><text:span text:style-name="T365">file11</text:span></text:p><draw:enhanced-geometry draw:type="non-primitive" svg:viewBox="0 0 21600 21600" draw:enhanced-path="M 0 0 L 21600 0 21600 21600 0 21600 Z N"/></draw:custom-shape><draw:custom-shape svg:width="0in" svg:height="0.46639in" draw:id="id92" draw:style-name="a92" draw:transform="translate(0in -0.23319in) rotate(-1.5708) translate(1.70105in 6.41609in)" draw:name="Shape 99"><svg:title/><svg:desc/><draw:enhanced-geometry draw:path-stretchpoint-x="21600" draw:type="non-primitive" svg:viewBox="0 0 21600 426401" draw:enhanced-path="M ?f7 ?f7 C ?f7 ?f9 ?f7 ?f10 ?f7 ?f8 N" draw:text-areas="?f22 ?f17 ?f22 ?f18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26401"/><draw:equation draw:name="f9" draw:formula="129613"/><draw:equation draw:name="f10" draw:formula="294558"/><draw:equation draw:name="f11" draw:formula="?f8 - ?f7"/><draw:equation draw:name="f12" draw:formula="?f7 - ?f7"/><draw:equation draw:name="f13" draw:formula="?f12 / 0"/><draw:equation draw:name="f14" draw:formula="?f11 / 426401"/><draw:equation draw:name="f15" draw:formula="21600 * ?f5"/><draw:equation draw:name="f16" draw:formula="0 / ?f13"/><draw:equation draw:name="f17" draw:formula="0 / ?f14"/><draw:equation draw:name="f18" draw:formula="426401 / ?f14"/><draw:equation draw:name="f19" draw:formula="?f15 / ?f6"/><draw:equation draw:name="f20" draw:formula="?f19 - ?f7"/><draw:equation draw:name="f21" draw:formula="?f20 / 0"/><draw:equation draw:name="f22" draw:formula="?f16 * ?f21"/></draw:enhanced-geometry></draw:custom-shape><draw:custom-shape svg:width="0.51248in" svg:height="0.49689in" draw:id="id93" draw:style-name="a93" draw:transform="translate(-0.25624in -0.24844in) rotate(-1.5708) translate(1.21916in 7.06533in)" draw:name="Shape 100"><svg:title/><svg:desc/><draw:enhanced-geometry draw:type="non-primitive" svg:viewBox="0 0 538505 302908" draw:enhanced-path="M ?f1 ?f3 C ?f1 ?f4 ?f5 ?f2 ?f6 ?f2 ?f7 ?f2 ?f0 ?f4 ?f0 ?f3 ?f0 ?f8 ?f7 ?f0 ?f6 ?f0 ?f5 ?f0 ?f1 ?f8 ?f1 ?f3 Z N" draw:text-areas="?f13 ?f15 ?f14 ?f16"><draw:equation draw:name="f0" draw:formula="0"/><draw:equation draw:name="f1" draw:formula="538505"/><draw:equation draw:name="f2" draw:formula="302908"/><draw:equation draw:name="f3" draw:formula="151460"/><draw:equation draw:name="f4" draw:formula="235090"/><draw:equation draw:name="f5" draw:formula="417957"/><draw:equation draw:name="f6" draw:formula="269278"/><draw:equation draw:name="f7" draw:formula="120548"/><draw:equation draw:name="f8" draw:formula="67818"/><draw:equation draw:name="f9" draw:formula="?f2 - ?f0"/><draw:equation draw:name="f10" draw:formula="?f1 - ?f0"/><draw:equation draw:name="f11" draw:formula="?f10 / 538505"/><draw:equation draw:name="f12" draw:formula="?f9 / 302908"/><draw:equation draw:name="f13" draw:formula="0 / ?f11"/><draw:equation draw:name="f14" draw:formula="538505 / ?f11"/><draw:equation draw:name="f15" draw:formula="0 / ?f12"/><draw:equation draw:name="f16" draw:formula="302908 / ?f12"/></draw:enhanced-geometry></draw:custom-shape><draw:custom-shape svg:width="0.31881in" svg:height="0.29197in" draw:id="id94" draw:style-name="a94" draw:transform="translate(-0.1594in -0.14598in) rotate(-1.5708) translate(1.20117in 7.10394in)" draw:name="Rectangle 101"><svg:title/><svg:desc/><text:p text:style-name="Normal"><text:span text:style-name="T366">file12</text:span></text:p><draw:enhanced-geometry draw:type="non-primitive" svg:viewBox="0 0 21600 21600" draw:enhanced-path="M 0 0 L 21600 0 21600 21600 0 21600 Z N"/></draw:custom-shape><draw:custom-shape svg:width="0.02591in" svg:height="0.46639in" draw:id="id95" draw:style-name="a95" draw:transform="translate(-0.01295in -0.23319in) rotate(-1.5708) translate(1.70104in 7.0385in)" draw:name="Shape 102"><svg:title/><svg:desc/><draw:enhanced-geometry draw:type="non-primitive" svg:viewBox="0 0 27229 284315" draw:enhanced-path="M ?f0 ?f0 C ?f3 ?f4 ?f5 ?f6 ?f1 ?f2 N" draw:text-areas="?f11 ?f13 ?f12 ?f14"><draw:equation draw:name="f0" draw:formula="0"/><draw:equation draw:name="f1" draw:formula="27229"/><draw:equation draw:name="f2" draw:formula="284315"/><draw:equation draw:name="f3" draw:formula="8280"/><draw:equation draw:name="f4" draw:formula="86423"/><draw:equation draw:name="f5" draw:formula="18847"/><draw:equation draw:name="f6" draw:formula="196405"/><draw:equation draw:name="f7" draw:formula="?f2 - ?f0"/><draw:equation draw:name="f8" draw:formula="?f1 - ?f0"/><draw:equation draw:name="f9" draw:formula="?f8 / 27229"/><draw:equation draw:name="f10" draw:formula="?f7 / 284315"/><draw:equation draw:name="f11" draw:formula="0 / ?f9"/><draw:equation draw:name="f12" draw:formula="27229 / ?f9"/><draw:equation draw:name="f13" draw:formula="0 / ?f10"/><draw:equation draw:name="f14" draw:formula="284315 / ?f10"/></draw:enhanced-geometry></draw:custom-shape><draw:custom-shape svg:width="0.51245in" svg:height="0.49689in" draw:id="id96" draw:style-name="a96" draw:transform="translate(-0.25622in -0.24844in) rotate(-1.5708) translate(1.21916in 7.71456in)" draw:name="Shape 103"><svg:title/><svg:desc/><draw:enhanced-geometry draw:type="non-primitive" svg:viewBox="0 0 538467 302908" draw:enhanced-path="M ?f1 ?f3 C ?f1 ?f4 ?f5 ?f2 ?f6 ?f2 ?f7 ?f2 ?f0 ?f4 ?f0 ?f3 ?f0 ?f8 ?f7 ?f0 ?f6 ?f0 ?f5 ?f0 ?f1 ?f8 ?f1 ?f3 Z N" draw:text-areas="?f13 ?f15 ?f14 ?f16"><draw:equation draw:name="f0" draw:formula="0"/><draw:equation draw:name="f1" draw:formula="538467"/><draw:equation draw:name="f2" draw:formula="302908"/><draw:equation draw:name="f3" draw:formula="151460"/><draw:equation draw:name="f4" draw:formula="235090"/><draw:equation draw:name="f5" draw:formula="417919"/><draw:equation draw:name="f6" draw:formula="269240"/><draw:equation draw:name="f7" draw:formula="120510"/><draw:equation draw:name="f8" draw:formula="67818"/><draw:equation draw:name="f9" draw:formula="?f2 - ?f0"/><draw:equation draw:name="f10" draw:formula="?f1 - ?f0"/><draw:equation draw:name="f11" draw:formula="?f10 / 538467"/><draw:equation draw:name="f12" draw:formula="?f9 / 302908"/><draw:equation draw:name="f13" draw:formula="0 / ?f11"/><draw:equation draw:name="f14" draw:formula="538467 / ?f11"/><draw:equation draw:name="f15" draw:formula="0 / ?f12"/><draw:equation draw:name="f16" draw:formula="302908 / ?f12"/></draw:enhanced-geometry></draw:custom-shape><draw:custom-shape svg:width="0.31881in" svg:height="0.29197in" draw:id="id97" draw:style-name="a97" draw:transform="translate(-0.1594in -0.14598in) rotate(-1.5708) translate(1.20117in 7.75315in)" draw:name="Rectangle 104"><svg:title/><svg:desc/><text:p text:style-name="Normal"><text:span text:style-name="T367">file13</text:span></text:p><draw:enhanced-geometry draw:type="non-primitive" svg:viewBox="0 0 21600 21600" draw:enhanced-path="M 0 0 L 21600 0 21600 21600 0 21600 Z N"/></draw:custom-shape><draw:custom-shape svg:width="0in" svg:height="0.46639in" draw:id="id98" draw:style-name="a98" draw:transform="translate(0in -0.23319in) rotate(-1.5708) translate(1.70105in 7.71457in)" draw:name="Shape 105"><svg:title/><svg:desc/><draw:enhanced-geometry draw:path-stretchpoint-x="21600" draw:type="non-primitive" svg:viewBox="0 0 21600 426401" draw:enhanced-path="M ?f7 ?f7 C ?f7 ?f9 ?f7 ?f10 ?f7 ?f8 N" draw:text-areas="?f22 ?f17 ?f22 ?f18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26401"/><draw:equation draw:name="f9" draw:formula="129613"/><draw:equation draw:name="f10" draw:formula="294558"/><draw:equation draw:name="f11" draw:formula="?f8 - ?f7"/><draw:equation draw:name="f12" draw:formula="?f7 - ?f7"/><draw:equation draw:name="f13" draw:formula="?f12 / 0"/><draw:equation draw:name="f14" draw:formula="?f11 / 426401"/><draw:equation draw:name="f15" draw:formula="21600 * ?f5"/><draw:equation draw:name="f16" draw:formula="0 / ?f13"/><draw:equation draw:name="f17" draw:formula="0 / ?f14"/><draw:equation draw:name="f18" draw:formula="426401 / ?f14"/><draw:equation draw:name="f19" draw:formula="?f15 / ?f6"/><draw:equation draw:name="f20" draw:formula="?f19 - ?f7"/><draw:equation draw:name="f21" draw:formula="?f20 / 0"/><draw:equation draw:name="f22" draw:formula="?f16 * ?f21"/></draw:enhanced-geometry></draw:custom-shape><draw:custom-shape svg:width="0.40764in" svg:height="0.46841in" draw:id="id99" draw:style-name="a99" draw:transform="translate(-0.20382in -0.2342in) rotate(-1.5708) translate(1.21917in 8.31095in)" draw:name="Shape 106"><svg:title/><svg:desc/><draw:enhanced-geometry draw:type="non-primitive" svg:viewBox="0 0 428333 285547" draw:enhanced-path="M ?f0 ?f0 L ?f1 ?f0 ?f1 ?f2 ?f0 ?f2 Z N" draw:text-areas="?f7 ?f9 ?f8 ?f10"><draw:equation draw:name="f0" draw:formula="0"/><draw:equation draw:name="f1" draw:formula="428333"/><draw:equation draw:name="f2" draw:formula="285547"/><draw:equation draw:name="f3" draw:formula="?f2 - ?f0"/><draw:equation draw:name="f4" draw:formula="?f1 - ?f0"/><draw:equation draw:name="f5" draw:formula="?f4 / 428333"/><draw:equation draw:name="f6" draw:formula="?f3 / 285547"/><draw:equation draw:name="f7" draw:formula="0 / ?f5"/><draw:equation draw:name="f8" draw:formula="428333 / ?f5"/><draw:equation draw:name="f9" draw:formula="0 / ?f6"/><draw:equation draw:name="f10" draw:formula="285547 / ?f6"/></draw:enhanced-geometry></draw:custom-shape><draw:custom-shape svg:width="0.25049in" svg:height="0.29197in" draw:id="id100" draw:style-name="a100" draw:transform="translate(-0.12524in -0.14598in) rotate(-1.5708) translate(1.20117in 8.34181in)" draw:name="Rectangle 107"><svg:title/><svg:desc/><text:p text:style-name="Normal"><text:span text:style-name="T368">docs</text:span></text:p><draw:enhanced-geometry draw:type="non-primitive" svg:viewBox="0 0 21600 21600" draw:enhanced-path="M 0 0 L 21600 0 21600 21600 0 21600 Z N"/></draw:custom-shape><draw:custom-shape svg:width="0in" svg:height="0.47974in" draw:id="id101" draw:style-name="a101" draw:transform="translate(0in -0.23987in) rotate(-1.5708) translate(1.69437in 8.31094in)" draw:name="Shape 108"><svg:title/><svg:desc/><draw:enhanced-geometry draw:path-stretchpoint-x="21600" draw:type="non-primitive" svg:viewBox="0 0 21600 438610" draw:enhanced-path="M ?f7 ?f7 C ?f7 ?f9 ?f7 ?f10 ?f7 ?f8 N" draw:text-areas="?f22 ?f17 ?f22 ?f18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38610"/><draw:equation draw:name="f9" draw:formula="133632"/><draw:equation draw:name="f10" draw:formula="304825"/><draw:equation draw:name="f11" draw:formula="?f8 - ?f7"/><draw:equation draw:name="f12" draw:formula="?f7 - ?f7"/><draw:equation draw:name="f13" draw:formula="?f12 / 0"/><draw:equation draw:name="f14" draw:formula="?f11 / 438610"/><draw:equation draw:name="f15" draw:formula="21600 * ?f5"/><draw:equation draw:name="f16" draw:formula="0 / ?f13"/><draw:equation draw:name="f17" draw:formula="0 / ?f14"/><draw:equation draw:name="f18" draw:formula="438610 / ?f14"/><draw:equation draw:name="f19" draw:formula="?f15 / ?f6"/><draw:equation draw:name="f20" draw:formula="?f19 - ?f7"/><draw:equation draw:name="f21" draw:formula="?f20 / 0"/><draw:equation draw:name="f22" draw:formula="?f16 * ?f21"/></draw:enhanced-geometry></draw:custom-shape><draw:custom-shape svg:width="0.51334in" svg:height="0.46841in" draw:id="id102" draw:style-name="a102" draw:transform="translate(-0.25667in -0.2342in) rotate(-1.5708) translate(1.21917in 8.92998in)" draw:name="Shape 109"><svg:title/><svg:desc/><draw:enhanced-geometry draw:type="non-primitive" svg:viewBox="0 0 539407 285547" draw:enhanced-path="M ?f0 ?f0 L ?f1 ?f0 ?f1 ?f2 ?f0 ?f2 Z N" draw:text-areas="?f7 ?f9 ?f8 ?f10"><draw:equation draw:name="f0" draw:formula="0"/><draw:equation draw:name="f1" draw:formula="539407"/><draw:equation draw:name="f2" draw:formula="285547"/><draw:equation draw:name="f3" draw:formula="?f2 - ?f0"/><draw:equation draw:name="f4" draw:formula="?f1 - ?f0"/><draw:equation draw:name="f5" draw:formula="?f4 / 539407"/><draw:equation draw:name="f6" draw:formula="?f3 / 285547"/><draw:equation draw:name="f7" draw:formula="0 / ?f5"/><draw:equation draw:name="f8" draw:formula="539407 / ?f5"/><draw:equation draw:name="f9" draw:formula="0 / ?f6"/><draw:equation draw:name="f10" draw:formula="285547 / ?f6"/></draw:enhanced-geometry></draw:custom-shape><draw:custom-shape svg:width="0.52207in" svg:height="0.29197in" draw:id="id103" draw:style-name="a103" draw:transform="translate(-0.26103in -0.14598in) rotate(-1.5708) translate(1.20117in 8.99472in)" draw:name="Rectangle 110"><svg:title/><svg:desc/><text:p text:style-name="Normal"><text:span text:style-name="T369">docs2012</text:span></text:p><draw:enhanced-geometry draw:type="non-primitive" svg:viewBox="0 0 21600 21600" draw:enhanced-path="M 0 0 L 21600 0 21600 21600 0 21600 Z N"/></draw:custom-shape><draw:custom-shape svg:width="0.31259in" svg:height="0.47974in" draw:id="id104" draw:style-name="a104" draw:transform="translate(-0.15629in -0.23987in) rotate(-1.5708) translate(1.69437in 8.62026in)" draw:name="Shape 111"><svg:title/><svg:desc/><draw:enhanced-geometry draw:type="non-primitive" svg:viewBox="0 0 328460 292456" draw:enhanced-path="M ?f0 ?f0 C ?f3 ?f4 ?f5 ?f6 ?f1 ?f2 N" draw:text-areas="?f11 ?f13 ?f12 ?f14"><draw:equation draw:name="f0" draw:formula="0"/><draw:equation draw:name="f1" draw:formula="328460"/><draw:equation draw:name="f2" draw:formula="292456"/><draw:equation draw:name="f3" draw:formula="100050"/><draw:equation draw:name="f4" draw:formula="89103"/><draw:equation draw:name="f5" draw:formula="228346"/><draw:equation draw:name="f6" draw:formula="203251"/><draw:equation draw:name="f7" draw:formula="?f2 - ?f0"/><draw:equation draw:name="f8" draw:formula="?f1 - ?f0"/><draw:equation draw:name="f9" draw:formula="?f8 / 328460"/><draw:equation draw:name="f10" draw:formula="?f7 / 292456"/><draw:equation draw:name="f11" draw:formula="0 / ?f9"/><draw:equation draw:name="f12" draw:formula="328460 / ?f9"/><draw:equation draw:name="f13" draw:formula="0 / ?f10"/><draw:equation draw:name="f14" draw:formula="292456 / ?f10"/></draw:enhanced-geometry></draw:custom-shape><draw:custom-shape svg:width="0.51244in" svg:height="0.49683in" draw:id="id105" draw:style-name="a105" draw:transform="translate(-0.25622in -0.24841in) rotate(-1.5708) translate(0.25624in 7.3371in)" draw:name="Shape 112"><svg:title/><svg:desc/><draw:enhanced-geometry draw:type="non-primitive" svg:viewBox="0 0 538455 302870" draw:enhanced-path="M ?f1 ?f3 C ?f1 ?f4 ?f5 ?f2 ?f6 ?f2 ?f7 ?f2 ?f0 ?f4 ?f0 ?f3 ?f0 ?f8 ?f7 ?f0 ?f6 ?f0 ?f5 ?f0 ?f1 ?f8 ?f1 ?f3 Z N" draw:text-areas="?f13 ?f15 ?f14 ?f16"><draw:equation draw:name="f0" draw:formula="0"/><draw:equation draw:name="f1" draw:formula="538455"/><draw:equation draw:name="f2" draw:formula="302870"/><draw:equation draw:name="f3" draw:formula="151460"/><draw:equation draw:name="f4" draw:formula="235102"/><draw:equation draw:name="f5" draw:formula="417906"/><draw:equation draw:name="f6" draw:formula="269228"/><draw:equation draw:name="f7" draw:formula="120548"/><draw:equation draw:name="f8" draw:formula="67818"/><draw:equation draw:name="f9" draw:formula="?f2 - ?f0"/><draw:equation draw:name="f10" draw:formula="?f1 - ?f0"/><draw:equation draw:name="f11" draw:formula="?f10 / 538455"/><draw:equation draw:name="f12" draw:formula="?f9 / 302870"/><draw:equation draw:name="f13" draw:formula="0 / ?f11"/><draw:equation draw:name="f14" draw:formula="538455 / ?f11"/><draw:equation draw:name="f15" draw:formula="0 / ?f12"/><draw:equation draw:name="f16" draw:formula="302870 / ?f12"/></draw:enhanced-geometry></draw:custom-shape><draw:custom-shape svg:width="0.31881in" svg:height="0.29196in" draw:id="id106" draw:style-name="a106" draw:transform="translate(-0.1594in -0.14598in) rotate(-1.5708) translate(0.23823in 7.37569in)" draw:name="Rectangle 113"><svg:title/><svg:desc/><text:p text:style-name="Normal"><text:span text:style-name="T370">file14</text:span></text:p><draw:enhanced-geometry draw:type="non-primitive" svg:viewBox="0 0 21600 21600" draw:enhanced-path="M 0 0 L 21600 0 21600 21600 0 21600 Z N"/></draw:custom-shape><draw:custom-shape svg:width="0.58878in" svg:height="0.5821in" draw:id="id107" draw:style-name="a107" draw:transform="translate(-0.29439in -0.29105in) rotate(-1.5708) translate(0.72622in 7.81241in)" draw:name="Shape 114"><svg:title/><svg:desc/><draw:enhanced-geometry draw:type="non-primitive" svg:viewBox="0 0 618681 354851" draw:enhanced-path="M ?f1 ?f0 C ?f3 ?f4 ?f5 ?f6 ?f0 ?f2 N" draw:text-areas="?f11 ?f13 ?f12 ?f14"><draw:equation draw:name="f0" draw:formula="0"/><draw:equation draw:name="f1" draw:formula="618681"/><draw:equation draw:name="f2" draw:formula="354851"/><draw:equation draw:name="f3" draw:formula="435814"/><draw:equation draw:name="f4" draw:formula="104877"/><draw:equation draw:name="f5" draw:formula="175464"/><draw:equation draw:name="f6" draw:formula="254203"/><draw:equation draw:name="f7" draw:formula="?f2 - ?f0"/><draw:equation draw:name="f8" draw:formula="?f1 - ?f0"/><draw:equation draw:name="f9" draw:formula="?f8 / 618681"/><draw:equation draw:name="f10" draw:formula="?f7 / 354851"/><draw:equation draw:name="f11" draw:formula="0 / ?f9"/><draw:equation draw:name="f12" draw:formula="618681 / ?f9"/><draw:equation draw:name="f13" draw:formula="0 / ?f10"/><draw:equation draw:name="f14" draw:formula="354851 / ?f10"/></draw:enhanced-geometry></draw:custom-shape><draw:custom-shape svg:width="0.51244in" svg:height="0.49683in" draw:id="id108" draw:style-name="a108" draw:transform="translate(-0.25622in -0.24841in) rotate(-1.5708) translate(0.25624in 7.98632in)" draw:name="Shape 115"><svg:title/><svg:desc/><draw:enhanced-geometry draw:type="non-primitive" svg:viewBox="0 0 538455 302870" draw:enhanced-path="M ?f1 ?f3 C ?f1 ?f4 ?f5 ?f2 ?f6 ?f2 ?f7 ?f2 ?f0 ?f4 ?f0 ?f3 ?f0 ?f8 ?f7 ?f0 ?f6 ?f0 ?f5 ?f0 ?f1 ?f8 ?f1 ?f3 Z N" draw:text-areas="?f13 ?f15 ?f14 ?f16"><draw:equation draw:name="f0" draw:formula="0"/><draw:equation draw:name="f1" draw:formula="538455"/><draw:equation draw:name="f2" draw:formula="302870"/><draw:equation draw:name="f3" draw:formula="151460"/><draw:equation draw:name="f4" draw:formula="235102"/><draw:equation draw:name="f5" draw:formula="417957"/><draw:equation draw:name="f6" draw:formula="269228"/><draw:equation draw:name="f7" draw:formula="120548"/><draw:equation draw:name="f8" draw:formula="67818"/><draw:equation draw:name="f9" draw:formula="?f2 - ?f0"/><draw:equation draw:name="f10" draw:formula="?f1 - ?f0"/><draw:equation draw:name="f11" draw:formula="?f10 / 538455"/><draw:equation draw:name="f12" draw:formula="?f9 / 302870"/><draw:equation draw:name="f13" draw:formula="0 / ?f11"/><draw:equation draw:name="f14" draw:formula="538455 / ?f11"/><draw:equation draw:name="f15" draw:formula="0 / ?f12"/><draw:equation draw:name="f16" draw:formula="302870 / ?f12"/></draw:enhanced-geometry></draw:custom-shape><draw:custom-shape svg:width="0.31881in" svg:height="0.29196in" draw:id="id109" draw:style-name="a109" draw:transform="translate(-0.1594in -0.14598in) rotate(-1.5708) translate(0.23823in 8.02495in)" draw:name="Rectangle 116"><svg:title/><svg:desc/><text:p text:style-name="Normal"><text:span text:style-name="T371">file15</text:span></text:p><draw:enhanced-geometry draw:type="non-primitive" svg:viewBox="0 0 21600 21600" draw:enhanced-path="M 0 0 L 21600 0 21600 21600 0 21600 Z N"/></draw:custom-shape><draw:custom-shape svg:width="0.16505in" svg:height="0.48958in" draw:id="id110" draw:style-name="a110" draw:transform="translate(-0.08252in -0.24479in) rotate(-1.5708) translate(0.73634in 8.14816in)" draw:name="Shape 117"><svg:title/><svg:desc/><draw:enhanced-geometry draw:type="non-primitive" svg:viewBox="0 0 173431 298450" draw:enhanced-path="M ?f1 ?f0 C ?f3 ?f4 ?f5 ?f6 ?f0 ?f2 N" draw:text-areas="?f11 ?f13 ?f12 ?f14"><draw:equation draw:name="f0" draw:formula="0"/><draw:equation draw:name="f1" draw:formula="173431"/><draw:equation draw:name="f2" draw:formula="298450"/><draw:equation draw:name="f3" draw:formula="120548"/><draw:equation draw:name="f4" draw:formula="90983"/><draw:equation draw:name="f5" draw:formula="52680"/><draw:equation draw:name="f6" draw:formula="207823"/><draw:equation draw:name="f7" draw:formula="?f2 - ?f0"/><draw:equation draw:name="f8" draw:formula="?f1 - ?f0"/><draw:equation draw:name="f9" draw:formula="?f8 / 173431"/><draw:equation draw:name="f10" draw:formula="?f7 / 298450"/><draw:equation draw:name="f11" draw:formula="0 / ?f9"/><draw:equation draw:name="f12" draw:formula="173431 / ?f9"/><draw:equation draw:name="f13" draw:formula="0 / ?f10"/><draw:equation draw:name="f14" draw:formula="298450 / ?f10"/></draw:enhanced-geometry></draw:custom-shape><draw:custom-shape svg:width="0.51248in" svg:height="0.49683in" draw:id="id111" draw:style-name="a111" draw:transform="translate(-0.25624in -0.24841in) rotate(-1.5708) translate(0.25624in 8.63556in)" draw:name="Shape 118"><svg:title/><svg:desc/><draw:enhanced-geometry draw:type="non-primitive" svg:viewBox="0 0 538505 302870" draw:enhanced-path="M ?f1 ?f3 C ?f1 ?f4 ?f5 ?f2 ?f6 ?f2 ?f7 ?f2 ?f0 ?f4 ?f0 ?f3 ?f0 ?f8 ?f7 ?f0 ?f6 ?f0 ?f5 ?f0 ?f1 ?f8 ?f1 ?f3 Z N" draw:text-areas="?f13 ?f15 ?f14 ?f16"><draw:equation draw:name="f0" draw:formula="0"/><draw:equation draw:name="f1" draw:formula="538505"/><draw:equation draw:name="f2" draw:formula="302870"/><draw:equation draw:name="f3" draw:formula="151460"/><draw:equation draw:name="f4" draw:formula="235102"/><draw:equation draw:name="f5" draw:formula="417957"/><draw:equation draw:name="f6" draw:formula="269278"/><draw:equation draw:name="f7" draw:formula="120548"/><draw:equation draw:name="f8" draw:formula="67818"/><draw:equation draw:name="f9" draw:formula="?f2 - ?f0"/><draw:equation draw:name="f10" draw:formula="?f1 - ?f0"/><draw:equation draw:name="f11" draw:formula="?f10 / 538505"/><draw:equation draw:name="f12" draw:formula="?f9 / 302870"/><draw:equation draw:name="f13" draw:formula="0 / ?f11"/><draw:equation draw:name="f14" draw:formula="538505 / ?f11"/><draw:equation draw:name="f15" draw:formula="0 / ?f12"/><draw:equation draw:name="f16" draw:formula="302870 / ?f12"/></draw:enhanced-geometry></draw:custom-shape><draw:custom-shape svg:width="0.31881in" svg:height="0.29196in" draw:id="id112" draw:style-name="a112" draw:transform="translate(-0.1594in -0.14598in) rotate(-1.5708) translate(0.23823in 8.67417in)" draw:name="Rectangle 119"><svg:title/><svg:desc/><text:p text:style-name="Normal"><text:span text:style-name="T372">file16</text:span></text:p><draw:enhanced-geometry draw:type="non-primitive" svg:viewBox="0 0 21600 21600" draw:enhanced-path="M 0 0 L 21600 0 21600 21600 0 21600 Z N"/></draw:custom-shape><draw:custom-shape svg:width="0.16505in" svg:height="0.48958in" draw:id="id113" draw:style-name="a113" draw:transform="translate(-0.08252in -0.24479in) rotate(-1.5708) translate(0.73634in 8.47368in)" draw:name="Shape 120"><svg:title/><svg:desc/><draw:enhanced-geometry draw:type="non-primitive" svg:viewBox="0 0 173431 298450" draw:enhanced-path="M ?f0 ?f0 C ?f3 ?f4 ?f5 ?f6 ?f1 ?f2 N" draw:text-areas="?f11 ?f13 ?f12 ?f14"><draw:equation draw:name="f0" draw:formula="0"/><draw:equation draw:name="f1" draw:formula="173431"/><draw:equation draw:name="f2" draw:formula="298450"/><draw:equation draw:name="f3" draw:formula="52883"/><draw:equation draw:name="f4" draw:formula="90983"/><draw:equation draw:name="f5" draw:formula="120752"/><draw:equation draw:name="f6" draw:formula="207823"/><draw:equation draw:name="f7" draw:formula="?f2 - ?f0"/><draw:equation draw:name="f8" draw:formula="?f1 - ?f0"/><draw:equation draw:name="f9" draw:formula="?f8 / 173431"/><draw:equation draw:name="f10" draw:formula="?f7 / 298450"/><draw:equation draw:name="f11" draw:formula="0 / ?f9"/><draw:equation draw:name="f12" draw:formula="173431 / ?f9"/><draw:equation draw:name="f13" draw:formula="0 / ?f10"/><draw:equation draw:name="f14" draw:formula="298450 / ?f10"/></draw:enhanced-geometry></draw:custom-shape><draw:custom-shape svg:width="0.51245in" svg:height="0.49683in" draw:id="id114" draw:style-name="a114" draw:transform="translate(-0.25622in -0.24841in) rotate(-1.5708) translate(0.25624in 9.28479in)" draw:name="Shape 121"><svg:title/><svg:desc/><draw:enhanced-geometry draw:type="non-primitive" svg:viewBox="0 0 538467 302870" draw:enhanced-path="M ?f1 ?f3 C ?f1 ?f4 ?f5 ?f2 ?f6 ?f2 ?f7 ?f2 ?f0 ?f4 ?f0 ?f3 ?f0 ?f8 ?f7 ?f0 ?f6 ?f0 ?f5 ?f0 ?f1 ?f8 ?f1 ?f3 Z N" draw:text-areas="?f13 ?f15 ?f14 ?f16"><draw:equation draw:name="f0" draw:formula="0"/><draw:equation draw:name="f1" draw:formula="538467"/><draw:equation draw:name="f2" draw:formula="302870"/><draw:equation draw:name="f3" draw:formula="151460"/><draw:equation draw:name="f4" draw:formula="235102"/><draw:equation draw:name="f5" draw:formula="417919"/><draw:equation draw:name="f6" draw:formula="269240"/><draw:equation draw:name="f7" draw:formula="120561"/><draw:equation draw:name="f8" draw:formula="67818"/><draw:equation draw:name="f9" draw:formula="?f2 - ?f0"/><draw:equation draw:name="f10" draw:formula="?f1 - ?f0"/><draw:equation draw:name="f11" draw:formula="?f10 / 538467"/><draw:equation draw:name="f12" draw:formula="?f9 / 302870"/><draw:equation draw:name="f13" draw:formula="0 / ?f11"/><draw:equation draw:name="f14" draw:formula="538467 / ?f11"/><draw:equation draw:name="f15" draw:formula="0 / ?f12"/><draw:equation draw:name="f16" draw:formula="302870 / ?f12"/></draw:enhanced-geometry></draw:custom-shape><draw:custom-shape svg:width="0.31881in" svg:height="0.29196in" draw:id="id115" draw:style-name="a115" draw:transform="translate(-0.1594in -0.14598in) rotate(-1.5708) translate(0.23823in 9.32338in)" draw:name="Rectangle 122"><svg:title/><svg:desc/><text:p text:style-name="Normal"><text:span text:style-name="T373">file17</text:span></text:p><draw:enhanced-geometry draw:type="non-primitive" svg:viewBox="0 0 21600 21600" draw:enhanced-path="M 0 0 L 21600 0 21600 21600 0 21600 Z N"/></draw:custom-shape><draw:custom-shape svg:width="0.18045in" svg:height="0.48958in" draw:id="id116" draw:style-name="a116" draw:transform="translate(-0.09022in -0.24479in) rotate(-1.5708) translate(0.73634in 9.10789in)" draw:name="Shape 123"><svg:title/><svg:desc/><draw:enhanced-geometry draw:type="non-primitive" svg:viewBox="0 0 189611 298450" draw:enhanced-path="M ?f0 ?f0 C ?f3 ?f4 ?f5 ?f6 ?f1 ?f2 N" draw:text-areas="?f11 ?f13 ?f12 ?f14"><draw:equation draw:name="f0" draw:formula="0"/><draw:equation draw:name="f1" draw:formula="189611"/><draw:equation draw:name="f2" draw:formula="298450"/><draw:equation draw:name="f3" draw:formula="57798"/><draw:equation draw:name="f4" draw:formula="90983"/><draw:equation draw:name="f5" draw:formula="132017"/><draw:equation draw:name="f6" draw:formula="207823"/><draw:equation draw:name="f7" draw:formula="?f2 - ?f0"/><draw:equation draw:name="f8" draw:formula="?f1 - ?f0"/><draw:equation draw:name="f9" draw:formula="?f8 / 189611"/><draw:equation draw:name="f10" draw:formula="?f7 / 298450"/><draw:equation draw:name="f11" draw:formula="0 / ?f9"/><draw:equation draw:name="f12" draw:formula="189611 / ?f9"/><draw:equation draw:name="f13" draw:formula="0 / ?f10"/><draw:equation draw:name="f14" draw:formula="298450 / ?f10"/></draw:enhanced-geometry></draw:custom-shape></draw:g></text:p>
      <text:p text:style-name="P3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Mincho" svg:font-family="MS Mincho" style:font-family-generic="modern" style:font-pitch="fixed" svg:panose-1="2 2 6 9 4 2 5 8 3 4"/>
    <style:font-face style:name="Sabon-Roman" svg:font-family="Sabon-Roman" style:font-family-generic="roman"/>
    <style:font-face style:name="LucidaSans-Typewriter" svg:font-family="LucidaSans-Typewriter" style:font-family-generic="system"/>
    <style:font-face style:name="LucidaSans-TypewriterBold" svg:font-family="LucidaSans-TypewriterBold" style:font-family-generic="system"/>
    <style:font-face style:name="Sabon-Bold" svg:font-family="Sabon-Bold" style:font-family-generic="roman"/>
    <style:font-face style:name="Helvetica" svg:font-family="Helvetica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Heading" style:next-style-name="Textbody" style:default-outline-level="4">
      <style:text-properties style:font-name="Times New Roman" style:font-name-complex="Tahoma"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Heading" style:next-style-name="Textbody" style:default-outline-level="5">
      <style:text-properties style:font-name="Times New Roman" style:font-name-complex="Tahoma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PlainText" style:display-name="WW-Plain Text" style:family="paragraph" style:parent-style-name="Standard">
      <style:text-properties style:font-name="Courier New" style:font-name-complex="Courier New" fo:font-size="10pt" style:font-size-asian="10pt" style:font-size-complex="10pt" fo:hyphenate="false"/>
    </style:style>
    <text:list-style style:name="WW8Num3" style:display-name="WW8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  <text:outline-level-style text:level="5" style:num-format=""/>
    </text:outline-style>
    <style:style style:name="WW_CharLFO2LVL1" style:family="text">
      <style:text-properties fo:color="#FF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1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Brian Gray</meta:initial-creator>
    <dc:creator>ali nezhad</dc:creator>
    <meta:creation-date>2019-10-07T01:51:00Z</meta:creation-date>
    <dc:date>2019-10-10T20:47:00Z</dc:date>
    <meta:print-date>2018-10-12T12:37:00Z</meta:print-date>
    <meta:template xlink:href="Normal" xlink:type="simple"/>
    <meta:editing-cycles>37</meta:editing-cycles>
    <meta:editing-duration>PT6180S</meta:editing-duration>
    <meta:document-statistic meta:page-count="7" meta:paragraph-count="10" meta:word-count="764" meta:character-count="5114" meta:row-count="36" meta:non-whitespace-character-count="4360"/>
  </office:meta>
</office:document-meta>
</file>